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usX" svg:font-family="JuniusX" style:font-pitch="variable"/>
    <style:font-face style:name="JuniusX1" svg:font-family="JuniusX" style:font-adornments="Bold" style:font-pitch="variable"/>
    <style:font-face style:name="JuniusX3"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2" svg:font-family="JuniusX:cv01=2" style:font-pitch="variable"/>
    <style:font-face style:name="JuniusX:cv01=3" svg:font-family="JuniusX:cv01=3" style:font-pitch="variable"/>
    <style:font-face style:name="JuniusX:cv01=4" svg:font-family="JuniusX:cv01=4" style:font-pitch="variable"/>
    <style:font-face style:name="JuniusX:cv01=5" svg:font-family="JuniusX:cv01=5"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3" svg:font-family="JuniusX:cv02=3" style:font-pitch="variable"/>
    <style:font-face style:name="JuniusX:cv04=1" svg:font-family="JuniusX:cv04=1" style:font-pitch="variable"/>
    <style:font-face style:name="JuniusX:cv05" svg:font-family="JuniusX:cv05" style:font-pitch="variable"/>
    <style:font-face style:name="JuniusX:cv05=2" svg:font-family="JuniusX:cv05=2"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3" svg:font-family="JuniusX:cv07=3" style:font-pitch="variable"/>
    <style:font-face style:name="JuniusX:cv08=1" svg:font-family="JuniusX:cv08=1" style:font-pitch="variable"/>
    <style:font-face style:name="JuniusX:cv08=1&amp;smcp" svg:font-family="JuniusX:cv08=1&amp;smcp"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1&amp;ss07" svg:font-family="JuniusX:cv09=1&amp;ss07"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3" svg:font-family="JuniusX:cv13" style:font-pitch="variable"/>
    <style:font-face style:name="JuniusX:cv13=2" svg:font-family="JuniusX:cv13=2" style:font-pitch="variable"/>
    <style:font-face style:name="JuniusX:cv14" svg:font-family="JuniusX:cv14"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4" svg:font-family="JuniusX:cv24" style:font-pitch="variable"/>
    <style:font-face style:name="JuniusX:cv24=2" svg:font-family="JuniusX:cv24=2" style:font-pitch="variable"/>
    <style:font-face style:name="JuniusX:cv24=2&amp;smcp" svg:font-family="JuniusX:cv24=2&amp;smcp"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3" svg:font-family="JuniusX:cv25=3" style:font-pitch="variable"/>
    <style:font-face style:name="JuniusX:cv25=4" svg:font-family="JuniusX:cv25=4" style:font-pitch="variable"/>
    <style:font-face style:name="JuniusX:cv26" svg:font-family="JuniusX:cv26" style:font-pitch="variable"/>
    <style:font-face style:name="JuniusX:cv28=1" svg:font-family="JuniusX:cv28=1" style:font-pitch="variable"/>
    <style:font-face style:name="JuniusX:cv28=1&amp;smcp" svg:font-family="JuniusX:cv28=1&amp;smcp" style:font-pitch="variable"/>
    <style:font-face style:name="JuniusX:cv28=2" svg:font-family="JuniusX:cv28=2" style:font-pitch="variable"/>
    <style:font-face style:name="JuniusX:cv30=1" svg:font-family="JuniusX:cv30=1" style:font-pitch="variable"/>
    <style:font-face style:name="JuniusX:cv30=2" svg:font-family="JuniusX:cv30=2" style:font-pitch="variable"/>
    <style:font-face style:name="JuniusX:cv31=1" svg:font-family="JuniusX:cv31=1" style:font-pitch="variable"/>
    <style:font-face style:name="JuniusX:cv31=2" svg:font-family="JuniusX:cv31=2" style:font-pitch="variable"/>
    <style:font-face style:name="JuniusX:cv32" svg:font-family="JuniusX:cv32"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50" svg:font-family="JuniusX:cv50"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2=2" svg:font-family="JuniusX:cv52=2" style:font-pitch="variable"/>
    <style:font-face style:name="JuniusX:cv52=3" svg:font-family="JuniusX:cv52=3"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cv12&amp;dlig" svg:font-family="JuniusX:hist&amp;ss11&amp;cv12&amp;dlig" style:font-pitch="variable"/>
    <style:font-face style:name="JuniusX:hist&amp;ss11&amp;cv12&amp;hlig" svg:font-family="JuniusX:hist&amp;ss11&amp;cv12&amp;hlig" style:font-pitch="variable"/>
    <style:font-face style:name="JuniusX:hlig" svg:font-family="JuniusX:hlig" style:font-pitch="variable"/>
    <style:font-face style:name="JuniusX:hlig&amp;-calt" svg:font-family="JuniusX:hlig&amp;-calt"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hlig" svg:font-family="JuniusX:smcp&amp;hlig" style:font-pitch="variable"/>
    <style:font-face style:name="JuniusX:smcp&amp;ss07" svg:font-family="JuniusX:smcp&amp;ss07" style:font-pitch="variable"/>
    <style:font-face style:name="JuniusX:ss01" svg:font-family="JuniusX:ss01" style:font-pitch="variable"/>
    <style:font-face style:name="JuniusX:ss01&amp;hlig" svg:font-family="JuniusX:ss01&amp;hlig" style:font-pitch="variable"/>
    <style:font-face style:name="JuniusX:ss01&amp;ss17" svg:font-family="JuniusX:ss01&amp;ss17"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 svg:font-family="JuniusX:ss05" style:font-pitch="variable"/>
    <style:font-face style:name="JuniusX:ss06" svg:font-family="JuniusX:ss06" style:font-pitch="variable"/>
    <style:font-face style:name="JuniusX:ss07" svg:font-family="JuniusX:ss07" style:font-pitch="variable"/>
    <style:font-face style:name="JuniusX:ss08" svg:font-family="JuniusX:ss08" style:font-pitch="variable"/>
    <style:font-face style:name="JuniusX:ss11" svg:font-family="JuniusX:ss11" style:font-pitch="variable"/>
    <style:font-face style:name="JuniusX:ss11&amp;hlig" svg:font-family="JuniusX:ss11&amp;hlig"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69b8a" officeooo:paragraph-rsid="00069b8a"/>
    </style:style>
    <style:style style:name="P2" style:family="paragraph" style:parent-style-name="Standard">
      <style:text-properties style:font-name="JuniusX" officeooo:rsid="00069b8a" officeooo:paragraph-rsid="00069b8a"/>
    </style:style>
    <style:style style:name="P3" style:family="paragraph" style:parent-style-name="Standard">
      <style:text-properties style:font-name="JuniusX" officeooo:rsid="000b5cc7" officeooo:paragraph-rsid="000b5cc7"/>
    </style:style>
    <style:style style:name="P4" style:family="paragraph" style:parent-style-name="Standard">
      <style:text-properties style:font-name="JuniusX" officeooo:rsid="000c028c" officeooo:paragraph-rsid="000c028c"/>
    </style:style>
    <style:style style:name="P5" style:family="paragraph" style:parent-style-name="Standard">
      <style:text-properties style:font-name="JuniusX" officeooo:rsid="0016a143" officeooo:paragraph-rsid="0016a143"/>
    </style:style>
    <style:style style:name="P6" style:family="paragraph" style:parent-style-name="Standard">
      <style:text-properties style:font-name="JuniusX" officeooo:rsid="0012aefd" officeooo:paragraph-rsid="0012aefd"/>
    </style:style>
    <style:style style:name="P7" style:family="paragraph" style:parent-style-name="Standard">
      <style:text-properties style:font-name="JuniusX" officeooo:rsid="001abfc7" officeooo:paragraph-rsid="001abfc7"/>
    </style:style>
    <style:style style:name="P8" style:family="paragraph" style:parent-style-name="Standard">
      <style:text-properties style:font-name="JuniusX" officeooo:rsid="001abfc7" officeooo:paragraph-rsid="00550f15"/>
    </style:style>
    <style:style style:name="P9" style:family="paragraph" style:parent-style-name="Standard">
      <style:text-properties style:font-name="JuniusX" fo:font-size="14pt" officeooo:rsid="0058f43f" officeooo:paragraph-rsid="0058f43f"/>
    </style:style>
    <style:style style:name="P10" style:family="paragraph" style:parent-style-name="Standard">
      <style:text-properties officeooo:paragraph-rsid="000d2b7c"/>
    </style:style>
    <style:style style:name="P11" style:family="paragraph" style:parent-style-name="Standard">
      <style:text-properties officeooo:rsid="000f34a1" officeooo:paragraph-rsid="000f34a1"/>
    </style:style>
    <style:style style:name="P12" style:family="paragraph" style:parent-style-name="Standard">
      <style:text-properties officeooo:rsid="00101d9d" officeooo:paragraph-rsid="00101d9d"/>
    </style:style>
    <style:style style:name="P13" style:family="paragraph" style:parent-style-name="Standard">
      <style:text-properties officeooo:rsid="00101d9d" officeooo:paragraph-rsid="00aca23e"/>
    </style:style>
    <style:style style:name="P14" style:family="paragraph" style:parent-style-name="Standard">
      <style:text-properties officeooo:rsid="0010ee1e" officeooo:paragraph-rsid="0010ee1e"/>
    </style:style>
    <style:style style:name="P15" style:family="paragraph" style:parent-style-name="Standard">
      <style:text-properties officeooo:paragraph-rsid="0010ee1e"/>
    </style:style>
    <style:style style:name="P16" style:family="paragraph" style:parent-style-name="Standard">
      <style:text-properties officeooo:rsid="0012aefd" officeooo:paragraph-rsid="0012aefd"/>
    </style:style>
    <style:style style:name="P17" style:family="paragraph" style:parent-style-name="Standard">
      <style:text-properties officeooo:rsid="0012aefd" officeooo:paragraph-rsid="0095e9fa"/>
    </style:style>
    <style:style style:name="P18" style:family="paragraph" style:parent-style-name="Standard">
      <style:text-properties officeooo:rsid="001521aa" officeooo:paragraph-rsid="001521aa"/>
    </style:style>
    <style:style style:name="P19" style:family="paragraph" style:parent-style-name="Standard">
      <style:text-properties officeooo:rsid="001d3c37" officeooo:paragraph-rsid="001d3c37"/>
    </style:style>
    <style:style style:name="P20" style:family="paragraph" style:parent-style-name="Standard">
      <style:text-properties officeooo:paragraph-rsid="001f7b7d"/>
    </style:style>
    <style:style style:name="P21" style:family="paragraph" style:parent-style-name="Standard">
      <style:text-properties officeooo:rsid="0022fd71" officeooo:paragraph-rsid="0022fd71"/>
    </style:style>
    <style:style style:name="P22" style:family="paragraph" style:parent-style-name="Standard">
      <style:text-properties officeooo:paragraph-rsid="0022fd71"/>
    </style:style>
    <style:style style:name="P23" style:family="paragraph" style:parent-style-name="Standard">
      <style:text-properties officeooo:rsid="00235256" officeooo:paragraph-rsid="00235256"/>
    </style:style>
    <style:style style:name="P24" style:family="paragraph" style:parent-style-name="Standard">
      <style:text-properties officeooo:rsid="00240db3" officeooo:paragraph-rsid="00240db3"/>
    </style:style>
    <style:style style:name="P25" style:family="paragraph" style:parent-style-name="Standard">
      <style:text-properties officeooo:rsid="002497c6" officeooo:paragraph-rsid="002497c6"/>
    </style:style>
    <style:style style:name="P26" style:family="paragraph" style:parent-style-name="Standard">
      <style:text-properties officeooo:paragraph-rsid="0025cf0d"/>
    </style:style>
    <style:style style:name="P27" style:family="paragraph" style:parent-style-name="Standard">
      <style:text-properties officeooo:rsid="0026f3b3" officeooo:paragraph-rsid="0026f3b3"/>
    </style:style>
    <style:style style:name="P28" style:family="paragraph" style:parent-style-name="Standard">
      <style:text-properties officeooo:rsid="0029fb72" officeooo:paragraph-rsid="0029fb72"/>
    </style:style>
    <style:style style:name="P29" style:family="paragraph" style:parent-style-name="Standard">
      <style:text-properties officeooo:rsid="002ba271" officeooo:paragraph-rsid="002ba271"/>
    </style:style>
    <style:style style:name="P30" style:family="paragraph" style:parent-style-name="Standard">
      <style:text-properties officeooo:rsid="002d5612" officeooo:paragraph-rsid="002d5612"/>
    </style:style>
    <style:style style:name="P31" style:family="paragraph" style:parent-style-name="Standard">
      <style:text-properties officeooo:rsid="002de908" officeooo:paragraph-rsid="002de908"/>
    </style:style>
    <style:style style:name="P32" style:family="paragraph" style:parent-style-name="Standard">
      <style:text-properties officeooo:rsid="003018e3" officeooo:paragraph-rsid="003018e3"/>
    </style:style>
    <style:style style:name="P33" style:family="paragraph" style:parent-style-name="Standard">
      <style:text-properties officeooo:rsid="00316ff8" officeooo:paragraph-rsid="00316ff8"/>
    </style:style>
    <style:style style:name="P34" style:family="paragraph" style:parent-style-name="Standard">
      <style:text-properties officeooo:rsid="0032725c" officeooo:paragraph-rsid="0032725c"/>
    </style:style>
    <style:style style:name="P35" style:family="paragraph" style:parent-style-name="Standard">
      <style:text-properties officeooo:rsid="00342c7a" officeooo:paragraph-rsid="00342c7a"/>
    </style:style>
    <style:style style:name="P36" style:family="paragraph" style:parent-style-name="Standard">
      <style:text-properties officeooo:rsid="00360fd2" officeooo:paragraph-rsid="00360fd2"/>
    </style:style>
    <style:style style:name="P37" style:family="paragraph" style:parent-style-name="Standard">
      <style:text-properties officeooo:paragraph-rsid="001c72fa"/>
    </style:style>
    <style:style style:name="P38" style:family="paragraph" style:parent-style-name="Standard">
      <style:text-properties officeooo:rsid="004c8ed2" officeooo:paragraph-rsid="004c8ed2"/>
    </style:style>
    <style:style style:name="P39" style:family="paragraph" style:parent-style-name="Standard">
      <style:text-properties officeooo:rsid="00299cd9" officeooo:paragraph-rsid="00299cd9"/>
    </style:style>
    <style:style style:name="P40" style:family="paragraph" style:parent-style-name="Standard">
      <style:text-properties officeooo:paragraph-rsid="005959af"/>
    </style:style>
    <style:style style:name="P41" style:family="paragraph" style:parent-style-name="Standard">
      <style:text-properties officeooo:paragraph-rsid="00666dbf"/>
    </style:style>
    <style:style style:name="P42" style:family="paragraph" style:parent-style-name="Standard">
      <style:text-properties officeooo:paragraph-rsid="001521aa"/>
    </style:style>
    <style:style style:name="P43" style:family="paragraph" style:parent-style-name="Standard">
      <style:text-properties officeooo:paragraph-rsid="008fa740"/>
    </style:style>
    <style:style style:name="P44" style:family="paragraph" style:parent-style-name="Standard">
      <style:text-properties officeooo:paragraph-rsid="00953ddf"/>
    </style:style>
    <style:style style:name="P45" style:family="paragraph" style:parent-style-name="Standard">
      <style:text-properties officeooo:paragraph-rsid="003b9e9e"/>
    </style:style>
    <style:style style:name="P46" style:family="paragraph" style:parent-style-name="Standard">
      <style:text-properties officeooo:paragraph-rsid="000ebddd"/>
    </style:style>
    <style:style style:name="P47" style:family="paragraph" style:parent-style-name="Standard">
      <style:text-properties officeooo:paragraph-rsid="00a6be6c"/>
    </style:style>
    <style:style style:name="P48" style:family="paragraph" style:parent-style-name="Standard">
      <style:text-properties officeooo:rsid="002d2f2c" officeooo:paragraph-rsid="002d2f2c"/>
    </style:style>
    <style:style style:name="P49" style:family="paragraph" style:parent-style-name="Standard">
      <style:text-properties officeooo:paragraph-rsid="00cbb540"/>
    </style:style>
    <style:style style:name="P50" style:family="paragraph" style:parent-style-name="Standard">
      <style:text-properties officeooo:paragraph-rsid="00b89355"/>
    </style:style>
    <style:style style:name="P51" style:family="paragraph" style:parent-style-name="Standard">
      <style:text-properties officeooo:paragraph-rsid="00d13e65"/>
    </style:style>
    <style:style style:name="P52" style:family="paragraph" style:parent-style-name="Standard">
      <style:text-properties officeooo:paragraph-rsid="0051e39c"/>
    </style:style>
    <style:style style:name="P53" style:family="paragraph" style:parent-style-name="Standard">
      <style:text-properties style:font-name="JuniusX3" fo:font-size="14pt" officeooo:rsid="0103ebd9" officeooo:paragraph-rsid="0103ebd9"/>
    </style:style>
    <style:style style:name="P54" style:family="paragraph" style:parent-style-name="Standard">
      <style:text-properties officeooo:paragraph-rsid="0023cc65"/>
    </style:style>
    <style:style style:name="P55" style:family="paragraph" style:parent-style-name="Standard">
      <style:text-properties officeooo:paragraph-rsid="0016a143"/>
    </style:style>
    <style:style style:name="P56" style:family="paragraph" style:parent-style-name="Standard">
      <style:text-properties officeooo:paragraph-rsid="012832eb"/>
    </style:style>
    <style:style style:name="P57" style:family="paragraph" style:parent-style-name="Standard">
      <style:paragraph-properties fo:margin-left="0.4925in" fo:margin-right="0in" fo:text-indent="0in" style:auto-text-indent="false"/>
      <style:text-properties officeooo:rsid="00069b8a" officeooo:paragraph-rsid="00069b8a"/>
    </style:style>
    <style:style style:name="P58" style:family="paragraph" style:parent-style-name="Standard">
      <style:paragraph-properties fo:margin-left="0.4925in" fo:margin-right="0in" fo:text-indent="0in" style:auto-text-indent="false"/>
      <style:text-properties style:font-name="JuniusX" officeooo:rsid="000c028c" officeooo:paragraph-rsid="000c028c"/>
    </style:style>
    <style:style style:name="P59" style:family="paragraph" style:parent-style-name="Standard">
      <style:paragraph-properties fo:margin-left="0.4925in" fo:margin-right="0in" fo:text-indent="0in" style:auto-text-indent="false"/>
      <style:text-properties officeooo:paragraph-rsid="00069b8a"/>
    </style:style>
    <style:style style:name="P60" style:family="paragraph" style:parent-style-name="Index_20_Entry">
      <style:text-properties officeooo:rsid="00a6767e" officeooo:paragraph-rsid="00a6767e"/>
    </style:style>
    <style:style style:name="P61" style:family="paragraph" style:parent-style-name="Index_20_Entry">
      <style:text-properties officeooo:rsid="00a9b80a" officeooo:paragraph-rsid="00a9b80a"/>
    </style:style>
    <style:style style:name="P62" style:family="paragraph" style:parent-style-name="Index_20_Entry">
      <style:text-properties officeooo:rsid="00bc2d40" officeooo:paragraph-rsid="00bc2d40"/>
    </style:style>
    <style:style style:name="P63" style:family="paragraph" style:parent-style-name="Index_20_Entry">
      <style:text-properties officeooo:rsid="00bcf06e" officeooo:paragraph-rsid="00bcf06e"/>
    </style:style>
    <style:style style:name="P64" style:family="paragraph" style:parent-style-name="Index_20_Entry">
      <style:text-properties officeooo:rsid="01054b2c" officeooo:paragraph-rsid="01054b2c"/>
    </style:style>
    <style:style style:name="P65" style:family="paragraph" style:parent-style-name="Index_20_Entry">
      <style:text-properties officeooo:rsid="01065f14" officeooo:paragraph-rsid="01065f14"/>
    </style:style>
    <style:style style:name="P66" style:family="paragraph" style:parent-style-name="Index_20_Entry">
      <style:text-properties officeooo:rsid="012b465d" officeooo:paragraph-rsid="012b465d"/>
    </style:style>
    <style:style style:name="P67" style:family="paragraph" style:parent-style-name="Standard">
      <style:paragraph-properties fo:margin-left="0in" fo:margin-right="0in" fo:text-indent="0in" style:auto-text-indent="false"/>
      <style:text-properties style:font-name="JuniusX" officeooo:rsid="00a6be6c" officeooo:paragraph-rsid="00a6be6c"/>
    </style:style>
    <style:style style:name="P68" style:family="paragraph" style:parent-style-name="CharCodes">
      <style:text-properties officeooo:paragraph-rsid="00e67000"/>
    </style:style>
    <style:style style:name="P69" style:family="paragraph" style:parent-style-name="CharCodes">
      <style:text-properties officeooo:paragraph-rsid="00ea6c76"/>
    </style:style>
    <style:style style:name="P70" style:family="paragraph" style:parent-style-name="CharCodes">
      <style:text-properties officeooo:paragraph-rsid="00e4e3f3" fo:background-color="#ffa6a6"/>
    </style:style>
    <style:style style:name="P71" style:family="paragraph" style:parent-style-name="CharCodes">
      <style:text-properties officeooo:paragraph-rsid="00f8fb6c" fo:background-color="#ffa6a6"/>
    </style:style>
    <style:style style:name="P72" style:family="paragraph" style:parent-style-name="CharCodes">
      <style:text-properties officeooo:paragraph-rsid="00f9d5e3" fo:background-color="#ffa6a6"/>
    </style:style>
    <style:style style:name="P73" style:family="paragraph" style:parent-style-name="CharCodes">
      <style:text-properties officeooo:paragraph-rsid="00fb2eb4" fo:background-color="#ffa6a6"/>
    </style:style>
    <style:style style:name="P74" style:family="paragraph" style:parent-style-name="CharCodes">
      <style:text-properties officeooo:paragraph-rsid="00f8fb6c"/>
    </style:style>
    <style:style style:name="P75" style:family="paragraph" style:parent-style-name="CharCodes">
      <style:text-properties officeooo:paragraph-rsid="00f9d5e3"/>
    </style:style>
    <style:style style:name="P76" style:family="paragraph" style:parent-style-name="CharCodes">
      <style:text-properties officeooo:paragraph-rsid="00f9d5e3" fo:background-color="transparent"/>
    </style:style>
    <style:style style:name="P77" style:family="paragraph" style:parent-style-name="CharCodes">
      <style:text-properties officeooo:paragraph-rsid="00fb2eb4"/>
    </style:style>
    <style:style style:name="P78" style:family="paragraph" style:parent-style-name="Standard">
      <style:paragraph-properties fo:margin-top="0in" fo:margin-bottom="0.0799in" style:contextual-spacing="false"/>
      <style:text-properties officeooo:paragraph-rsid="010213d8"/>
    </style:style>
    <style:style style:name="P79" style:family="paragraph" style:parent-style-name="Standard">
      <style:paragraph-properties fo:margin-top="0in" fo:margin-bottom="0.0799in" style:contextual-spacing="false"/>
      <style:text-properties officeooo:paragraph-rsid="010b1057"/>
    </style:style>
    <style:style style:name="P80" style:family="paragraph" style:parent-style-name="Heading_20_2">
      <style:text-properties officeooo:paragraph-rsid="006dc704"/>
    </style:style>
    <style:style style:name="P81" style:family="paragraph" style:parent-style-name="Heading_20_2">
      <style:text-properties officeooo:paragraph-rsid="004c8ed2"/>
    </style:style>
    <style:style style:name="P82" style:family="paragraph" style:parent-style-name="Heading_20_2">
      <style:text-properties officeooo:paragraph-rsid="0058f43f"/>
    </style:style>
    <style:style style:name="P83" style:family="paragraph" style:parent-style-name="Heading_20_2">
      <style:text-properties officeooo:rsid="012832eb" officeooo:paragraph-rsid="012832eb"/>
    </style:style>
    <style:style style:name="T1" style:family="text">
      <style:text-properties style:font-name="JuniusX:nalt=1"/>
    </style:style>
    <style:style style:name="T2" style:family="text">
      <style:text-properties style:font-name="JuniusX:nalt=1" officeooo:rsid="008d35d0"/>
    </style:style>
    <style:style style:name="T3" style:family="text">
      <style:text-properties style:font-name="JuniusX:nalt=1" officeooo:rsid="008ddb51"/>
    </style:style>
    <style:style style:name="T4" style:family="text">
      <style:text-properties style:font-name="JuniusX:nalt=2" officeooo:rsid="00069b8a"/>
    </style:style>
    <style:style style:name="T5" style:family="text">
      <style:text-properties style:font-name="JuniusX:nalt=2" fo:font-size="14pt" officeooo:rsid="008d35d0"/>
    </style:style>
    <style:style style:name="T6" style:family="text">
      <style:text-properties style:font-name="JuniusX:nalt=2" officeooo:rsid="008ddb51"/>
    </style:style>
    <style:style style:name="T7" style:family="text">
      <style:text-properties style:font-name="JuniusX:nalt=3" officeooo:rsid="00069b8a"/>
    </style:style>
    <style:style style:name="T8" style:family="text">
      <style:text-properties style:font-name="JuniusX:nalt=3" officeooo:rsid="008ddb51"/>
    </style:style>
    <style:style style:name="T9" style:family="text">
      <style:text-properties style:font-name="JuniusX:nalt=3" fo:font-size="14pt" officeooo:rsid="008ddb51"/>
    </style:style>
    <style:style style:name="T10" style:family="text">
      <style:text-properties style:font-name="JuniusX:nalt=4" officeooo:rsid="00069b8a"/>
    </style:style>
    <style:style style:name="T11" style:family="text">
      <style:text-properties style:font-name="JuniusX:nalt=4" fo:font-size="14pt" officeooo:rsid="008ddb51"/>
    </style:style>
    <style:style style:name="T12" style:family="text">
      <style:text-properties style:font-name="JuniusX:nalt=4" officeooo:rsid="008ddb51"/>
    </style:style>
    <style:style style:name="T13" style:family="text">
      <style:text-properties style:font-name="JuniusX:nalt=5"/>
    </style:style>
    <style:style style:name="T14" style:family="text">
      <style:text-properties style:font-name="JuniusX:nalt=5" officeooo:rsid="008ddb51"/>
    </style:style>
    <style:style style:name="T15" style:family="text">
      <style:text-properties style:font-name="JuniusX:onum&amp;tnum"/>
    </style:style>
    <style:style style:name="T16" style:family="text">
      <style:text-properties style:font-name="JuniusX:onum&amp;tnum" officeooo:rsid="003fa184"/>
    </style:style>
    <style:style style:name="T17" style:family="text">
      <style:text-properties style:font-name="JuniusX:onum"/>
    </style:style>
    <style:style style:name="T18" style:family="text">
      <style:text-properties style:font-name="JuniusX:onum" officeooo:rsid="003fa184"/>
    </style:style>
    <style:style style:name="T19" style:family="text">
      <style:text-properties style:font-name="JuniusX:onum&amp;pnum"/>
    </style:style>
    <style:style style:name="T20" style:family="text">
      <style:text-properties style:font-name="JuniusX:onum&amp;pnum" officeooo:rsid="003fa184"/>
    </style:style>
    <style:style style:name="T21" style:family="text">
      <style:text-properties style:font-name="JuniusX:onum&amp;pnum" officeooo:rsid="00069b8a"/>
    </style:style>
    <style:style style:name="T22" style:family="text">
      <style:text-properties style:font-name="JuniusX:onum&amp;pnum" officeooo:rsid="008fa740"/>
    </style:style>
    <style:style style:name="T23" style:family="text">
      <style:text-properties style:font-name="JuniusX:pnum"/>
    </style:style>
    <style:style style:name="T24" style:family="text">
      <style:text-properties style:font-name="JuniusX:pnum" officeooo:rsid="00069b8a"/>
    </style:style>
    <style:style style:name="T25" style:family="text">
      <style:text-properties style:font-name="JuniusX:pnum" officeooo:rsid="003fa184"/>
    </style:style>
    <style:style style:name="T26" style:family="text">
      <style:text-properties officeooo:rsid="000a07c2"/>
    </style:style>
    <style:style style:name="T27" style:family="text">
      <style:text-properties style:font-name="JuniusX:c2sc" officeooo:rsid="000a07c2"/>
    </style:style>
    <style:style style:name="T28" style:family="text">
      <style:text-properties style:font-name="JuniusX:smcp"/>
    </style:style>
    <style:style style:name="T29" style:family="text">
      <style:text-properties style:font-name="JuniusX:smcp" officeooo:rsid="000a07c2"/>
    </style:style>
    <style:style style:name="T30" style:family="text">
      <style:text-properties style:font-name="JuniusX:smcp" fo:font-size="14pt" officeooo:rsid="00a6be6c"/>
    </style:style>
    <style:style style:name="T31" style:family="text">
      <style:text-properties style:font-name="JuniusX:smcp" officeooo:rsid="00aca23e"/>
    </style:style>
    <style:style style:name="T32" style:family="text">
      <style:text-properties style:font-name="JuniusX:smcp" fo:font-weight="bold" style:font-weight-asian="bold" style:font-weight-complex="bold"/>
    </style:style>
    <style:style style:name="T33" style:family="text">
      <style:text-properties style:font-name="JuniusX:smcp" officeooo:rsid="00b89355"/>
    </style:style>
    <style:style style:name="T34" style:family="text">
      <style:text-properties style:font-name="JuniusX:smcp" officeooo:rsid="01045ed8"/>
    </style:style>
    <style:style style:name="T35" style:family="text">
      <style:text-properties style:font-name="JuniusX:smcp" officeooo:rsid="0124d6e9"/>
    </style:style>
    <style:style style:name="T36" style:family="text">
      <style:text-properties style:font-name="JuniusX"/>
    </style:style>
    <style:style style:name="T37" style:family="text">
      <style:text-properties style:font-name="JuniusX" officeooo:rsid="000a07c2"/>
    </style:style>
    <style:style style:name="T38" style:family="text">
      <style:text-properties style:font-name="JuniusX" officeooo:rsid="000d2b7c"/>
    </style:style>
    <style:style style:name="T39" style:family="text">
      <style:text-properties style:font-name="JuniusX" officeooo:rsid="0010ee1e"/>
    </style:style>
    <style:style style:name="T40" style:family="text">
      <style:text-properties style:font-name="JuniusX" officeooo:rsid="001957de"/>
    </style:style>
    <style:style style:name="T41" style:family="text">
      <style:text-properties style:font-name="JuniusX" officeooo:rsid="00360fd2"/>
    </style:style>
    <style:style style:name="T42" style:family="text">
      <style:text-properties style:font-name="JuniusX" officeooo:rsid="00484885"/>
    </style:style>
    <style:style style:name="T43" style:family="text">
      <style:text-properties style:font-name="JuniusX" officeooo:rsid="004c8ed2"/>
    </style:style>
    <style:style style:name="T44" style:family="text">
      <style:text-properties style:font-name="JuniusX" fo:font-size="14pt"/>
    </style:style>
    <style:style style:name="T45" style:family="text">
      <style:text-properties style:font-name="JuniusX" fo:font-size="14pt" officeooo:rsid="004c8ed2"/>
    </style:style>
    <style:style style:name="T46" style:family="text">
      <style:text-properties style:font-name="JuniusX" fo:font-size="14pt" officeooo:rsid="0051e39c"/>
    </style:style>
    <style:style style:name="T47" style:family="text">
      <style:text-properties style:font-name="JuniusX" fo:font-size="14pt" style:font-size-asian="14pt" style:font-size-complex="14pt"/>
    </style:style>
    <style:style style:name="T48" style:family="text">
      <style:text-properties style:font-name="JuniusX" fo:font-size="14pt" officeooo:rsid="006d52eb" style:font-size-asian="14pt" style:font-size-complex="14pt"/>
    </style:style>
    <style:style style:name="T49" style:family="text">
      <style:text-properties style:font-name="JuniusX" fo:font-size="14pt" officeooo:rsid="005e3da2"/>
    </style:style>
    <style:style style:name="T50" style:family="text">
      <style:text-properties style:font-name="JuniusX" fo:font-size="14pt" officeooo:rsid="00738961"/>
    </style:style>
    <style:style style:name="T51" style:family="text">
      <style:text-properties style:font-name="JuniusX" fo:font-size="14pt" officeooo:rsid="0074ed22"/>
    </style:style>
    <style:style style:name="T52" style:family="text">
      <style:text-properties style:font-name="JuniusX" fo:font-size="14pt" officeooo:rsid="0037cf74"/>
    </style:style>
    <style:style style:name="T53" style:family="text">
      <style:text-properties style:font-name="JuniusX" fo:font-size="14pt" officeooo:rsid="007d5e84"/>
    </style:style>
    <style:style style:name="T54" style:family="text">
      <style:text-properties style:font-name="JuniusX" fo:font-size="14pt" officeooo:rsid="00953ddf"/>
    </style:style>
    <style:style style:name="T55" style:family="text">
      <style:text-properties style:font-name="JuniusX" fo:font-size="14pt" officeooo:rsid="00a6767e"/>
    </style:style>
    <style:style style:name="T56" style:family="text">
      <style:text-properties style:font-name="JuniusX" fo:font-size="14pt" officeooo:rsid="00a6be6c"/>
    </style:style>
    <style:style style:name="T57" style:family="text">
      <style:text-properties style:font-name="JuniusX" fo:font-size="14pt" officeooo:rsid="00a9b80a"/>
    </style:style>
    <style:style style:name="T58" style:family="text">
      <style:text-properties style:font-name="JuniusX" fo:font-size="14pt" officeooo:rsid="00b2bda2"/>
    </style:style>
    <style:style style:name="T59" style:family="text">
      <style:text-properties style:font-name="JuniusX" fo:font-size="14pt" officeooo:rsid="00cf3b38"/>
    </style:style>
    <style:style style:name="T60" style:family="text">
      <style:text-properties style:font-name="JuniusX" fo:font-size="14pt" officeooo:rsid="012832eb"/>
    </style:style>
    <style:style style:name="T61" style:family="text">
      <style:text-properties style:font-name="JuniusX" fo:font-size="14pt" officeooo:rsid="012bfeed"/>
    </style:style>
    <style:style style:name="T62" style:family="text">
      <style:text-properties style:font-name="JuniusX" officeooo:rsid="004eb100"/>
    </style:style>
    <style:style style:name="T63" style:family="text">
      <style:text-properties style:font-name="JuniusX" officeooo:rsid="0051e39c"/>
    </style:style>
    <style:style style:name="T64" style:family="text">
      <style:text-properties style:font-name="JuniusX" officeooo:rsid="005f947d"/>
    </style:style>
    <style:style style:name="T65" style:family="text">
      <style:text-properties style:font-name="JuniusX" officeooo:rsid="002e2638"/>
    </style:style>
    <style:style style:name="T66" style:family="text">
      <style:text-properties style:font-name="JuniusX" officeooo:rsid="005c509d"/>
    </style:style>
    <style:style style:name="T67" style:family="text">
      <style:text-properties style:font-name="JuniusX" officeooo:rsid="001521aa"/>
    </style:style>
    <style:style style:name="T68" style:family="text">
      <style:text-properties style:font-name="JuniusX" officeooo:rsid="0081de80"/>
    </style:style>
    <style:style style:name="T69" style:family="text">
      <style:text-properties style:font-name="JuniusX" officeooo:rsid="008fa740"/>
    </style:style>
    <style:style style:name="T70" style:family="text">
      <style:text-properties style:font-name="JuniusX" officeooo:rsid="00953ddf"/>
    </style:style>
    <style:style style:name="T71" style:family="text">
      <style:text-properties style:font-name="JuniusX" officeooo:rsid="00101d9d"/>
    </style:style>
    <style:style style:name="T72" style:family="text">
      <style:text-properties style:font-name="JuniusX" officeooo:rsid="00a6767e"/>
    </style:style>
    <style:style style:name="T73" style:family="text">
      <style:text-properties style:font-name="JuniusX" officeooo:rsid="00a6be6c"/>
    </style:style>
    <style:style style:name="T74" style:family="text">
      <style:text-properties style:font-name="JuniusX" officeooo:rsid="000ebddd"/>
    </style:style>
    <style:style style:name="T75" style:family="text">
      <style:text-properties style:font-name="JuniusX" fo:language="zxx" fo:country="none" style:language-asian="zxx" style:country-asian="none" style:language-complex="zxx" style:country-complex="none"/>
    </style:style>
    <style:style style:name="T76" style:family="text">
      <style:text-properties style:font-name="JuniusX" officeooo:rsid="00aca23e"/>
    </style:style>
    <style:style style:name="T77" style:family="text">
      <style:text-properties style:font-name="JuniusX" officeooo:rsid="00ad314c"/>
    </style:style>
    <style:style style:name="T78" style:family="text">
      <style:text-properties style:font-name="JuniusX" officeooo:rsid="00ae905b"/>
    </style:style>
    <style:style style:name="T79" style:family="text">
      <style:text-properties style:font-name="JuniusX" officeooo:rsid="00b2cb56"/>
    </style:style>
    <style:style style:name="T80" style:family="text">
      <style:text-properties style:font-name="JuniusX" officeooo:rsid="00bcf06e"/>
    </style:style>
    <style:style style:name="T81" style:family="text">
      <style:text-properties style:font-name="JuniusX" officeooo:rsid="00d13e65"/>
    </style:style>
    <style:style style:name="T82" style:family="text">
      <style:text-properties style:font-name="JuniusX" officeooo:rsid="0016a143"/>
    </style:style>
    <style:style style:name="T83" style:family="text">
      <style:text-properties style:font-name="JuniusX" officeooo:rsid="0124d6e9"/>
    </style:style>
    <style:style style:name="T84" style:family="text">
      <style:text-properties style:font-name="JuniusX" officeooo:rsid="01256cf0"/>
    </style:style>
    <style:style style:name="T85" style:family="text">
      <style:text-properties style:font-name="JuniusX:pcap" officeooo:rsid="000a07c2"/>
    </style:style>
    <style:style style:name="T86" style:family="text">
      <style:text-properties style:font-name="JuniusX:case" officeooo:rsid="000a07c2"/>
    </style:style>
    <style:style style:name="T87" style:family="text">
      <style:text-properties style:font-name="JuniusX:case" officeooo:rsid="005c509d"/>
    </style:style>
    <style:style style:name="T88" style:family="text">
      <style:text-properties style:font-name="JuniusX:zero" officeooo:rsid="000a07c2"/>
    </style:style>
    <style:style style:name="T89" style:family="text">
      <style:text-properties style:font-name="JuniusX:zero&amp;pnum" officeooo:rsid="000a07c2"/>
    </style:style>
    <style:style style:name="T90" style:family="text">
      <style:text-properties style:font-name="JuniusX:zero&amp;onum" officeooo:rsid="000a07c2"/>
    </style:style>
    <style:style style:name="T91" style:family="text">
      <style:text-properties style:font-name="JuniusX:zero&amp;onum&amp;pnum" officeooo:rsid="000a07c2"/>
    </style:style>
    <style:style style:name="T92" style:family="text">
      <style:text-properties style:font-name="JuniusX:zero&amp;sups" officeooo:rsid="000a07c2"/>
    </style:style>
    <style:style style:name="T93" style:family="text">
      <style:text-properties style:font-name="JuniusX:zero&amp;subs" officeooo:rsid="000a07c2"/>
    </style:style>
    <style:style style:name="T94" style:family="text">
      <style:text-properties style:font-name="JuniusX:zero&amp;onum&amp;pnum&amp;subs" officeooo:rsid="000a07c2"/>
    </style:style>
    <style:style style:name="T95" style:family="text">
      <style:text-properties style:font-name="JuniusX:zero&amp;onum&amp;pnum&amp;sups" officeooo:rsid="000a07c2"/>
    </style:style>
    <style:style style:name="T96" style:family="text">
      <style:text-properties style:font-name="JuniusX:sups"/>
    </style:style>
    <style:style style:name="T97" style:family="text">
      <style:text-properties style:font-name="JuniusX:pnum&amp;onum&amp;sups"/>
    </style:style>
    <style:style style:name="T98" style:family="text">
      <style:text-properties style:font-name="JuniusX:subs"/>
    </style:style>
    <style:style style:name="T99" style:family="text">
      <style:text-properties style:font-name="JuniusX:pnum&amp;onum&amp;subs"/>
    </style:style>
    <style:style style:name="T100" style:family="text">
      <style:text-properties style:font-name="JuniusX:ornm=1"/>
    </style:style>
    <style:style style:name="T101" style:family="text">
      <style:text-properties style:font-name="JuniusX:ornm=2"/>
    </style:style>
    <style:style style:name="T102" style:family="text">
      <style:text-properties style:font-name="JuniusX:ornm=3"/>
    </style:style>
    <style:style style:name="T103" style:family="text">
      <style:text-properties style:font-name="JuniusX:ornm=4"/>
    </style:style>
    <style:style style:name="T104" style:family="text">
      <style:text-properties style:font-name="JuniusX:ornm"/>
    </style:style>
    <style:style style:name="T105" style:family="text">
      <style:text-properties style:font-name="JuniusX:ss01" officeooo:rsid="000d2b7c"/>
    </style:style>
    <style:style style:name="T106" style:family="text">
      <style:text-properties style:font-name="JuniusX:ss01" officeooo:rsid="01291548"/>
    </style:style>
    <style:style style:name="T107" style:family="text">
      <style:text-properties style:font-name="JuniusX:ss01" fo:font-weight="bold" officeooo:rsid="01291548" style:font-weight-asian="bold" style:font-weight-complex="bold"/>
    </style:style>
    <style:style style:name="T108" style:family="text">
      <style:text-properties style:font-name="JuniusX:ss02" officeooo:rsid="000ebddd"/>
    </style:style>
    <style:style style:name="T109" style:family="text">
      <style:text-properties style:font-name="JuniusX:hist"/>
    </style:style>
    <style:style style:name="T110" style:family="text">
      <style:text-properties style:font-name="JuniusX:hist" officeooo:rsid="00101d9d"/>
    </style:style>
    <style:style style:name="T111" style:family="text">
      <style:text-properties style:font-name="JuniusX:ss03"/>
    </style:style>
    <style:style style:name="T112" style:family="text">
      <style:text-properties style:font-name="JuniusX:ss04"/>
    </style:style>
    <style:style style:name="T113" style:family="text">
      <style:text-properties style:font-name="JuniusX:ss05"/>
    </style:style>
    <style:style style:name="T114" style:family="text">
      <style:text-properties style:font-name="JuniusX:ss06"/>
    </style:style>
    <style:style style:name="T115" style:family="text">
      <style:text-properties style:font-name="JuniusX:ss07"/>
    </style:style>
    <style:style style:name="T116" style:family="text">
      <style:text-properties style:font-name="JuniusX:ss08" officeooo:rsid="00101d9d"/>
    </style:style>
    <style:style style:name="T117" style:family="text">
      <style:text-properties style:font-name="JuniusX:ss11"/>
    </style:style>
    <style:style style:name="T118" style:family="text">
      <style:text-properties style:font-name="JuniusX:ss12"/>
    </style:style>
    <style:style style:name="T119" style:family="text">
      <style:text-properties style:font-name="JuniusX:ss12" fo:font-size="14pt" officeooo:rsid="00a6be6c"/>
    </style:style>
    <style:style style:name="T120" style:family="text">
      <style:text-properties style:font-name="JuniusX:ss13"/>
    </style:style>
    <style:style style:name="T121" style:family="text">
      <style:text-properties style:font-name="JuniusX:ss14"/>
    </style:style>
    <style:style style:name="T122" style:family="text">
      <style:text-properties style:font-name="JuniusX:ss14" officeooo:rsid="0010ee1e"/>
    </style:style>
    <style:style style:name="T123" style:family="text">
      <style:text-properties style:font-name="JuniusX:ss14" officeooo:rsid="000a07c2"/>
    </style:style>
    <style:style style:name="T124" style:family="text">
      <style:text-properties style:font-name="JuniusX:ss14&amp;ss15"/>
    </style:style>
    <style:style style:name="T125" style:family="text">
      <style:text-properties style:font-name="JuniusX:ss16"/>
    </style:style>
    <style:style style:name="T126" style:family="text">
      <style:text-properties style:font-name="JuniusX:ss16" officeooo:rsid="00b2cb56"/>
    </style:style>
    <style:style style:name="T127" style:family="text">
      <style:text-properties style:font-name="JuniusX:ss19"/>
    </style:style>
    <style:style style:name="T128" style:family="text">
      <style:text-properties style:font-name="JuniusX:cv01=4"/>
    </style:style>
    <style:style style:name="T129" style:family="text">
      <style:text-properties style:font-name="JuniusX:cv01=5"/>
    </style:style>
    <style:style style:name="T130" style:family="text">
      <style:text-properties style:font-name="JuniusX:cv01=3"/>
    </style:style>
    <style:style style:name="T131" style:family="text">
      <style:text-properties style:font-name="JuniusX:cv01=2"/>
    </style:style>
    <style:style style:name="T132" style:family="text">
      <style:text-properties style:font-name="JuniusX:cv01=1"/>
    </style:style>
    <style:style style:name="T133" style:family="text">
      <style:text-properties style:font-name="JuniusX:cv02=1" officeooo:rsid="001521aa"/>
    </style:style>
    <style:style style:name="T134" style:family="text">
      <style:text-properties style:font-name="JuniusX:cv02=2" officeooo:rsid="001521aa"/>
    </style:style>
    <style:style style:name="T135" style:family="text">
      <style:text-properties style:font-name="JuniusX:cv02=3" officeooo:rsid="001521aa"/>
    </style:style>
    <style:style style:name="T136" style:family="text">
      <style:text-properties style:font-name="JuniusX:cv02=1&amp;smcp" officeooo:rsid="001521aa"/>
    </style:style>
    <style:style style:name="T137" style:family="text">
      <style:text-properties style:font-name="JuniusX:cv04=1"/>
    </style:style>
    <style:style style:name="T138" style:family="text">
      <style:text-properties style:font-name="JuniusX:cv05=2"/>
    </style:style>
    <style:style style:name="T139" style:family="text">
      <style:text-properties style:font-name="JuniusX:cv07=1"/>
    </style:style>
    <style:style style:name="T140" style:family="text">
      <style:text-properties style:font-name="JuniusX:cv07=2"/>
    </style:style>
    <style:style style:name="T141" style:family="text">
      <style:text-properties style:font-name="JuniusX:cv07=3"/>
    </style:style>
    <style:style style:name="T142" style:family="text">
      <style:text-properties style:font-name="JuniusX:cv08=1"/>
    </style:style>
    <style:style style:name="T143" style:family="text">
      <style:text-properties style:font-name="JuniusX:cv08=2"/>
    </style:style>
    <style:style style:name="T144" style:family="text">
      <style:text-properties officeooo:rsid="001c72fa"/>
    </style:style>
    <style:style style:name="T145" style:family="text">
      <style:text-properties style:font-name="JuniusX:cv09=1" officeooo:rsid="001c72fa"/>
    </style:style>
    <style:style style:name="T146" style:family="text">
      <style:text-properties style:font-name="JuniusX:cv09=5" officeooo:rsid="001c72fa"/>
    </style:style>
    <style:style style:name="T147" style:family="text">
      <style:text-properties style:font-name="JuniusX:cv09=4" officeooo:rsid="001c72fa"/>
    </style:style>
    <style:style style:name="T148" style:family="text">
      <style:text-properties style:font-name="JuniusX:cv09=3" officeooo:rsid="001c72fa"/>
    </style:style>
    <style:style style:name="T149" style:family="text">
      <style:text-properties style:font-name="JuniusX:cv09=2" officeooo:rsid="001c72fa"/>
    </style:style>
    <style:style style:name="T150" style:family="text">
      <style:text-properties style:font-name="JuniusX:cv10=1"/>
    </style:style>
    <style:style style:name="T151" style:family="text">
      <style:text-properties style:font-name="JuniusX:cv10=1&amp;smcp"/>
    </style:style>
    <style:style style:name="T152" style:family="text">
      <style:text-properties officeooo:rsid="001ebf2c"/>
    </style:style>
    <style:style style:name="T153" style:family="text">
      <style:text-properties style:font-name="JuniusX:cv10=5" officeooo:rsid="001ebf2c"/>
    </style:style>
    <style:style style:name="T154" style:family="text">
      <style:text-properties style:font-name="JuniusX:cv10=4" officeooo:rsid="001ebf2c"/>
    </style:style>
    <style:style style:name="T155" style:family="text">
      <style:text-properties style:font-name="JuniusX:cv10=3" officeooo:rsid="001ebf2c"/>
    </style:style>
    <style:style style:name="T156" style:family="text">
      <style:text-properties style:font-name="JuniusX:cv10=2" officeooo:rsid="001ebf2c"/>
    </style:style>
    <style:style style:name="T157" style:family="text">
      <style:text-properties style:font-name="JuniusX:cv11=1"/>
    </style:style>
    <style:style style:name="T158" style:family="text">
      <style:text-properties style:font-name="JuniusX:cv11=1&amp;ss07"/>
    </style:style>
    <style:style style:name="T159" style:family="text">
      <style:text-properties style:font-name="JuniusX:cv11=1&amp;ss07&amp;smcp"/>
    </style:style>
    <style:style style:name="T160" style:family="text">
      <style:text-properties style:font-name="JuniusX:cv11=1&amp;smcp"/>
    </style:style>
    <style:style style:name="T161" style:family="text">
      <style:text-properties officeooo:rsid="0022fd71"/>
    </style:style>
    <style:style style:name="T162" style:family="text">
      <style:text-properties style:font-name="JuniusX:cv12"/>
    </style:style>
    <style:style style:name="T163" style:family="text">
      <style:text-properties style:font-name="JuniusX:cv13=2"/>
    </style:style>
    <style:style style:name="T164" style:family="text">
      <style:text-properties style:font-name="JuniusX:cv15=3" officeooo:rsid="0022fd71"/>
    </style:style>
    <style:style style:name="T165" style:family="text">
      <style:text-properties style:font-name="JuniusX:cv15=2" fo:font-size="14pt" officeooo:rsid="0022fd71"/>
    </style:style>
    <style:style style:name="T166" style:family="text">
      <style:text-properties style:font-name="JuniusX:cv15=1" officeooo:rsid="0022fd71"/>
    </style:style>
    <style:style style:name="T167" style:family="text">
      <style:text-properties style:font-name="JuniusX:cv16=1"/>
    </style:style>
    <style:style style:name="T168" style:family="text">
      <style:text-properties style:font-name="JuniusX:cv17"/>
    </style:style>
    <style:style style:name="T169" style:family="text">
      <style:text-properties style:font-name="JuniusX:cv18=3" officeooo:rsid="0023cc65"/>
    </style:style>
    <style:style style:name="T170" style:family="text">
      <style:text-properties style:font-name="JuniusX:cv18=2" officeooo:rsid="0023cc65"/>
    </style:style>
    <style:style style:name="T171" style:family="text">
      <style:text-properties style:font-name="JuniusX:cv18=2&amp;smcp" officeooo:rsid="0023cc65"/>
    </style:style>
    <style:style style:name="T172" style:family="text">
      <style:text-properties style:font-name="JuniusX:cv19=2"/>
    </style:style>
    <style:style style:name="T173" style:family="text">
      <style:text-properties style:font-name="JuniusX:cv19=2&amp;smcp"/>
    </style:style>
    <style:style style:name="T174" style:family="text">
      <style:text-properties style:font-name="JuniusX:cv19=1"/>
    </style:style>
    <style:style style:name="T175" style:family="text">
      <style:text-properties style:font-name="JuniusX:cv19=1&amp;smcp"/>
    </style:style>
    <style:style style:name="T176" style:family="text">
      <style:text-properties style:font-name="JuniusX:cv21=4"/>
    </style:style>
    <style:style style:name="T177" style:family="text">
      <style:text-properties style:font-name="JuniusX:cv21=3"/>
    </style:style>
    <style:style style:name="T178" style:family="text">
      <style:text-properties style:font-name="JuniusX:cv21=2"/>
    </style:style>
    <style:style style:name="T179" style:family="text">
      <style:text-properties style:font-name="JuniusX:cv21=1"/>
    </style:style>
    <style:style style:name="T180" style:family="text">
      <style:text-properties style:font-name="JuniusX:cv22"/>
    </style:style>
    <style:style style:name="T181" style:family="text">
      <style:text-properties officeooo:rsid="0025cf0d"/>
    </style:style>
    <style:style style:name="T182" style:family="text">
      <style:text-properties style:font-name="JuniusX:cv23" fo:font-size="14pt" officeooo:rsid="0025cf0d"/>
    </style:style>
    <style:style style:name="T183" style:family="text">
      <style:text-properties style:font-name="JuniusX:cv24=2" officeooo:rsid="0025cf0d"/>
    </style:style>
    <style:style style:name="T184" style:family="text">
      <style:text-properties style:font-name="JuniusX:cv24=2&amp;smcp" officeooo:rsid="0025cf0d"/>
    </style:style>
    <style:style style:name="T185" style:family="text">
      <style:text-properties style:font-name="JuniusX:cv25=3"/>
    </style:style>
    <style:style style:name="T186" style:family="text">
      <style:text-properties style:font-name="JuniusX:cv25=2"/>
    </style:style>
    <style:style style:name="T187" style:family="text">
      <style:text-properties style:font-name="JuniusX:cv25=4"/>
    </style:style>
    <style:style style:name="T188" style:family="text">
      <style:text-properties style:font-name="JuniusX:cv25=1"/>
    </style:style>
    <style:style style:name="T189" style:family="text">
      <style:text-properties style:font-name="JuniusX:cv25=1&amp;smcp"/>
    </style:style>
    <style:style style:name="T190" style:family="text">
      <style:text-properties style:font-name="JuniusX:cv26"/>
    </style:style>
    <style:style style:name="T191" style:family="text">
      <style:text-properties style:font-name="JuniusX:cv26" officeooo:rsid="010213d8"/>
    </style:style>
    <style:style style:name="T192" style:family="text">
      <style:text-properties officeooo:rsid="00299cd9"/>
    </style:style>
    <style:style style:name="T193" style:family="text">
      <style:text-properties style:font-name="JuniusX:cv28=2"/>
    </style:style>
    <style:style style:name="T194" style:family="text">
      <style:text-properties style:font-name="JuniusX:cv28=1"/>
    </style:style>
    <style:style style:name="T195" style:family="text">
      <style:text-properties style:font-name="JuniusX3" fo:font-size="14pt" officeooo:rsid="003fa184"/>
    </style:style>
    <style:style style:name="T196" style:family="text">
      <style:text-properties style:font-name="JuniusX3" fo:font-size="14pt" officeooo:rsid="00661a20"/>
    </style:style>
    <style:style style:name="T197" style:family="text">
      <style:text-properties style:font-name="JuniusX3" fo:font-size="14pt" officeooo:rsid="00666dbf"/>
    </style:style>
    <style:style style:name="T198" style:family="text">
      <style:text-properties style:font-name="JuniusX3" fo:font-size="14pt" officeooo:rsid="00ce6c8c"/>
    </style:style>
    <style:style style:name="T199" style:family="text">
      <style:text-properties style:font-name="JuniusX3" fo:font-size="14pt" officeooo:rsid="00f62930"/>
    </style:style>
    <style:style style:name="T200" style:family="text">
      <style:text-properties style:font-name="JuniusX3" fo:font-size="14pt" officeooo:rsid="00f81cf1"/>
    </style:style>
    <style:style style:name="T201" style:family="text">
      <style:text-properties style:font-name="JuniusX3" fo:font-size="14pt" officeooo:rsid="00f8fa52"/>
    </style:style>
    <style:style style:name="T202" style:family="text">
      <style:text-properties style:font-name="JuniusX3" fo:font-size="14pt" officeooo:rsid="00fd402b"/>
    </style:style>
    <style:style style:name="T203" style:family="text">
      <style:text-properties style:font-name="JuniusX3" fo:font-size="14pt" officeooo:rsid="00ff1388"/>
    </style:style>
    <style:style style:name="T204" style:family="text">
      <style:text-properties style:font-name="JuniusX3" fo:font-size="14pt" officeooo:rsid="01020c32"/>
    </style:style>
    <style:style style:name="T205" style:family="text">
      <style:text-properties style:font-name="JuniusX3" fo:font-size="14pt" officeooo:rsid="0103a01b"/>
    </style:style>
    <style:style style:name="T206" style:family="text">
      <style:text-properties style:font-name="JuniusX3" fo:font-size="14pt" officeooo:rsid="01091e01"/>
    </style:style>
    <style:style style:name="T207" style:family="text">
      <style:text-properties style:font-name="JuniusX3" fo:font-size="14pt" officeooo:rsid="010b1057"/>
    </style:style>
    <style:style style:name="T208" style:family="text">
      <style:text-properties style:font-name="JuniusX3" fo:font-size="14pt" officeooo:rsid="011abc52"/>
    </style:style>
    <style:style style:name="T209" style:family="text">
      <style:text-properties style:font-name="JuniusX3" fo:font-size="14pt" officeooo:rsid="011b0399"/>
    </style:style>
    <style:style style:name="T210" style:family="text">
      <style:text-properties style:font-name="JuniusX3" fo:font-size="14pt" officeooo:rsid="012b465d"/>
    </style:style>
    <style:style style:name="T211" style:family="text">
      <style:text-properties style:font-name="JuniusX:cv28=1&amp;smcp"/>
    </style:style>
    <style:style style:name="T212" style:family="text">
      <style:text-properties style:font-name="JuniusX:cv30=2"/>
    </style:style>
    <style:style style:name="T213" style:family="text">
      <style:text-properties style:font-name="JuniusX:cv30=1"/>
    </style:style>
    <style:style style:name="T214" style:family="text">
      <style:text-properties style:font-name="JuniusX:cv31=2"/>
    </style:style>
    <style:style style:name="T215" style:family="text">
      <style:text-properties style:font-name="JuniusX:cv31=1"/>
    </style:style>
    <style:style style:name="T216" style:family="text">
      <style:text-properties style:font-name="JuniusX:cv32"/>
    </style:style>
    <style:style style:name="T217" style:family="text">
      <style:text-properties style:font-name="JuniusX:cv40=2"/>
    </style:style>
    <style:style style:name="T218" style:family="text">
      <style:text-properties style:font-name="JuniusX:cv40"/>
    </style:style>
    <style:style style:name="T219" style:family="text">
      <style:text-properties style:font-name="JuniusX:cv41"/>
    </style:style>
    <style:style style:name="T220" style:family="text">
      <style:text-properties officeooo:rsid="002e2638"/>
    </style:style>
    <style:style style:name="T221" style:family="text">
      <style:text-properties style:font-name="JuniusX:cv42=2" officeooo:rsid="005959af"/>
    </style:style>
    <style:style style:name="T222" style:family="text">
      <style:text-properties style:font-name="JuniusX:cv42=2" officeooo:rsid="002e2638"/>
    </style:style>
    <style:style style:name="T223" style:family="text">
      <style:text-properties style:font-name="JuniusX:cv42=2" fo:font-size="14pt" officeooo:rsid="005a0cff"/>
    </style:style>
    <style:style style:name="T224" style:family="text">
      <style:text-properties style:font-name="JuniusX:cv42=2" officeooo:rsid="005c509d"/>
    </style:style>
    <style:style style:name="T225" style:family="text">
      <style:text-properties style:font-name="JuniusX:cv42=2" officeooo:rsid="005e3da2"/>
    </style:style>
    <style:style style:name="T226" style:family="text">
      <style:text-properties style:font-name="JuniusX:cv42=1" officeooo:rsid="002e2638"/>
    </style:style>
    <style:style style:name="T227" style:family="text">
      <style:text-properties style:font-name="JuniusX:cv42=1" officeooo:rsid="005f947d"/>
    </style:style>
    <style:style style:name="T228" style:family="text">
      <style:text-properties style:font-name="JuniusX:cv43"/>
    </style:style>
    <style:style style:name="T229" style:family="text">
      <style:text-properties style:font-name="JuniusX:cv44"/>
    </style:style>
    <style:style style:name="T230" style:family="text">
      <style:text-properties style:font-name="JuniusX:cv45"/>
    </style:style>
    <style:style style:name="T231" style:family="text">
      <style:text-properties style:font-name="JuniusX:cv46"/>
    </style:style>
    <style:style style:name="T232" style:family="text">
      <style:text-properties style:font-name="JuniusX:cv50"/>
    </style:style>
    <style:style style:name="T233" style:family="text">
      <style:text-properties style:font-name="JuniusX:cv51"/>
    </style:style>
    <style:style style:name="T234" style:family="text">
      <style:text-properties style:font-name="JuniusX:ss12&amp;rtlm"/>
    </style:style>
    <style:style style:name="T235" style:family="text">
      <style:text-properties style:font-name="JuniusX:dlig" officeooo:rsid="00360fd2"/>
    </style:style>
    <style:style style:name="T236" style:family="text">
      <style:text-properties officeooo:rsid="0039ba9f"/>
    </style:style>
    <style:style style:name="T237" style:family="text">
      <style:text-properties officeooo:rsid="003b9e9e"/>
    </style:style>
    <style:style style:name="T238" style:family="text">
      <style:text-properties style:font-name="JuniusX:cv08=2&amp;smcp"/>
    </style:style>
    <style:style style:name="T239" style:family="text">
      <style:text-properties style:font-name="JuniusX:cv09=1&amp;smcp" officeooo:rsid="003b9e9e"/>
    </style:style>
    <style:style style:name="T240" style:family="text">
      <style:text-properties style:font-name="JuniusX:cv09=1&amp;ss07" fo:font-size="14pt" officeooo:rsid="003b9e9e"/>
    </style:style>
    <style:style style:name="T241" style:family="text">
      <style:text-properties officeooo:rsid="003fa184"/>
    </style:style>
    <style:style style:name="T242" style:family="text">
      <style:text-properties officeooo:rsid="00069b8a"/>
    </style:style>
    <style:style style:name="T243" style:family="text">
      <style:text-properties officeooo:rsid="004702d5"/>
    </style:style>
    <style:style style:name="T244" style:family="text">
      <style:text-properties officeooo:rsid="000d2b7c"/>
    </style:style>
    <style:style style:name="T245" style:family="text">
      <style:text-properties officeooo:rsid="00484885"/>
    </style:style>
    <style:style style:name="T246" style:family="text">
      <style:text-properties officeooo:rsid="004c8ed2"/>
    </style:style>
    <style:style style:name="T247" style:family="text">
      <style:text-properties fo:font-weight="normal" officeooo:rsid="0037cf74" style:font-weight-asian="normal" style:font-weight-complex="normal"/>
    </style:style>
    <style:style style:name="T248" style:family="text">
      <style:text-properties officeooo:rsid="0051e39c"/>
    </style:style>
    <style:style style:name="T249" style:family="text">
      <style:text-properties fo:color="#127622" loext:opacity="100%" style:font-name="JuniusX1"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250" style:family="text">
      <style:text-properties fo:color="#127622" loext:opacity="100%" style:font-name="JuniusX"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251" style:family="text">
      <style:text-properties fo:color="#127622" loext:opacity="100%" style:font-name="JuniusX" fo:font-size="14pt" fo:font-weight="bold" officeooo:rsid="008fa740" style:font-name-asian="PingFang SC" style:font-size-asian="16.1000003814697pt" style:font-weight-asian="bold" style:font-name-complex="Arial Unicode MS" style:font-size-complex="16.1000003814697pt" style:font-weight-complex="bold"/>
    </style:style>
    <style:style style:name="T252" style:family="text">
      <style:text-properties fo:color="#127622" loext:opacity="100%" style:font-name="JuniusX" fo:font-size="14pt" fo:font-weight="bold" officeooo:rsid="012832eb" style:font-name-asian="PingFang SC" style:font-size-asian="16.1000003814697pt" style:font-weight-asian="bold" style:font-name-complex="Arial Unicode MS" style:font-size-complex="16.1000003814697pt" style:font-weight-complex="bold"/>
    </style:style>
    <style:style style:name="T253" style:family="text">
      <style:text-properties fo:color="#127622" loext:opacity="100%" style:font-name="Liberation Mono" fo:font-size="11pt" fo:font-weight="bold" officeooo:rsid="00666dbf" style:font-name-asian="Liberation Mono" style:font-size-asian="16.1000003814697pt" style:font-weight-asian="bold" style:font-name-complex="Liberation Mono" style:font-size-complex="16.1000003814697pt" style:font-weight-complex="bold"/>
    </style:style>
    <style:style style:name="T254" style:family="text">
      <style:text-properties fo:color="#8d281e" loext:opacity="100%" style:font-name="JuniusX2" fo:font-size="16pt" fo:font-weight="600" officeooo:rsid="0051e39c" style:font-name-asian="PingFang SC" style:font-size-asian="18.2000007629395pt" style:font-weight-asian="bold" style:font-name-complex="Arial Unicode MS" style:font-size-complex="18.2000007629395pt" style:font-weight-complex="bold"/>
    </style:style>
    <style:style style:name="T255" style:family="text">
      <style:text-properties fo:color="#8d281e" loext:opacity="100%" style:font-name="JuniusX" officeooo:rsid="00cbb540"/>
    </style:style>
    <style:style style:name="T256" style:family="text">
      <style:text-properties fo:color="#8d281e" loext:opacity="100%" style:font-name="JuniusX" officeooo:rsid="00bdd5f0"/>
    </style:style>
    <style:style style:name="T257" style:family="text">
      <style:text-properties fo:color="#8d281e" loext:opacity="100%" style:font-name="JuniusX" officeooo:rsid="00beea30"/>
    </style:style>
    <style:style style:name="T258" style:family="text">
      <style:text-properties fo:color="#8d281e" loext:opacity="100%" style:font-name="JuniusX" officeooo:rsid="00c21f93"/>
    </style:style>
    <style:style style:name="T259" style:family="text">
      <style:text-properties fo:color="#8d281e" loext:opacity="100%" style:font-name="JuniusX" officeooo:rsid="00c2542b"/>
    </style:style>
    <style:style style:name="T260" style:family="text">
      <style:text-properties fo:color="#8d281e" loext:opacity="100%" style:font-name="JuniusX" officeooo:rsid="00c3cd26"/>
    </style:style>
    <style:style style:name="T261" style:family="text">
      <style:text-properties fo:color="#8d281e" loext:opacity="100%" style:font-name="JuniusX" officeooo:rsid="00c0c0a7"/>
    </style:style>
    <style:style style:name="T262" style:family="text">
      <style:text-properties fo:color="#8d281e" loext:opacity="100%" style:font-name="JuniusX" officeooo:rsid="00c0fecb"/>
    </style:style>
    <style:style style:name="T263" style:family="text">
      <style:text-properties fo:color="#8d281e" loext:opacity="100%" style:font-name="JuniusX" officeooo:rsid="00c31a90"/>
    </style:style>
    <style:style style:name="T264" style:family="text">
      <style:text-properties fo:color="#8d281e" loext:opacity="100%" style:font-name="JuniusX" officeooo:rsid="00c75b93"/>
    </style:style>
    <style:style style:name="T265" style:family="text">
      <style:text-properties fo:color="#8d281e" loext:opacity="100%" style:font-name="JuniusX" officeooo:rsid="00c3f246"/>
    </style:style>
    <style:style style:name="T266" style:family="text">
      <style:text-properties fo:color="#8d281e" loext:opacity="100%" style:font-name="JuniusX" officeooo:rsid="00d13e65"/>
    </style:style>
    <style:style style:name="T267" style:family="text">
      <style:text-properties fo:color="#8d281e" loext:opacity="100%" style:font-name="JuniusX:hlig" officeooo:rsid="00bdd5f0"/>
    </style:style>
    <style:style style:name="T268" style:family="text">
      <style:text-properties fo:color="#8d281e" loext:opacity="100%" style:font-name="JuniusX:hlig" officeooo:rsid="00beea30"/>
    </style:style>
    <style:style style:name="T269" style:family="text">
      <style:text-properties fo:color="#8d281e" loext:opacity="100%" style:font-name="JuniusX:hlig" officeooo:rsid="00c21f93"/>
    </style:style>
    <style:style style:name="T270" style:family="text">
      <style:text-properties fo:color="#8d281e" loext:opacity="100%" style:font-name="JuniusX:hlig" officeooo:rsid="00c0c0a7"/>
    </style:style>
    <style:style style:name="T271" style:family="text">
      <style:text-properties fo:color="#8d281e" loext:opacity="100%" style:font-name="JuniusX:hlig" officeooo:rsid="00c0fecb"/>
    </style:style>
    <style:style style:name="T272" style:family="text">
      <style:text-properties fo:color="#8d281e" loext:opacity="100%" style:font-name="JuniusX:hlig" officeooo:rsid="00c2542b"/>
    </style:style>
    <style:style style:name="T273" style:family="text">
      <style:text-properties fo:color="#8d281e" loext:opacity="100%" style:font-name="JuniusX:hlig" officeooo:rsid="00c3cd26"/>
    </style:style>
    <style:style style:name="T274" style:family="text">
      <style:text-properties fo:color="#8d281e" loext:opacity="100%" style:font-name="JuniusX:hlig" officeooo:rsid="00c31a90"/>
    </style:style>
    <style:style style:name="T275" style:family="text">
      <style:text-properties fo:color="#8d281e" loext:opacity="100%" style:font-name="JuniusX:hlig" officeooo:rsid="00cbb540"/>
    </style:style>
    <style:style style:name="T276" style:family="text">
      <style:text-properties fo:color="#8d281e" loext:opacity="100%" style:font-name="JuniusX:smcp" officeooo:rsid="00c2542b"/>
    </style:style>
    <style:style style:name="T277" style:family="text">
      <style:text-properties fo:color="#8d281e" loext:opacity="100%" style:font-name="JuniusX:smcp" officeooo:rsid="00c31a90"/>
    </style:style>
    <style:style style:name="T278" style:family="text">
      <style:text-properties fo:color="#8d281e" loext:opacity="100%" style:font-name="JuniusX:smcp&amp;cv33&amp;hlig" officeooo:rsid="00c2542b"/>
    </style:style>
    <style:style style:name="T279" style:family="text">
      <style:text-properties fo:color="#8d281e" loext:opacity="100%" style:font-name="JuniusX:ss01" officeooo:rsid="00beea30"/>
    </style:style>
    <style:style style:name="T280" style:family="text">
      <style:text-properties fo:color="#8d281e" loext:opacity="100%" style:font-name="JuniusX:hlig&amp;ss01" officeooo:rsid="00beea30"/>
    </style:style>
    <style:style style:name="T281" style:family="text">
      <style:text-properties fo:color="#8d281e" loext:opacity="100%" officeooo:rsid="00c2542b"/>
    </style:style>
    <style:style style:name="T282" style:family="text">
      <style:text-properties fo:color="#8d281e" loext:opacity="100%" style:font-name="JuniusX:hlig&amp;-calt" officeooo:rsid="00beea30"/>
    </style:style>
    <style:style style:name="T283" style:family="text">
      <style:text-properties fo:color="#8d281e" loext:opacity="100%" officeooo:rsid="00cbb540"/>
    </style:style>
    <style:style style:name="T284" style:family="text">
      <style:text-properties fo:color="#8d281e" loext:opacity="100%" style:font-name="JuniusX:ss01&amp;hlig" officeooo:rsid="00beea30"/>
    </style:style>
    <style:style style:name="T285" style:family="text">
      <style:text-properties fo:color="#8d281e" loext:opacity="100%" style:font-name="JuniusX3" fo:font-size="14pt" officeooo:rsid="00c21f93"/>
    </style:style>
    <style:style style:name="T286" style:family="text">
      <style:text-properties fo:color="#8d281e" loext:opacity="100%" style:font-name="JuniusX:smcp&amp;hlig" officeooo:rsid="00c31a90"/>
    </style:style>
    <style:style style:name="T287" style:family="text">
      <style:text-properties fo:color="#8d281e" loext:opacity="100%" style:font-name="JuniusX:hist" officeooo:rsid="00c31a90"/>
    </style:style>
    <style:style style:name="T288" style:family="text">
      <style:text-properties fo:color="#8d281e" loext:opacity="100%" style:font-name="JuniusX:ss11" officeooo:rsid="00bdd5f0"/>
    </style:style>
    <style:style style:name="T289" style:family="text">
      <style:text-properties fo:color="#8d281e" loext:opacity="100%" style:font-name="JuniusX:ss11&amp;hlig" officeooo:rsid="00bdd5f0"/>
    </style:style>
    <style:style style:name="T290" style:family="text">
      <style:text-properties fo:color="#8d281e" loext:opacity="100%" style:font-name="JuniusX:hist&amp;hlig" officeooo:rsid="00c31a90"/>
    </style:style>
    <style:style style:name="T291" style:family="text">
      <style:text-properties fo:color="#8d281e" loext:opacity="100%" style:font-name="JuniusX:hist&amp;ss11&amp;cv12" officeooo:rsid="00bdd5f0"/>
    </style:style>
    <style:style style:name="T292" style:family="text">
      <style:text-properties fo:color="#8d281e" loext:opacity="100%" style:font-name="JuniusX:hist&amp;ss11&amp;cv12&amp;hlig" officeooo:rsid="00bdd5f0"/>
    </style:style>
    <style:style style:name="T293" style:family="text">
      <style:text-properties fo:color="#8d281e" loext:opacity="100%" style:font-name="JuniusX:hist&amp;ss11&amp;cv12&amp;dlig" officeooo:rsid="00bdd5f0"/>
    </style:style>
    <style:style style:name="T294" style:family="text">
      <style:text-properties fo:color="#8d281e" loext:opacity="100%" style:font-name="JuniusX:dlig" officeooo:rsid="00c3f246"/>
    </style:style>
    <style:style style:name="T295" style:family="text">
      <style:text-properties fo:color="#8d281e" loext:opacity="100%" style:font-name="JuniusX:dlig&amp;hist" officeooo:rsid="00c3f246"/>
    </style:style>
    <style:style style:name="T296" style:family="text">
      <style:text-properties fo:color="#8d281e" loext:opacity="100%" style:font-name="JuniusX:ss17" officeooo:rsid="012962f1"/>
    </style:style>
    <style:style style:name="T297" style:family="text">
      <style:text-properties officeooo:rsid="0053057c"/>
    </style:style>
    <style:style style:name="T298" style:family="text">
      <style:text-properties style:font-name="JuniusX:cv08=1&amp;smcp"/>
    </style:style>
    <style:style style:name="T299" style:family="text">
      <style:text-properties style:font-name="JuniusX:cv06"/>
    </style:style>
    <style:style style:name="T300" style:family="text">
      <style:text-properties style:font-name="JuniusX:cv42=3" officeooo:rsid="002e2638"/>
    </style:style>
    <style:style style:name="T301" style:family="text">
      <style:text-properties style:font-name="JuniusX:cv42=3" officeooo:rsid="005c509d"/>
    </style:style>
    <style:style style:name="T302" style:family="text">
      <style:text-properties style:font-name="JuniusX:cv42=3" officeooo:rsid="005f947d"/>
    </style:style>
    <style:style style:name="T303" style:family="text">
      <style:text-properties style:font-name="JuniusX:cv42=3" officeooo:rsid="0124d6e9"/>
    </style:style>
    <style:style style:name="T304" style:family="text">
      <style:text-properties style:font-name="JuniusX:case&amp;cv42" officeooo:rsid="005c509d"/>
    </style:style>
    <style:style style:name="T305" style:family="text">
      <style:text-properties style:font-name="JuniusX:case&amp;cv42=2" officeooo:rsid="005c509d"/>
    </style:style>
    <style:style style:name="T306" style:family="text">
      <style:text-properties style:font-name="JuniusX:case&amp;cv42=3" officeooo:rsid="005c509d"/>
    </style:style>
    <style:style style:name="T307" style:family="text">
      <style:text-properties officeooo:rsid="005c509d"/>
    </style:style>
    <style:style style:name="T308" style:family="text">
      <style:text-properties officeooo:rsid="00661a20"/>
    </style:style>
    <style:style style:name="T309" style:family="text">
      <style:text-properties style:font-name="JuniusX:cv52"/>
    </style:style>
    <style:style style:name="T310" style:family="text">
      <style:text-properties style:font-name="JuniusX:cv52=2" officeooo:rsid="00661a20"/>
    </style:style>
    <style:style style:name="T311" style:family="text">
      <style:text-properties style:font-name="JuniusX:cv52=3" officeooo:rsid="00661a20"/>
    </style:style>
    <style:style style:name="T312" style:family="text">
      <style:text-properties officeooo:rsid="00666dbf"/>
    </style:style>
    <style:style style:name="T313" style:family="text">
      <style:text-properties style:font-name="JuniusX:cv52&amp;ss01"/>
    </style:style>
    <style:style style:name="T314" style:family="text">
      <style:text-properties officeooo:rsid="006d52eb"/>
    </style:style>
    <style:style style:name="T315" style:family="text">
      <style:text-properties officeooo:rsid="006da0f8"/>
    </style:style>
    <style:style style:name="T316" style:family="text">
      <style:text-properties officeooo:rsid="00738961"/>
    </style:style>
    <style:style style:name="T317" style:family="text">
      <style:text-properties officeooo:rsid="0074ed22"/>
    </style:style>
    <style:style style:name="T318" style:family="text">
      <style:text-properties officeooo:rsid="0081de80"/>
    </style:style>
    <style:style style:name="T319" style:family="text">
      <style:text-properties officeooo:rsid="00829c94"/>
    </style:style>
    <style:style style:name="T320" style:family="text">
      <style:text-properties fo:font-weight="bold" style:font-weight-asian="bold" style:font-weight-complex="bold"/>
    </style:style>
    <style:style style:name="T321" style:family="text">
      <style:text-properties fo:font-weight="bold" officeooo:rsid="012a66f1" style:font-weight-asian="bold" style:font-weight-complex="bold"/>
    </style:style>
    <style:style style:name="T322" style:family="text">
      <style:text-properties fo:font-weight="bold" officeooo:rsid="012832eb" style:font-weight-asian="bold" style:font-weight-complex="bold"/>
    </style:style>
    <style:style style:name="T323" style:family="text">
      <style:text-properties officeooo:rsid="008d35d0"/>
    </style:style>
    <style:style style:name="T324" style:family="text">
      <style:text-properties officeooo:rsid="008fa740"/>
    </style:style>
    <style:style style:name="T325" style:family="text">
      <style:text-properties officeooo:rsid="00953ddf"/>
    </style:style>
    <style:style style:name="T326" style:family="text">
      <style:text-properties officeooo:rsid="00a587dd"/>
    </style:style>
    <style:style style:name="T327" style:family="text">
      <style:text-properties officeooo:rsid="00a6767e"/>
    </style:style>
    <style:style style:name="T328" style:family="text">
      <style:text-properties officeooo:rsid="00a9b80a"/>
    </style:style>
    <style:style style:name="T329" style:family="text">
      <style:text-properties style:font-name="JuniusX:cv07=1&amp;smcp" officeooo:rsid="00ab3576"/>
    </style:style>
    <style:style style:name="T330" style:family="text">
      <style:text-properties style:font-name="JuniusX:smcp&amp;ss07" officeooo:rsid="00aca23e"/>
    </style:style>
    <style:style style:name="T331" style:family="text">
      <style:text-properties style:font-name="JuniusX:smcp&amp;cv33&amp;hlig" officeooo:rsid="00b89355"/>
    </style:style>
    <style:style style:name="T332" style:family="text">
      <style:text-properties officeooo:rsid="00bcf06e"/>
    </style:style>
    <style:style style:name="T333" style:family="text">
      <style:text-properties officeooo:rsid="00ce6c8c"/>
    </style:style>
    <style:style style:name="T334" style:family="text">
      <style:text-properties officeooo:rsid="00b89355"/>
    </style:style>
    <style:style style:name="T335" style:family="text">
      <style:text-properties officeooo:rsid="00ceeae8"/>
    </style:style>
    <style:style style:name="T336" style:family="text">
      <style:text-properties officeooo:rsid="00cf3b38"/>
    </style:style>
    <style:style style:name="T337" style:family="text">
      <style:text-properties officeooo:rsid="00e36d18"/>
    </style:style>
    <style:style style:name="T338" style:family="text">
      <style:text-properties officeooo:rsid="00e4e3f3"/>
    </style:style>
    <style:style style:name="T339" style:family="text">
      <style:text-properties officeooo:rsid="00e67000"/>
    </style:style>
    <style:style style:name="T340" style:family="text">
      <style:text-properties officeooo:rsid="00ec22dc"/>
    </style:style>
    <style:style style:name="T341" style:family="text">
      <style:text-properties officeooo:rsid="00ec6be7"/>
    </style:style>
    <style:style style:name="T342" style:family="text">
      <style:text-properties officeooo:rsid="00ed4e00"/>
    </style:style>
    <style:style style:name="T343" style:family="text">
      <style:text-properties officeooo:rsid="00ee9a39"/>
    </style:style>
    <style:style style:name="T344" style:family="text">
      <style:text-properties officeooo:rsid="00f0d797"/>
    </style:style>
    <style:style style:name="T345" style:family="text">
      <style:text-properties officeooo:rsid="00f3f4ba"/>
    </style:style>
    <style:style style:name="T346" style:family="text">
      <style:text-properties officeooo:rsid="00f5c235"/>
    </style:style>
    <style:style style:name="T347" style:family="text">
      <style:text-properties officeooo:rsid="00f62930"/>
    </style:style>
    <style:style style:name="T348" style:family="text">
      <style:text-properties officeooo:rsid="00f81cf1"/>
    </style:style>
    <style:style style:name="T349" style:family="text">
      <style:text-properties officeooo:rsid="00f8fa52"/>
    </style:style>
    <style:style style:name="T350" style:family="text">
      <style:text-properties officeooo:rsid="00f8fb6c"/>
    </style:style>
    <style:style style:name="T351" style:family="text">
      <style:text-properties officeooo:rsid="00fd402b"/>
    </style:style>
    <style:style style:name="T352" style:family="text">
      <style:text-properties officeooo:rsid="00ff1388"/>
    </style:style>
    <style:style style:name="T353" style:family="text">
      <style:text-properties officeooo:rsid="01006a10"/>
    </style:style>
    <style:style style:name="T354" style:family="text">
      <style:text-properties style:font-name="JuniusX:cv13"/>
    </style:style>
    <style:style style:name="T355" style:family="text">
      <style:text-properties style:font-name="JuniusX:cv13" officeooo:rsid="00ff1388"/>
    </style:style>
    <style:style style:name="T356" style:family="text">
      <style:text-properties officeooo:rsid="010213d8"/>
    </style:style>
    <style:style style:name="T357" style:family="text">
      <style:text-properties officeooo:rsid="0103a01b"/>
    </style:style>
    <style:style style:name="T358" style:family="text">
      <style:text-properties style:font-name="JuniusX:cv14"/>
    </style:style>
    <style:style style:name="T359" style:family="text">
      <style:text-properties officeooo:rsid="01045ed8"/>
    </style:style>
    <style:style style:name="T360" style:family="text">
      <style:text-properties officeooo:rsid="01091e01"/>
    </style:style>
    <style:style style:name="T361" style:family="text">
      <style:text-properties officeooo:rsid="01103ef7"/>
    </style:style>
    <style:style style:name="T362" style:family="text">
      <style:text-properties officeooo:rsid="011abc52"/>
    </style:style>
    <style:style style:name="T363" style:family="text">
      <style:text-properties officeooo:rsid="0124d6e9"/>
    </style:style>
    <style:style style:name="T364" style:family="text">
      <style:text-properties officeooo:rsid="0023cc65"/>
    </style:style>
    <style:style style:name="T365" style:family="text">
      <style:text-properties style:font-name="JuniusX:cv18"/>
    </style:style>
    <style:style style:name="T366" style:family="text">
      <style:text-properties style:font-name="JuniusX:cv18&amp;smcp"/>
    </style:style>
    <style:style style:name="T367" style:family="text">
      <style:text-properties style:font-name="JuniusX:cv24"/>
    </style:style>
    <style:style style:name="T368" style:family="text">
      <style:text-properties style:font-name="JuniusX:cv05"/>
    </style:style>
    <style:style style:name="T369" style:family="text">
      <style:text-properties style:font-name="JuniusX:smcp&amp;cv42=2" officeooo:rsid="0124d6e9"/>
    </style:style>
    <style:style style:name="T370" style:family="text">
      <style:text-properties style:font-name="JuniusX:smcp&amp;cv42=3" officeooo:rsid="0124d6e9"/>
    </style:style>
    <style:style style:name="T371" style:family="text">
      <style:text-properties style:font-name="JuniusX:smcp&amp;cv42" officeooo:rsid="0124d6e9"/>
    </style:style>
    <style:style style:name="T372" style:family="text">
      <style:text-properties fo:font-style="italic" style:font-style-asian="italic" style:font-style-complex="italic"/>
    </style:style>
    <style:style style:name="T373" style:family="text">
      <style:text-properties officeooo:rsid="012832eb"/>
    </style:style>
    <style:style style:name="T374" style:family="text">
      <style:text-properties officeooo:rsid="01291548"/>
    </style:style>
    <style:style style:name="T375" style:family="text">
      <style:text-properties style:font-name="JuniusX:ss01&amp;ss17" fo:font-weight="bold" officeooo:rsid="01291548" style:font-weight-asian="bold" style:font-weight-complex="bold"/>
    </style:style>
    <style:style style:name="T376" style:family="text">
      <style:text-properties style:font-name="JuniusX:ss17" fo:font-weight="bold" officeooo:rsid="012962f1" style:font-weight-asian="bold" style:font-weight-complex="bold"/>
    </style:style>
    <style:style style:name="T377" style:family="text">
      <style:text-properties style:font-name="JuniusX:ss17" fo:font-weight="bold" officeooo:rsid="012b465d" style:font-weight-asian="bold" style:font-weight-complex="bold"/>
    </style:style>
    <style:style style:name="T378" style:family="text">
      <style:text-properties officeooo:rsid="012962f1"/>
    </style:style>
    <style:style style:name="T379" style:family="text">
      <style:text-properties officeooo:rsid="012a66f1"/>
    </style:style>
    <style:style style:name="T380" style:family="text">
      <style:text-properties officeooo:rsid="012b465d"/>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penType <text:span text:style-name="T254">F</text:span>eatures in JuniusX / <text:span text:style-name="T297">JuniusVF</text:span></text:h>
      <text:p text:style-name="Standard"/>
      <text:p text:style-name="Standard"><text:span text:style-name="T372">Features are applied in the following order (see also </text:span><text:a xlink:type="simple" xlink:href="#index" text:style-name="Internet_20_link" text:visited-style-name="Visited_20_Internet_20_Link"><text:span text:style-name="T372">index</text:span></text:a><text:span text:style-name="T372">)</text:span>:</text:p>
      <text:h text:style-name="Heading_20_2" text:outline-level="2">1. <text:bookmark-start text:name="c2sc"/><text:span text:style-name="Source_20_Text">c2sc</text:span><text:bookmark-end text:name="c2sc"/> – Small Capitals from Capitals</text:h>
      <text:p text:style-name="P1"><text:span text:style-name="T326">Use with </text:span><text:span text:style-name="Source_20_Text"><text:span text:style-name="T326">smcp</text:span></text:span><text:span text:style-name="T326"> for all-small-cap text. </text:span>All lower- and uppercase pairs have a small cap equivalent. <text:span text:style-name="T26">ABCDE → </text:span><text:span text:style-name="T27">ABCDE.</text:span></text:p>
      <text:h text:style-name="Heading_20_2" text:outline-level="2"><text:span text:style-name="T318">2. </text:span><text:bookmark-start text:name="smcp"/><text:span text:style-name="Source_20_Text">smcp</text:span><text:bookmark-end text:name="smcp"/> – Small Capitals</text:h>
      <text:p text:style-name="P1">Converts lowercase letters to small caps (when available—<text:span text:style-name="T323">lowercase letters without matching caps may lack </text:span><text:span text:style-name="T326">matching</text:span><text:span text:style-name="T323"> small cap</text:span><text:span text:style-name="T326">s</text:span>); also several symbols and combining marks. <text:span text:style-name="T26">fghij → </text:span><text:span text:style-name="T29">fghij.</text:span></text:p>
      <text:h text:style-name="Heading_20_2" text:outline-level="2"><text:span text:style-name="T318">3. </text:span><text:bookmark-start text:name="pcap"/><text:span text:style-name="Source_20_Text">pcap</text:span><text:bookmark-end text:name="pcap"/> – Petite Capitals</text:h>
      <text:p text:style-name="P1">Produces small caps in a <text:span text:style-name="T323">smaller</text:span> size tha<text:span text:style-name="T323">n smcp. Use these when small caps have to be mixed with lowercase letters</text:span>. <text:span text:style-name="T243">The whole of the basic Latin alphabet is covered, plus several other letters.</text:span> <text:span text:style-name="T26">klmno → </text:span><text:span text:style-name="T85">klmno</text:span><text:span text:style-name="T26">.</text:span></text:p>
      <text:h text:style-name="Heading_20_2" text:outline-level="2"><text:span text:style-name="T318">4. </text:span><text:bookmark-start text:name="case"/><text:span text:style-name="Source_20_Text">case</text:span><text:bookmark-end text:name="case"/> – Case-Sensitive <text:span text:style-name="T249">F</text:span>orms</text:h>
      <text:p text:style-name="P1">Produces combining marks that harmonize with capital letters: <text:span text:style-name="T86">Ř X̉,</text:span><text:span text:style-name="T26"> </text:span><text:span text:style-name="T323">etc.</text:span></text:p>
      <text:h text:style-name="Heading_20_2" text:outline-level="2"><text:span text:style-name="T318">5. </text:span><text:bookmark-start text:name="nalt"/><text:span text:style-name="Source_20_Text">nalt</text:span><text:bookmark-end text:name="nalt"/> – Alternate Annotation Forms</text:h>
      <text:p text:style-name="P1">Produces letters and numbers circled, in parenthesis, or followed by periods, as follows:</text:p>
      <text:p text:style-name="P57">With index 1, circled letters or numbers: <text:span text:style-name="T1">a </text:span><text:span text:style-name="T3">b</text:span><text:span text:style-name="T1"> . . . </text:span><text:span text:style-name="T3">z;</text:span><text:span text:style-name="T1"> </text:span><text:span text:style-name="T3">0 </text:span><text:span text:style-name="T1">1 </text:span><text:span text:style-name="T3">2</text:span><text:span text:style-name="T1"> . . . </text:span><text:span text:style-name="T2">20.</text:span></text:p>
      <text:p text:style-name="P59"><text:span text:style-name="T242">With index 2, letter or numbers in parentheses: </text:span><text:span text:style-name="T5">a . . . z;</text:span><text:span text:style-name="T4"> </text:span><text:span text:style-name="T6">0 </text:span><text:span text:style-name="T5">1 . . . 20.</text:span></text:p>
      <text:p text:style-name="P59"><text:span text:style-name="T242">With index 3, double-circled numbers: </text:span><text:span text:style-name="T8">0 </text:span><text:span text:style-name="T9">1</text:span><text:span text:style-name="T7"> . . . 10.</text:span></text:p>
      <text:p text:style-name="P59"><text:span text:style-name="T242">With index 4, white numbers in black circles: </text:span><text:span text:style-name="T12">0 </text:span><text:span text:style-name="T11">1 2 3 . . .</text:span><text:span text:style-name="T10"> 20</text:span></text:p>
      <text:p text:style-name="P57">With index 5, numbers followed by period: <text:span text:style-name="T14">0 1 . . .</text:span><text:span text:style-name="T13"> 20</text:span></text:p>
      <text:p text:style-name="Standard">For enclosed figures <text:span text:style-name="T325">10 and higher</text:span>, <text:span text:style-name="Source_20_Text"><text:span text:style-name="T324">rlig</text:span></text:span><text:span text:style-name="T324"> (Required Ligatures) must also be enabled (as it should be by default: see </text:span><text:a xlink:type="simple" xlink:href="#req" text:style-name="Internet_20_link" text:visited-style-name="Visited_20_Internet_20_Link"><text:span text:style-name="T324">Required Features</text:span></text:a><text:span text:style-name="T324"> below).</text:span></text:p>
      <text:h text:style-name="Heading_20_2" text:outline-level="2"><text:span text:style-name="T318">6. </text:span><text:span text:style-name="Source_20_Text">tnum</text:span> – Tabular Figures</text:h>
      <text:p text:style-name="P1">F<text:span text:style-name="T241">ixed-width f</text:span>igures: 0123456789 <text:span text:style-name="T241">(default </text:span><text:span text:style-name="T243">or with </text:span><text:span text:style-name="Source_20_Text"><text:span text:style-name="T243">lnum</text:span></text:span><text:span text:style-name="T241">),</text:span> <text:span text:style-name="T15">0123456789 </text:span><text:span text:style-name="T16">(with </text:span><text:span text:style-name="Source_20_Text"><text:span text:style-name="T241">onum</text:span></text:span><text:span text:style-name="T16">).</text:span></text:p>
      <text:h text:style-name="Heading_20_2" text:outline-level="2"><text:soft-page-break/><text:span text:style-name="T318">7. </text:span><text:bookmark-start text:name="onum"/><text:span text:style-name="Source_20_Text">onum</text:span><text:bookmark-end text:name="onum"/> – Oldstyle Figures</text:h>
      <text:p text:style-name="P1">Figures that harmonize with lowercase characters: <text:span text:style-name="T17">0123456789 </text:span><text:span text:style-name="T18">(default or with </text:span><text:span text:style-name="Source_20_Text"><text:span text:style-name="T241">tnum</text:span></text:span><text:span text:style-name="T18">),</text:span> <text:span text:style-name="T19">0123456789 </text:span><text:span text:style-name="T20">(with </text:span><text:span text:style-name="Source_20_Text"><text:span text:style-name="T241">pnum</text:span></text:span><text:span text:style-name="T20">). </text:span><text:span text:style-name="T22">When combined with </text:span><text:span text:style-name="Source_20_Text"><text:span text:style-name="T324">pnum</text:span></text:span><text:span text:style-name="T22">, this feature also affects subscripts and superscripts.</text:span></text:p>
      <text:h text:style-name="Heading_20_2" text:outline-level="2"><text:span text:style-name="T318">8. </text:span><text:bookmark-start text:name="pnum"/><text:span text:style-name="Source_20_Text">pnum</text:span><text:bookmark-end text:name="pnum"/> – Proportional Figures</text:h>
      <text:p text:style-name="P43"><text:span text:style-name="T241">Proportionally spaced </text:span><text:span text:style-name="T195">fi</text:span><text:span text:style-name="T242">gures: </text:span><text:span text:style-name="T24">0123456789 </text:span><text:span text:style-name="T25">(default or with </text:span><text:span text:style-name="Source_20_Text"><text:span text:style-name="T241">lnum</text:span></text:span><text:span text:style-name="T25">),</text:span><text:span text:style-name="T242"> </text:span><text:span text:style-name="T21">0123456789 </text:span><text:span text:style-name="T20">(with </text:span><text:span text:style-name="Source_20_Text"><text:span text:style-name="T241">onum</text:span></text:span><text:span text:style-name="T20">). </text:span><text:span text:style-name="T22">When combined with </text:span><text:span text:style-name="Source_20_Text"><text:span text:style-name="T324">onum</text:span></text:span><text:span text:style-name="T22">, this feature also affects subscripts and superscripts.</text:span></text:p>
      <text:h text:style-name="Heading_20_2" text:outline-level="2"><text:span text:style-name="T318">9. </text:span><text:bookmark-start text:name="lnum"/><text:span text:style-name="Source_20_Text">lnum</text:span><text:bookmark-end text:name="lnum"/> – Lining Figures</text:h>
      <text:p text:style-name="P2">Figures in a uniform height, harmonizing with uppercase letters: 0123456789 <text:span text:style-name="T241">(default </text:span><text:span text:style-name="T243">or with </text:span><text:span text:style-name="Source_20_Text"><text:span text:style-name="T243">tnum</text:span></text:span><text:span text:style-name="T241">),</text:span> <text:span text:style-name="T23">0123456789 </text:span><text:span text:style-name="T25">(with </text:span><text:span text:style-name="Source_20_Text"><text:span text:style-name="T241">pnum</text:span></text:span><text:span text:style-name="T25">).</text:span></text:p>
      <text:h text:style-name="Heading_20_2" text:outline-level="2"><text:span text:style-name="T318">10. </text:span><text:bookmark-start text:name="zero"/><text:span text:style-name="Source_20_Text">zero</text:span><text:bookmark-end text:name="zero"/> – Slashed <text:span text:style-name="T249">Z</text:span>ero</text:h>
      <text:p text:style-name="P45"><text:span text:style-name="T37">Produces slashed zero in all number styles: </text:span><text:span text:style-name="T88">0 </text:span><text:span text:style-name="T89">0</text:span><text:span text:style-name="T88"> </text:span><text:span text:style-name="T90">0 </text:span><text:span text:style-name="T91">0</text:span><text:span text:style-name="T37">. Includ</text:span><text:span text:style-name="T55">es</text:span><text:span text:style-name="T37"> superscripts and subscripts: <text:s/></text:span><text:span text:style-name="T92">0</text:span><text:span text:style-name="T90"> </text:span><text:span text:style-name="T93">0</text:span><text:span text:style-name="T90"> </text:span><text:span text:style-name="T94">0</text:span><text:span text:style-name="T90"> </text:span><text:span text:style-name="T95">0</text:span><text:span text:style-name="T37">.</text:span></text:p>
      <text:h text:style-name="Heading_20_2" text:outline-level="2"><text:span text:style-name="T318">11. </text:span><text:bookmark-start text:name="sups"/><text:span text:style-name="Source_20_Text">sups</text:span><text:bookmark-end text:name="sups"/> – Superscripts</text:h>
      <text:p text:style-name="P3">Produces superscript numbers and letters. Only affects lining tabular and oldstyle proportional figures. All lowercase letters of the basic Latin alphabet are covered, and most uppercase letters: <text:span text:style-name="T96">0123</text:span> <text:span text:style-name="T97">4567 </text:span><text:span text:style-name="T96">abcde</text:span> <text:span text:style-name="T96">ABDEG</text:span>.</text:p>
      <text:h text:style-name="P80" text:outline-level="2"><text:span text:style-name="T318">12. </text:span><text:bookmark-start text:name="subs"/><text:span text:style-name="Source_20_Text">subs</text:span><text:bookmark-end text:name="subs"/> – Subscripts</text:h>
      <text:p text:style-name="P3">Produces subscript numbers. Only affects lining tabular and oldstyle proportional figures: <text:span text:style-name="T98">8901</text:span> <text:span text:style-name="T99">2345</text:span>.</text:p>
      <text:h text:style-name="Heading_20_2" text:outline-level="2"><text:span text:style-name="T318">13. </text:span><text:bookmark-start text:name="ornm"/><text:span text:style-name="Source_20_Text">ornm</text:span><text:bookmark-end text:name="ornm"/> – Ornaments</text:h>
      <text:p text:style-name="P4">Produces ornaments (fleurons) in either of two ways: as an indexed variant of the bullet character (U+2022) or as a variant of a-z, A-C (all fleurons are available by either method):</text:p>
      <text:p text:style-name="P58">As a variant of •: 1=<text:span text:style-name="T100">•</text:span>, 2=<text:span text:style-name="T101">•</text:span>, 3=<text:span text:style-name="T102">•</text:span>, 4=<text:span text:style-name="T103">•</text:span>, etc., up to 29.</text:p>
      <text:p text:style-name="P58">As a variant of a-z, A-C: e=<text:span text:style-name="T104">e</text:span>, f=<text:span text:style-name="T104">f</text:span>, g=<text:span text:style-name="T104">g</text:span>, h=<text:span text:style-name="T104">h</text:span>, etc.</text:p>
      <text:p text:style-name="P67">The method with letters of the alphabet is easier, but the method with bullets will produce a more satisfactory result when text is displayed in an environment where JuniusX is not available or <text:span text:style-name="Source_20_Text">ornm</text:span> is not implemented.</text:p>
      <text:h text:style-name="Heading_20_2" text:outline-level="2"><text:soft-page-break/><text:span text:style-name="T318">14. </text:span><text:bookmark-start text:name="ss01"/><text:span text:style-name="Source_20_Text">ss01</text:span><text:bookmark-end text:name="ss01"/> – Alternate thorn and eth</text:h>
      <text:p text:style-name="P10"><text:span text:style-name="T38">Produces Nordic thorn and eth (</text:span><text:span text:style-name="T105">þðÞ</text:span><text:span text:style-name="T38">) when the language is English, and English thorn and eth (þðÞ) with any other language. This also affects small caps, crossed thorn (ꝥ</text:span><text:span text:style-name="T105"> ꝥ</text:span><text:span text:style-name="T38">), combining mark eth (U+1DD9, ◌ᷙ </text:span><text:span text:style-name="T105">◌ᷙ</text:span><text:span text:style-name="T38">), and enlarged thorn and eth (see </text:span><text:span text:style-name="Source_20_Text"><text:span text:style-name="T244">ss06</text:span></text:span><text:span text:style-name="T38">). </text:span><text:span text:style-name="T72">This feature depends on </text:span><text:a xlink:type="simple" xlink:href="#req" text:style-name="Internet_20_link" text:visited-style-name="Visited_20_Internet_20_Link"><text:span text:style-name="Source_20_Text"><text:span text:style-name="T327">loca</text:span></text:span></text:a><text:span text:style-name="T72"> (Localized Forms), which in most applications will always be enabled.</text:span></text:p>
      <text:h text:style-name="Heading_20_2" text:outline-level="2"><text:span text:style-name="T318">15. </text:span><text:bookmark-start text:name="ss02"/><text:span text:style-name="Source_20_Text"><text:span text:style-name="T244">s</text:span></text:span><text:span text:style-name="Source_20_Text">s02</text:span><text:bookmark-end text:name="ss02"/><text:span text:style-name="T36"> – Insular </text:span><text:span text:style-name="T250">L</text:span><text:span text:style-name="T36">etter-</text:span><text:span text:style-name="T250">F</text:span><text:span text:style-name="T36">orms</text:span></text:h>
      <text:p text:style-name="P46"><text:span text:style-name="T74">Produces insular letter-forms, e.g. </text:span><text:span text:style-name="T108">dfgrsw</text:span><text:span text:style-name="T74">. Does not affect capitals (except W), as these are not commonly used in early manuscripts. </text:span><text:span text:style-name="T73">For these, use the Character Variant (cv</text:span><text:span text:style-name="T30">nn</text:span><text:span text:style-name="T73">) features.</text:span></text:p>
      <text:h text:style-name="Heading_20_2" text:outline-level="2"><text:span text:style-name="T318">16. </text:span><text:bookmark-start text:name="hist"/><text:span text:style-name="Source_20_Text">hist</text:span><text:bookmark-end text:name="hist"/> – Historical Forms</text:h>
      <text:p text:style-name="P11"><text:span text:style-name="T36">Changes s to </text:span><text:span text:style-name="T109">s</text:span><text:span text:style-name="T36"> (longs).</text:span></text:p>
      <text:h text:style-name="Heading_20_2" text:outline-level="2"><text:span text:style-name="T318">17. </text:span><text:bookmark-start text:name="ss03"/><text:span text:style-name="Source_20_Text">ss03</text:span><text:bookmark-end text:name="ss03"/> – Long s</text:h>
      <text:p text:style-name="P11"><text:span text:style-name="T36">Changes s to </text:span><text:span text:style-name="T111">s</text:span><text:span text:style-name="T36"> (duplicating hist). </text:span><text:span text:style-name="T42">see also </text:span><text:span text:style-name="Source_20_Text"><text:span text:style-name="T245">ss08</text:span></text:span><text:span text:style-name="T42">.</text:span></text:p>
      <text:h text:style-name="Heading_20_2" text:outline-level="2"><text:span text:style-name="T318">18. </text:span><text:bookmark-start text:name="ss04"/><text:span text:style-name="Source_20_Text">ss04</text:span><text:bookmark-end text:name="ss04"/> – High <text:span text:style-name="T249">O</text:span>verline</text:h>
      <text:p text:style-name="P12"><text:span text:style-name="T36">Produces a high overline over letters used as roman numbers, e.g. </text:span><text:span text:style-name="T112">cdij LMVX</text:span><text:span text:style-name="T36">.</text:span></text:p>
      <text:h text:style-name="Heading_20_2" text:outline-level="2"><text:span text:style-name="T318">19. </text:span><text:bookmark-start text:name="ss05"/><text:span text:style-name="Source_20_Text">ss05</text:span><text:bookmark-end text:name="ss05"/> – Medium-High Overline</text:h>
      <text:p text:style-name="P12"><text:span text:style-name="T36">Produces a medium-high overline over (or through the ascenders of) letters used as roman numbers, e.g. <text:s/></text:span><text:span text:style-name="T113">cdij</text:span><text:span text:style-name="T36">.</text:span></text:p>
      <text:h text:style-name="Heading_20_2" text:outline-level="2"><text:span text:style-name="T318">20. </text:span><text:bookmark-start text:name="ss06"/><text:span text:style-name="Source_20_Text">ss06</text:span><text:bookmark-end text:name="ss06"/> – Enlarged Minuscules</text:h>
      <text:p text:style-name="P12"><text:span text:style-name="T36">Lowercase letters that match the height of normal ones, but with a higher x-height, e.g. </text:span><text:span text:style-name="T114">abcdefg</text:span><text:span text:style-name="T36">. </text:span><text:span text:style-name="T73">Covers the whole of the basic Latin alphabet and several other letters: consult the MUFI recommendation for more details.</text:span></text:p>
      <text:h text:style-name="Heading_20_2" text:outline-level="2"><text:span text:style-name="T318">21. </text:span><text:bookmark-start text:name="ss07"/><text:span text:style-name="Source_20_Text">ss07</text:span><text:bookmark-end text:name="ss07"/> – Underdotted <text:span text:style-name="T249">T</text:span>ext</text:h>
      <text:p text:style-name="P13"><text:span text:style-name="T36">Produces underdotted text </text:span><text:span text:style-name="T77">(indicating deletion in many medieval manuscript)</text:span><text:span text:style-name="T36"> for many letters (including the whole of the basic Latin alphabet and a number of other </text:span><text:span text:style-name="T63">letters</text:span><text:span text:style-name="T36">), e.g. </text:span><text:span text:style-name="T115">abcdefg HIJKLM</text:span><text:span text:style-name="T36">. </text:span><text:span text:style-name="T76">This also affects small caps, e.g. </text:span><text:span text:style-name="T31">abcdef</text:span><text:span text:style-name="T76"> </text:span><text:span text:style-name="T37">→ </text:span><text:span text:style-name="T330">abcdef</text:span><text:span text:style-name="T76">.</text:span><text:span text:style-name="T36"> </text:span><text:span text:style-name="T77">For letters </text:span><text:span text:style-name="T79">without corresponding</text:span><text:span text:style-name="T77"> underdotted </text:span><text:span text:style-name="T79">forms</text:span><text:span text:style-name="T77"> </text:span><text:span text:style-name="T78">(e.g. U+A75</text:span><text:span text:style-name="T79">1</text:span><text:span text:style-name="T78">, ꝑ)</text:span><text:span text:style-name="T77">, use U+0323, combining dot below </text:span><text:span text:style-name="T78">( ꝑ̣)</text:span><text:span text:style-name="T77">.</text:span></text:p>
      <text:h text:style-name="Heading_20_2" text:outline-level="2"><text:soft-page-break/><text:span text:style-name="T318">22. </text:span><text:bookmark-start text:name="ss08"/><text:span text:style-name="Source_20_Text">ss08</text:span><text:bookmark-end text:name="ss08"/> – Contextual <text:span text:style-name="T249">L</text:span>ong s</text:h>
      <text:p text:style-name="P44"><text:span text:style-name="T71">In English and French text only, varies s and </text:span><text:span text:style-name="T110">s</text:span><text:span text:style-name="T71"> according to rules followed by many early printers: </text:span><text:span text:style-name="T116">sports, essence, stormy, disheveled, transfusions, slyness, cliffside</text:span><text:span text:style-name="T71">. For </text:span><text:span text:style-name="T54">this feature to work properly</text:span><text:span text:style-name="T71">, </text:span><text:span text:style-name="Source_20_Text"><text:span text:style-name="T325">calt</text:span></text:span><text:span text:style-name="T69"> (</text:span><text:span text:style-name="T70">Contextual Alternates</text:span><text:span text:style-name="T69">) must also be enabled (as it should be by default: see </text:span><text:a xlink:type="simple" xlink:href="#req" text:style-name="Internet_20_link" text:visited-style-name="Visited_20_Internet_20_Link"><text:span text:style-name="T69">Required Features</text:span></text:a><text:span text:style-name="T69"> below).</text:span></text:p>
      <text:h text:style-name="Heading_20_2" text:outline-level="2"><text:span text:style-name="T318">23. </text:span><text:bookmark-start text:name="ss11"/><text:span text:style-name="Source_20_Text">ss11</text:span><text:bookmark-end text:name="ss11"/> – r <text:span text:style-name="T249">R</text:span>otunda</text:h>
      <text:p text:style-name="P14"><text:span text:style-name="T36">In lowercase and small caps, substitutes r rotunda (</text:span><text:span text:style-name="T117">r</text:span><text:span text:style-name="T36">) for r. See also </text:span><text:span text:style-name="Source_20_Text">ss16</text:span></text:p>
      <text:h text:style-name="Heading_20_2" text:outline-level="2"><text:span text:style-name="T318">24. </text:span><text:bookmark-start text:name="ss12"/><text:span text:style-name="Source_20_Text">ss12</text:span><text:bookmark-end text:name="ss12"/> – Early English Futhorc</text:h>
      <text:p text:style-name="P47"><text:span text:style-name="T39">Changes Latin letters to their equivalents in the early English futhorc. Because of the variability of the runic alphabet, this method of transliteration may not produce the result you want. In that case, it may be necessary to manually edit the result. </text:span><text:span text:style-name="T56">fisc flodu ahof</text:span><text:span text:style-name="T39"> </text:span><text:span text:style-name="T37">→ <text:s/></text:span><text:span text:style-name="T119">fisc flodu ahof</text:span><text:span text:style-name="T39">.</text:span></text:p>
      <text:h text:style-name="Heading_20_2" text:outline-level="2"><text:span text:style-name="T318">25. </text:span><text:bookmark-start text:name="ss13"/><text:span text:style-name="Source_20_Text">ss13</text:span><text:bookmark-end text:name="ss13"/> – Elder Futhark</text:h>
      <text:p text:style-name="P14"><text:span text:style-name="T36">Changes Latin letters to their equivalents in the Elder Futhark. Because of the variability of the runic alphabet, this method of transliteration may not produce the result you want. In that case, it may be necessary to manually edit the result. ABCDEFG </text:span><text:span text:style-name="T37">→ </text:span><text:span text:style-name="T120">ABCDEFG</text:span><text:span text:style-name="T36">.</text:span></text:p>
      <text:h text:style-name="Heading_20_2" text:outline-level="2"><text:span text:style-name="T318">26. </text:span><text:bookmark-start text:name="ss14"/><text:span text:style-name="Source_20_Text">ss14</text:span><text:bookmark-end text:name="ss14"/> – Younger Futhark</text:h>
      <text:p text:style-name="P15"><text:span text:style-name="T39">Changes Latin letters to their equivalents in the Younger Futhark. Because of the variability of the runic alphabet, this method of transliteration may not produce the result you want. In that case, it may be necessary to manually edit the result. ABCDEFG </text:span><text:span text:style-name="T37">→ </text:span><text:span text:style-name="T122">ABCDEFG</text:span><text:span text:style-name="T39">.</text:span></text:p>
      <text:h text:style-name="Heading_20_2" text:outline-level="2"><text:span text:style-name="T318">27. </text:span><text:bookmark-start text:name="ss15"/><text:span text:style-name="Source_20_Text">ss15</text:span><text:bookmark-end text:name="ss15"/> – Long Branch to Short Twig</text:h>
      <text:p text:style-name="P14"><text:span text:style-name="T36">In combination with </text:span><text:span text:style-name="Source_20_Text">ss14</text:span><text:span text:style-name="T36">, converts long branch to short twig runes: <text:s/></text:span><text:span text:style-name="T121">ABCDEFG </text:span><text:span text:style-name="T37">→</text:span><text:span text:style-name="T123"> </text:span><text:span text:style-name="T124">ABCDEFG</text:span><text:span text:style-name="T36">.</text:span></text:p>
      <text:h text:style-name="Heading_20_2" text:outline-level="2"><text:span text:style-name="T318">28. </text:span><text:bookmark-start text:name="ss16"/><text:span text:style-name="Source_20_Text">ss16</text:span><text:bookmark-end text:name="ss16"/> – Contextual r <text:span text:style-name="T249">R</text:span>otunda</text:h>
      <text:p text:style-name="P17"><text:span text:style-name="T36">Converts r to </text:span><text:span text:style-name="T117">r</text:span><text:span text:style-name="T36"> following the most common rules of medieval manuscripts: </text:span><text:span text:style-name="T125">priest, firm</text:span><text:span text:style-name="T126">er</text:span><text:span text:style-name="T125">, </text:span><text:span text:style-name="T126">frost,</text:span><text:span text:style-name="T125"> ornament</text:span><text:span text:style-name="T36">. </text:span><text:span text:style-name="T71">For </text:span><text:span text:style-name="T54">this feature to work properly</text:span><text:span text:style-name="T71">, </text:span><text:span text:style-name="Source_20_Text"><text:span text:style-name="T325">calt</text:span></text:span><text:span text:style-name="T69"> (</text:span><text:span text:style-name="T70">Contextual Alternates</text:span><text:span text:style-name="T69">) must also be enabled (as it should be by default: see </text:span><text:a xlink:type="simple" xlink:href="#req" text:style-name="Internet_20_link" text:visited-style-name="Visited_20_Internet_20_Link"><text:span text:style-name="T69">Required Features</text:span></text:a><text:span text:style-name="T69"> below).</text:span></text:p>
      <text:h text:style-name="Heading_20_2" text:outline-level="2"><text:soft-page-break/><text:span text:style-name="T318">29. </text:span><text:bookmark-start text:name="ss18"/><text:span text:style-name="Source_20_Text">ss18</text:span><text:bookmark-end text:name="ss18"/> – Old-<text:span text:style-name="T249">S</text:span>tyle <text:span text:style-name="T249">P</text:span>unctuation <text:span text:style-name="T249">S</text:span>pacing</text:h>
      <text:p text:style-name="P6">Colons, semicolons, parentheses, quotation marks and several other glyphs are spaced as in early printed books.</text:p>
      <text:h text:style-name="Heading_20_2" text:outline-level="2"><text:span text:style-name="T318">30. </text:span><text:bookmark-start text:name="ss19"/><text:span text:style-name="Source_20_Text">ss19</text:span><text:bookmark-end text:name="ss19"/> – Latin to Gothic <text:span text:style-name="T249">T</text:span>ransliteration</text:h>
      <text:p text:style-name="P16"><text:span text:style-name="T36">Produces Gothic letters from Latin: </text:span><text:span text:style-name="T75">Warþ þan in dagans jainans</text:span><text:span text:style-name="T36"> </text:span><text:span text:style-name="T37">→</text:span><text:span text:style-name="T36"> </text:span><text:span text:style-name="T127">Warþ þan in dagans jainans</text:span><text:span text:style-name="T36">.</text:span></text:p>
      <text:h text:style-name="Heading_20_2" text:outline-level="2"><text:span text:style-name="T318">31. </text:span><text:bookmark-start text:name="cv01"/><text:span text:style-name="Source_20_Text">cv01</text:span><text:bookmark-end text:name="cv01"/> – Variants of aA</text:h>
      <text:p text:style-name="P18"><text:span text:style-name="T36">1=</text:span><text:span text:style-name="T132">aA</text:span><text:span text:style-name="T36">, 2=</text:span><text:span text:style-name="T131">aA</text:span><text:span text:style-name="T36">, 3=</text:span><text:span text:style-name="T130">a</text:span><text:span text:style-name="T36">, 4=</text:span><text:span text:style-name="T128">a</text:span><text:span text:style-name="T36">, 5=</text:span><text:span text:style-name="T129">a</text:span><text:span text:style-name="T36">.</text:span></text:p>
      <text:h text:style-name="Heading_20_2" text:outline-level="2"><text:span text:style-name="T318">32. </text:span><text:bookmark-start text:name="cv02"/><text:span text:style-name="Source_20_Text">cv02</text:span><text:bookmark-end text:name="cv02"/> – Variants of ąĄ</text:h>
      <text:p text:style-name="P42"><text:span text:style-name="T67">1=</text:span><text:span text:style-name="T133">ąĄ</text:span><text:span text:style-name="T136">ą</text:span><text:span text:style-name="T67">, 2=</text:span><text:span text:style-name="T134">ąĄ</text:span><text:span text:style-name="T67">, 3=</text:span><text:span text:style-name="T135">Ą</text:span></text:p>
      <text:h text:style-name="P81" text:outline-level="2"><text:bookmark-start text:name="cv05unused"/><text:span text:style-name="Source_20_Text"><text:span text:style-name="T246">cv0</text:span></text:span><text:span text:style-name="Source_20_Text"><text:span text:style-name="T315">3</text:span></text:span><text:bookmark-end text:name="cv05unused"/></text:h>
      <text:p text:style-name="Standard">There are no variants of bB.</text:p>
      <text:h text:style-name="Heading_20_2" text:outline-level="2"><text:span text:style-name="T318">33. </text:span><text:bookmark-start text:name="cv04"/><text:span text:style-name="Source_20_Text">cv04</text:span><text:bookmark-end text:name="cv04"/> – Variant of C</text:h>
      <text:p text:style-name="P5">1=<text:span text:style-name="T137">C</text:span></text:p>
      <text:h text:style-name="Heading_20_2" text:outline-level="2"><text:span text:style-name="T318">34. </text:span><text:bookmark-start text:name="cv05"/><text:span text:style-name="Source_20_Text">cv05</text:span><text:bookmark-end text:name="cv05"/> – Variants of dD</text:h>
      <text:p text:style-name="P55"><text:span text:style-name="T82">1=</text:span><text:span text:style-name="T368">dDd◌{^d}</text:span><text:span text:style-name="T82">, 2=</text:span><text:span text:style-name="T138">d◌{^d}</text:span><text:span text:style-name="T82">.</text:span></text:p>
      <text:h text:style-name="P82" text:outline-level="2"><text:span text:style-name="T318">35. </text:span><text:bookmark-start text:name="cv06"/><text:span text:style-name="Source_20_Text">cv06</text:span><text:bookmark-end text:name="cv06"/><text:span text:style-name="Source_20_Text"><text:span text:style-name="T47"> – Variant of đ </text:span></text:span><text:span text:style-name="Source_20_Text"><text:span text:style-name="T48">(U+0111, d with stroke)</text:span></text:span></text:h>
      <text:p text:style-name="P9">1=<text:span text:style-name="T299">đ</text:span></text:p>
      <text:h text:style-name="Heading_20_2" text:outline-level="2"><text:span text:style-name="T318">36. </text:span><text:bookmark-start text:name="cv07"/><text:span text:style-name="Source_20_Text"><text:span text:style-name="T26">c</text:span></text:span><text:span text:style-name="Source_20_Text">v07</text:span><text:bookmark-end text:name="cv07"/><text:span text:style-name="T36"> – </text:span><text:span text:style-name="T40">Variants of eE</text:span></text:h>
      <text:p text:style-name="P7">1=<text:span text:style-name="T139">eE</text:span><text:span text:style-name="T329">e</text:span>, 2=<text:span text:style-name="T140">eE</text:span>, 3=<text:span text:style-name="T141">e</text:span><text:span text:style-name="T36">.</text:span></text:p>
      <text:h text:style-name="Heading_20_2" text:outline-level="2"><text:span text:style-name="T318">37. </text:span><text:bookmark-start text:name="cv08"/><text:span text:style-name="Source_20_Text">cv08</text:span><text:bookmark-end text:name="cv08"/> – Variants of ęĘ</text:h>
      <text:p text:style-name="P8"><text:span text:style-name="T36">1=</text:span><text:span text:style-name="T142">ęĘ</text:span><text:span text:style-name="T298">ę</text:span><text:span text:style-name="T142">◌{^ę}</text:span><text:span text:style-name="T298"></text:span><text:span text:style-name="T142"></text:span><text:span text:style-name="T298"></text:span><text:span text:style-name="T36"> </text:span><text:span text:style-name="T237">(</text:span><text:span text:style-name="T36">etc.</text:span><text:span text:style-name="T237">)</text:span><text:span text:style-name="T36">, 2=</text:span><text:span text:style-name="T143">ęĘ</text:span><text:span text:style-name="T238">ę</text:span><text:span text:style-name="T36">.</text:span></text:p>
      <text:h text:style-name="Heading_20_2" text:outline-level="2"><text:span text:style-name="T318">38. </text:span><text:bookmark-start text:name="cv09"/><text:span text:style-name="Source_20_Text">cv09</text:span><text:bookmark-end text:name="cv09"/> – Variants of f <text:span text:style-name="T144">F</text:span></text:h>
      <text:p text:style-name="P37"><text:span text:style-name="T144">1=</text:span><text:span text:style-name="T145">fF</text:span><text:span text:style-name="T239">f</text:span><text:span text:style-name="T240">f</text:span><text:span text:style-name="T144">, 2=</text:span><text:span text:style-name="T149">f</text:span><text:span text:style-name="T144">, 3=</text:span><text:span text:style-name="T148">f</text:span><text:span text:style-name="T144">, 4=</text:span><text:span text:style-name="T147">f</text:span><text:span text:style-name="T144">, 5=</text:span><text:span text:style-name="T146">f</text:span><text:span text:style-name="T144">.</text:span></text:p>
      <text:h text:style-name="Heading_20_2" text:outline-level="2"><text:span text:style-name="T318">39. </text:span><text:bookmark-start text:name="cv10"/><text:span text:style-name="Source_20_Text">cv10</text:span><text:bookmark-end text:name="cv10"/> – Variants of Gg</text:h>
      <text:p text:style-name="P19">1=<text:span text:style-name="T150">gG</text:span><text:span text:style-name="T151">g</text:span>, <text:span text:style-name="T152">2=</text:span><text:span text:style-name="T156">gG</text:span><text:span text:style-name="T152">, 3=</text:span><text:span text:style-name="T155">g</text:span><text:span text:style-name="T152">, 4=</text:span><text:span text:style-name="T154">g</text:span><text:span text:style-name="T152">, 5=</text:span><text:span text:style-name="T153">g</text:span><text:span text:style-name="T152">.</text:span></text:p>
      <text:h text:style-name="Heading_20_2" text:outline-level="2"><text:soft-page-break/><text:span text:style-name="T318">40. </text:span><text:bookmark-start text:name="cv11"/><text:span text:style-name="Source_20_Text">cv11</text:span><text:bookmark-end text:name="cv11"/> – Variants of ȝȜ (Yogh)</text:h>
      <text:p text:style-name="P20">1=<text:span text:style-name="T157">ȝȜ</text:span><text:span text:style-name="T160">ȝ</text:span><text:span text:style-name="T158">ȝȜ</text:span><text:span text:style-name="T159">ȝ</text:span>.</text:p>
      <text:h text:style-name="Heading_20_2" text:outline-level="2"><text:span text:style-name="T318">41. </text:span><text:bookmark-start text:name="cv12"/><text:span text:style-name="Source_20_Text">cv12</text:span><text:bookmark-end text:name="cv12"/> – Variants of hH</text:h>
      <text:p text:style-name="P21">1=<text:span text:style-name="T162">hH</text:span>.</text:p>
      <text:h text:style-name="Heading_20_2" text:outline-level="2"><text:span text:style-name="T318">42. </text:span><text:bookmark-start text:name="cv13"/><text:span text:style-name="Source_20_Text">cv13</text:span><text:bookmark-end text:name="cv13"/> – Variants of iI</text:h>
      <text:p text:style-name="Standard">1=<text:span text:style-name="T354">iI</text:span>, 2=<text:span text:style-name="T163">i◌{^i}</text:span>.</text:p>
      <text:h text:style-name="Heading_20_2" text:outline-level="2"><text:span text:style-name="T357">43. </text:span><text:bookmark-start text:name="cv14"/><text:span text:style-name="Source_20_Text">cv14</text:span><text:bookmark-end text:name="cv14"/> – <text:span text:style-name="T357">Variants of j</text:span></text:h>
      <text:p text:style-name="P53">1=<text:span text:style-name="T358">j◌{^j}</text:span></text:p>
      <text:h text:style-name="Heading_20_2" text:outline-level="2"><text:span text:style-name="T318">44. </text:span><text:bookmark-start text:name="cv15"/><text:span text:style-name="Source_20_Text">cv15</text:span><text:bookmark-end text:name="cv15"/> – Variants of k</text:h>
      <text:p text:style-name="P22"><text:span text:style-name="T161">1=</text:span><text:span text:style-name="T166">k</text:span><text:span text:style-name="T161">, 2=</text:span><text:span text:style-name="T165">k</text:span><text:span text:style-name="T161">, 3=</text:span><text:span text:style-name="T164">k</text:span><text:span text:style-name="T161">.</text:span></text:p>
      <text:h text:style-name="Heading_20_2" text:outline-level="2"><text:span text:style-name="T318">45. </text:span><text:bookmark-start text:name="cv16"/><text:span text:style-name="Source_20_Text">cv16</text:span><text:bookmark-end text:name="cv16"/> – Variant of l</text:h>
      <text:p text:style-name="P23">1=<text:span text:style-name="T167">l</text:span>.</text:p>
      <text:h text:style-name="Heading_20_2" text:outline-level="2"><text:span text:style-name="T318">46. </text:span><text:bookmark-start text:name="cv17"/><text:span text:style-name="Source_20_Text">cv17</text:span><text:bookmark-end text:name="cv17"/> – Variant of ꝉ (U+A749, <text:span text:style-name="T314">l with high stroke</text:span>)</text:h>
      <text:p text:style-name="P23">1=<text:span text:style-name="T168">ꝉ</text:span>.</text:p>
      <text:h text:style-name="Heading_20_2" text:outline-level="2"><text:span text:style-name="T318">47. </text:span><text:bookmark-start text:name="cv18"/><text:span text:style-name="Source_20_Text">cv18</text:span><text:bookmark-end text:name="cv18"/> – Variants of mM</text:h>
      <text:p text:style-name="P54">1=<text:span text:style-name="T365">mM</text:span><text:span text:style-name="T366">m</text:span><text:span text:style-name="T365">◌{^m}</text:span>,<text:span text:style-name="T364"> 2=</text:span><text:span text:style-name="T170">mM</text:span><text:span text:style-name="T171">m</text:span><text:span text:style-name="T364">, 3=</text:span><text:span text:style-name="T169">mM</text:span><text:span text:style-name="T364">.</text:span></text:p>
      <text:h text:style-name="Heading_20_2" text:outline-level="2"><text:span text:style-name="T318">48. </text:span><text:bookmark-start text:name="cv19"/><text:span text:style-name="Source_20_Text">cv19</text:span><text:bookmark-end text:name="cv19"/> – Variants of nN</text:h>
      <text:p text:style-name="P24">1=<text:span text:style-name="T174">nN</text:span><text:span text:style-name="T175">n</text:span>, 2=<text:span text:style-name="T172">n</text:span><text:span text:style-name="T173">n</text:span>.</text:p>
      <text:h text:style-name="Heading_20_2" text:outline-level="2"><text:bookmark-start text:name="cv20"/><text:span text:style-name="Source_20_Text">cv20</text:span><text:bookmark-end text:name="cv20"/></text:h>
      <text:p text:style-name="P38">There are no variants of oO.</text:p>
      <text:h text:style-name="Heading_20_2" text:outline-level="2"><text:span text:style-name="T318">49. </text:span><text:bookmark-start text:name="cv21"/><text:span text:style-name="Source_20_Text">cv21</text:span><text:bookmark-end text:name="cv21"/> – Variants of ø</text:h>
      <text:p text:style-name="P24">1=<text:span text:style-name="T179">ø</text:span>, 2=<text:span text:style-name="T178">ø</text:span>, 3=<text:span text:style-name="T177">ø</text:span>, 4=<text:span text:style-name="T176">ø</text:span>.</text:p>
      <text:h text:style-name="Heading_20_2" text:outline-level="2"><text:span text:style-name="T318">50. </text:span><text:bookmark-start text:name="cv22"/><text:span text:style-name="Source_20_Text">cv22</text:span><text:bookmark-end text:name="cv22"/> – Variant of P</text:h>
      <text:p text:style-name="P25">1=<text:span text:style-name="T180">P</text:span>.</text:p>
      <text:h text:style-name="Heading_20_2" text:outline-level="2"><text:span text:style-name="T318">51. </text:span><text:bookmark-start text:name="cv23"/><text:span text:style-name="Source_20_Text">cv23</text:span><text:bookmark-end text:name="cv23"/> – Variant of Q</text:h>
      <text:p text:style-name="P26"><text:span text:style-name="T181">1=</text:span><text:span text:style-name="T182">Q</text:span><text:span text:style-name="T181">.</text:span></text:p>
      <text:h text:style-name="Heading_20_2" text:outline-level="2"><text:soft-page-break/><text:span text:style-name="T318">52. </text:span><text:bookmark-start text:name="cv24"/><text:span text:style-name="Source_20_Text">cv24</text:span><text:bookmark-end text:name="cv24"/> – Variants of rR</text:h>
      <text:p text:style-name="P26">1=<text:span text:style-name="T367">rRr◌{^r}</text:span>,<text:span text:style-name="T181"> 2=</text:span><text:span text:style-name="T183">rR</text:span><text:span text:style-name="T184">r</text:span><text:span text:style-name="T181">.</text:span></text:p>
      <text:h text:style-name="Heading_20_2" text:outline-level="2"><text:span text:style-name="T318">53. </text:span><text:bookmark-start text:name="cv25"/><text:span text:style-name="Source_20_Text">cv25</text:span><text:bookmark-end text:name="cv25"/> – Variants of sS</text:h>
      <text:p text:style-name="P27">1=<text:span text:style-name="T188">sS</text:span><text:span text:style-name="T189">s</text:span>, 2=<text:span text:style-name="T186">sS</text:span>, 3=<text:span text:style-name="T185">s</text:span>, 4=<text:span text:style-name="T187">s</text:span>.</text:p>
      <text:h text:style-name="Heading_20_2" text:outline-level="2"><text:span text:style-name="T318">54. </text:span><text:bookmark-start text:name="cv26"/><text:span text:style-name="Source_20_Text">cv26</text:span><text:bookmark-end text:name="cv26"/> – Variants of tT</text:h>
      <text:p text:style-name="Standard">1=<text:span text:style-name="T190">tTt◌{^t}</text:span>.</text:p>
      <text:h text:style-name="Heading_20_2" text:outline-level="2"><text:span text:style-name="Source_20_Text">cv27</text:span></text:h>
      <text:p text:style-name="P38">There are no variants of uU.</text:p>
      <text:h text:style-name="Heading_20_2" text:outline-level="2"><text:span text:style-name="T318">55. </text:span><text:bookmark-start text:name="cv28"/><text:span text:style-name="Source_20_Text"><text:span text:style-name="T192">cv28</text:span></text:span><text:bookmark-end text:name="cv28"/><text:span text:style-name="T192"> – Variants of vV</text:span></text:h>
      <text:p text:style-name="P39">1=<text:span text:style-name="T194">vV</text:span><text:span text:style-name="T211">v</text:span>, 2=<text:span text:style-name="T193">vV</text:span>.</text:p>
      <text:h text:style-name="Heading_20_2" text:outline-level="2"><text:span text:style-name="Source_20_Text">cv29</text:span></text:h>
      <text:p text:style-name="P38">There are no variants of wW.</text:p>
      <text:h text:style-name="Heading_20_2" text:outline-level="2"><text:span text:style-name="T318">56. </text:span><text:bookmark-start text:name="cv30"/><text:span text:style-name="Source_20_Text">cv30</text:span><text:bookmark-end text:name="cv30"/> – Variants of x</text:h>
      <text:p text:style-name="P28">1=<text:span text:style-name="T213">x</text:span>, 2=<text:span text:style-name="T212">x</text:span>.</text:p>
      <text:h text:style-name="Heading_20_2" text:outline-level="2"><text:span text:style-name="T318">57. </text:span><text:bookmark-start text:name="cv31"/><text:span text:style-name="Source_20_Text">cv31</text:span><text:bookmark-end text:name="cv31"/> – Variants of y</text:h>
      <text:p text:style-name="P29">1=<text:span text:style-name="T215">y</text:span>, 2=<text:span text:style-name="T214">y</text:span>.</text:p>
      <text:h text:style-name="Heading_20_2" text:outline-level="2"><text:span text:style-name="T318">58. </text:span><text:bookmark-start text:name="cv32"/><text:span text:style-name="Source_20_Text">cv32</text:span><text:bookmark-end text:name="cv32"/> – Variant of Z</text:h>
      <text:p text:style-name="P48">1=<text:span text:style-name="T216">Z</text:span>.</text:p>
      <text:h text:style-name="Heading_20_2" text:outline-level="2">59. <text:bookmark-start text:name="cv33"/><text:span text:style-name="Source_20_Text">cv33</text:span><text:bookmark-end text:name="cv33"/> – <text:span text:style-name="T28">a</text:span><text:span text:style-name="T36"> </text:span><text:span text:style-name="T80">to a</text:span></text:h>
      <text:p text:style-name="P50"><text:span text:style-name="T334">l=a. This features </text:span><text:span text:style-name="T198">reverts</text:span><text:span text:style-name="T334"> small cap </text:span><text:span text:style-name="T33">a</text:span><text:span text:style-name="T334"> to a, enabling it to ligature with small cap </text:span><text:span text:style-name="T33">n</text:span><text:span text:style-name="T334"> or </text:span><text:span text:style-name="T33">r</text:span><text:span text:style-name="T334"> via </text:span><text:span text:style-name="Source_20_Text"><text:span text:style-name="T334">hlig</text:span></text:span><text:span text:style-name="T334">: </text:span><text:span text:style-name="T331">an, ar</text:span><text:span text:style-name="T334">. </text:span><text:span text:style-name="T333">Be sure to </text:span><text:span text:style-name="T198">a</text:span><text:span text:style-name="T334">pply </text:span><text:span text:style-name="Source_20_Text"><text:span text:style-name="T334">smcp</text:span></text:span><text:span text:style-name="T334">, </text:span><text:span text:style-name="Source_20_Text"><text:span text:style-name="T334">cv33</text:span></text:span><text:span text:style-name="T334"> and </text:span><text:span text:style-name="Source_20_Text"><text:span text:style-name="T334">hlig</text:span></text:span><text:span text:style-name="T334"> to both components of the ligature.</text:span></text:p>
      <text:h text:style-name="Heading_20_2" text:outline-level="2"><text:span text:style-name="Source_20_Text">cv3</text:span><text:span text:style-name="Source_20_Text"><text:span text:style-name="T335">4</text:span></text:span>–<text:span text:style-name="Source_20_Text">cv39</text:span></text:h>
      <text:p text:style-name="P38">Reserved.</text:p>
      <text:h text:style-name="Heading_20_2" text:outline-level="2"><text:span text:style-name="T318">60. </text:span><text:bookmark-start text:name="cv40"/><text:span text:style-name="Source_20_Text">cv40</text:span><text:bookmark-end text:name="cv40"/> – Variants of ⁊ (U+204A, Tironian nota)</text:h>
      <text:p text:style-name="P30">1=<text:span text:style-name="T218">⁊</text:span>, 2=<text:span text:style-name="T217">⁊</text:span>.</text:p>
      <text:h text:style-name="Heading_20_2" text:outline-level="2"><text:soft-page-break/><text:span text:style-name="T336">61</text:span><text:span text:style-name="T318">. </text:span><text:bookmark-start text:name="cv41"/><text:span text:style-name="Source_20_Text">cv41</text:span><text:bookmark-end text:name="cv41"/> – Variant of {(ru)} <text:span text:style-name="T220">(U+A75D, </text:span><text:span text:style-name="T248">rum abbreviation</text:span><text:span text:style-name="T220">)</text:span></text:h>
      <text:p text:style-name="P31">1=<text:span text:style-name="T219">{(ru)}</text:span>.</text:p>
      <text:h text:style-name="Heading_20_2" text:outline-level="2"><text:span text:style-name="T318">62. </text:span><text:bookmark-start text:name="cv42"/><text:span text:style-name="Source_20_Text">cv42</text:span><text:bookmark-end text:name="cv42"/> – Variants of ◌{^zz} (U+035B, <text:span text:style-name="T248">combining zigzag above</text:span>)</text:h>
      <text:p text:style-name="P40"><text:span text:style-name="T220">1=</text:span><text:span text:style-name="T226">◌{^zz}</text:span><text:span text:style-name="T220">, 2=</text:span><text:span text:style-name="T222">◌{^zz}, </text:span><text:span text:style-name="T223">3</text:span><text:span text:style-name="T221">=</text:span><text:span text:style-name="T300">◌{^zz}. </text:span><text:span text:style-name="T64">Positioning of the zigzag can differ from that of other combining marks, e.g. b͛, </text:span><text:span text:style-name="T302">f͛</text:span><text:span text:style-name="T64">, </text:span><text:span text:style-name="T227">d͛</text:span><text:span text:style-name="T64">.</text:span><text:span text:style-name="T65"> </text:span><text:span text:style-name="T66">If </text:span><text:span text:style-name="Source_20_Text"><text:span text:style-name="T307">calt</text:span></text:span><text:span text:style-name="T66"> “Contextual Alternates” is enabled (as it should be </text:span><text:span text:style-name="T49">in </text:span><text:span text:style-name="T59">most</text:span><text:span text:style-name="T49"> apps</text:span><text:span text:style-name="T66">), variant </text:span><text:span text:style-name="T58">forms</text:span><text:span text:style-name="T66"> of alternate 2 will be used with several letters, e.g.</text:span><text:span text:style-name="T301"> </text:span><text:span text:style-name="T225">d͛,</text:span><text:span text:style-name="T224"> f͛, k͛</text:span><text:span text:style-name="T301">. Enable </text:span><text:span text:style-name="Source_20_Text"><text:span text:style-name="T307">case</text:span></text:span><text:span text:style-name="T301"> for </text:span><text:span text:style-name="T303">forms that harmonize with</text:span><text:span text:style-name="T301"> capitals </text:span><text:span text:style-name="T303">(</text:span><text:span text:style-name="T87">A͛ </text:span><text:span text:style-name="T304">B͛</text:span><text:span text:style-name="T87"> </text:span><text:span text:style-name="T305">C͛</text:span><text:span text:style-name="T87"> </text:span><text:span text:style-name="T306">D͛</text:span><text:span text:style-name="T303">)</text:span><text:span text:style-name="T83">, </text:span><text:span text:style-name="Source_20_Text"><text:span text:style-name="T363">smcp</text:span></text:span><text:span text:style-name="T83"> for forms </text:span><text:span text:style-name="T84">that harmonize</text:span><text:span text:style-name="T83"> with small caps (</text:span><text:span text:style-name="T35">e͛ </text:span><text:span text:style-name="T371">f͛</text:span><text:span text:style-name="T35"> </text:span><text:span text:style-name="T369">g͛</text:span><text:span text:style-name="T35"> </text:span><text:span text:style-name="T370">h͛</text:span><text:span text:style-name="T83">).</text:span></text:p>
      <text:h text:style-name="Heading_20_2" text:outline-level="2"><text:span text:style-name="T318">63. </text:span><text:bookmark-start text:name="cv43"/><text:span text:style-name="Source_20_Text">cv43</text:span><text:bookmark-end text:name="cv43"/> – Variant of ◌ᷓ (U+1DD3, <text:span text:style-name="T248">combining open a</text:span>)</text:h>
      <text:p text:style-name="P32">1=<text:span text:style-name="T228">◌ᷓ</text:span>.</text:p>
      <text:h text:style-name="Heading_20_2" text:outline-level="2"><text:span text:style-name="T318">64. </text:span><text:bookmark-start text:name="cv44"/><text:span text:style-name="Source_20_Text">cv44</text:span><text:bookmark-end text:name="cv44"/> – Variant of ◌ᷣ (U+1DE3, <text:span text:style-name="T248">combining r rotunda</text:span>)</text:h>
      <text:p text:style-name="P33">1=<text:span text:style-name="T229">◌ᷣ</text:span>.</text:p>
      <text:h text:style-name="Heading_20_2" text:outline-level="2"><text:span text:style-name="T318">65. </text:span><text:bookmark-start text:name="cv45"/><text:span text:style-name="Source_20_Text">cv45</text:span><text:bookmark-end text:name="cv45"/> – Variant of ◌̅◌ (U+0305, <text:span text:style-name="T248">two-letter overline</text:span>)</text:h>
      <text:p text:style-name="P34">1=<text:span text:style-name="T230">◌̅◌</text:span>.</text:p>
      <text:h text:style-name="Heading_20_2" text:outline-level="2"><text:span text:style-name="T318">66. </text:span><text:bookmark-start text:name="cv46"/><text:span text:style-name="Source_20_Text">cv46</text:span><text:bookmark-end text:name="cv46"/> – Variant of ◌̃ (U+0303, <text:span text:style-name="T248">combining tilde</text:span>)</text:h>
      <text:p text:style-name="P35">1=<text:span text:style-name="T231">◌̃</text:span>.</text:p>
      <text:h text:style-name="Heading_20_2" text:outline-level="2"><text:span text:style-name="Source_20_Text">cv47</text:span>–<text:span text:style-name="Source_20_Text">cv49</text:span></text:h>
      <text:p text:style-name="P38">Reserved.</text:p>
      <text:h text:style-name="Heading_20_2" text:outline-level="2"><text:span text:style-name="T318">67. </text:span><text:bookmark-start text:name="cv50"/><text:span text:style-name="Source_20_Text">cv50</text:span><text:bookmark-end text:name="cv50"/> – Variant of ʔ (U+0294, <text:span text:style-name="T248">glottal stop</text:span>)</text:h>
      <text:p text:style-name="P35">1=<text:span text:style-name="T232">ʔ</text:span>.</text:p>
      <text:h text:style-name="Heading_20_2" text:outline-level="2"><text:span text:style-name="T318">68. </text:span><text:bookmark-start text:name="cv51"/><text:span text:style-name="Source_20_Text">cv51</text:span><text:bookmark-end text:name="cv51"/> – Variant of ? <text:span text:style-name="T236">(question mark)</text:span></text:h>
      <text:p text:style-name="P36">1=<text:span text:style-name="T233">?</text:span>.</text:p>
      <text:h text:style-name="Heading_20_2" text:outline-level="2"><text:span text:style-name="T318">69. </text:span><text:bookmark-start text:name="cv52"/><text:span text:style-name="Source_20_Text">cv5</text:span><text:bookmark-end text:name="cv52"/><text:span text:style-name="Source_20_Text">3</text:span> – Variants of short horizontal stroke <text:span text:style-name="T308">(U+0335)</text:span></text:h>
      <text:p text:style-name="Standard"><text:span text:style-name="T308">1= </text:span><text:span text:style-name="T309">◌̵</text:span>, <text:span text:style-name="T308">2= </text:span><text:span text:style-name="T310">◌̵</text:span><text:span text:style-name="T308">, 3= </text:span><text:span text:style-name="T311">◌̵</text:span></text:p>
      <text:p text:style-name="P41"><text:span text:style-name="T308">This character </text:span><text:span text:style-name="T196">can be used with letters with ascenders or descenders, e.g. d̵ b̵ þ̵ </text:span><text:span text:style-name="T197">p̵</text:span><text:span text:style-name="T196">. </text:span><text:span text:style-name="Source_20_Text"><text:span text:style-name="T308">cv53</text:span></text:span><text:span text:style-name="T196"> with index=1 (the default) widens the stroke, and </text:span><text:span text:style-name="T197">indexes</text:span><text:span text:style-name="T196"> 2 and 3 offset the stroke to the right or left. Via </text:span><text:span text:style-name="Source_20_Text"><text:span text:style-name="T308">calt</text:span></text:span><text:span text:style-name="T196">, this </text:span><text:span text:style-name="T197">offset</text:span><text:span text:style-name="T196"> is </text:span><text:span text:style-name="T197">performed</text:span><text:span text:style-name="T196"> automatically for certain </text:span><text:soft-page-break/><text:span text:style-name="T196">characters </text:span><text:span text:style-name="T197">with ascenders</text:span><text:span text:style-name="T196">, </text:span><text:span text:style-name="T309">e.g. b̵ d̵ þ̵ </text:span><text:span text:style-name="T313">þ̵</text:span><text:span text:style-name="T196">. </text:span><text:span text:style-name="T197">Thus it should rarely be necessary to use an index with </text:span><text:span text:style-name="Source_20_Text"><text:span text:style-name="T312">cv53</text:span></text:span><text:span text:style-name="T197">.</text:span></text:p>
      <text:h text:style-name="Heading_20_2" text:outline-level="2"><text:span text:style-name="Source_20_Text">cv5</text:span><text:span text:style-name="Source_20_Text"><text:span text:style-name="T253">3</text:span></text:span>–<text:span text:style-name="Source_20_Text">cv99</text:span></text:h>
      <text:p text:style-name="P38">Reserved.</text:p>
      <text:h text:style-name="Heading_20_2" text:outline-level="2"><text:span text:style-name="T318">70. </text:span><text:bookmark-start text:name="rtlm"/><text:span text:style-name="Source_20_Text">rtlm</text:span><text:bookmark-end text:name="rtlm"/> – Right to Left Mirrored Forms</text:h>
      <text:p text:style-name="P36">Produces mirrored runes, e.g. <text:span text:style-name="T118">ABCDEFG</text:span> <text:span text:style-name="T37">→ </text:span><text:span text:style-name="T234">ABCDEFG</text:span><text:span text:style-name="T36">.</text:span></text:p>
      <text:h text:style-name="Heading_20_2" text:outline-level="2"><text:span text:style-name="T336">71</text:span><text:span text:style-name="T318">. </text:span><text:bookmark-start text:name="hlig"/><text:span text:style-name="Source_20_Text">hlig</text:span><text:bookmark-end text:name="hlig"/> – Historic <text:span text:style-name="T249">L</text:span>igatures</text:h>
      <text:p text:style-name="P51"><text:span text:style-name="T41">Produces ligatures </text:span><text:span text:style-name="T62">for combinations</text:span><text:span text:style-name="T41"> that </text:span><text:span text:style-name="T62">sh</text:span><text:span text:style-name="T41">ould not </text:span><text:span text:style-name="T46">ordinarily</text:span><text:span text:style-name="T41"> </text:span><text:span text:style-name="T81">do so</text:span><text:span text:style-name="T41"> in modern text. This </text:span><text:span text:style-name="T43">feature</text:span><text:span text:style-name="T41"> does not </text:span><text:span text:style-name="T45">produce those</text:span><text:span text:style-name="T41"> digraphs that have a phonetic value, e.g. æ, ꜳ, ꜵ. See the MUFI recommendation for this distinction. </text:span><text:span text:style-name="T255">The ligatures: </text:span><text:span text:style-name="T256">OꝚ</text:span><text:span text:style-name="T257">→</text:span><text:span text:style-name="T267">OꝚ</text:span><text:span text:style-name="T257">; OꝜ→</text:span><text:span text:style-name="T268">OꝜ</text:span><text:span text:style-name="T257">;</text:span><text:span text:style-name="T258"> PP→</text:span><text:span text:style-name="T269">PP</text:span><text:span text:style-name="T258">;</text:span><text:span text:style-name="T257"> UE→</text:span><text:span text:style-name="T268">UE</text:span><text:span text:style-name="T257">; UU→</text:span><text:span text:style-name="T268">UU</text:span><text:span text:style-name="T257">; af→</text:span><text:span text:style-name="T268">af</text:span><text:span text:style-name="T257">; aꝼ→</text:span><text:span text:style-name="T268">aꝼ</text:span><text:span text:style-name="T257">; ag→</text:span><text:span text:style-name="T268">ag</text:span><text:span text:style-name="T257">; al→</text:span><text:span text:style-name="T268">al</text:span><text:span text:style-name="T257">; an→</text:span><text:span text:style-name="T268">an</text:span><text:span text:style-name="T257">; </text:span><text:span text:style-name="T259">a</text:span><text:span text:style-name="T276">n</text:span><text:span text:style-name="T259">→</text:span><text:span text:style-name="T278">an </text:span><text:span text:style-name="T259">(for </text:span><text:span text:style-name="T278">an</text:span><text:span text:style-name="T259"> and </text:span><text:span text:style-name="T278">ar</text:span><text:span text:style-name="T259"> see </text:span><text:a xlink:type="simple" xlink:href="#cv33" text:style-name="Internet_20_link" text:visited-style-name="Visited_20_Internet_20_Link"><text:span text:style-name="Source_20_Text"><text:span text:style-name="T281">cv33</text:span></text:span></text:a><text:span text:style-name="T259"> above);</text:span><text:span text:style-name="T257"> ap→</text:span><text:span text:style-name="T268">ap</text:span><text:span text:style-name="T257">; </text:span><text:span text:style-name="T279">aþ</text:span><text:span text:style-name="T257">→</text:span><text:span text:style-name="T280">aþ</text:span><text:span text:style-name="T257">; ar→</text:span><text:span text:style-name="T268">ar</text:span><text:span text:style-name="T257">;</text:span><text:span text:style-name="T259"> a</text:span><text:span text:style-name="T276">r</text:span><text:span text:style-name="T259">→</text:span><text:span text:style-name="T278">ar</text:span><text:span text:style-name="T259">; </text:span><text:span text:style-name="T260">bg→</text:span><text:span text:style-name="T273">bg</text:span><text:span text:style-name="T260">;</text:span><text:span text:style-name="T257"> ch→</text:span><text:span text:style-name="T268">ch</text:span><text:span text:style-name="T257">; ck→</text:span><text:span text:style-name="T268">ck</text:span><text:span text:style-name="T257">; ꝺꝺ</text:span><text:span text:style-name="T258">→</text:span><text:span text:style-name="T269">ꝺꝺ</text:span><text:span text:style-name="T258">;</text:span><text:span text:style-name="T257"> ey→</text:span><text:span text:style-name="T268">ey</text:span><text:span text:style-name="T257">; f‌​ä→</text:span><text:span text:style-name="T282">fä</text:span><text:span text:style-name="T255"> (</text:span><text:span text:style-name="Source_20_Text"><text:span text:style-name="T283">calt</text:span></text:span><text:span text:style-name="T255"> Contextual Alternates must be </text:span><text:span text:style-name="T266">temporarily</text:span><text:span text:style-name="T255"> turned off for this ligature </text:span><text:span text:style-name="T260">to work properly</text:span><text:span text:style-name="T255">); </text:span><text:span text:style-name="T257">gd→</text:span><text:span text:style-name="T268">gd</text:span><text:span text:style-name="T257">; </text:span><text:span text:style-name="T279">gð→</text:span><text:span text:style-name="T284">gð</text:span><text:span text:style-name="T257">; </text:span><text:span text:style-name="T261">gꝺ→</text:span><text:span text:style-name="T270">gꝺ</text:span><text:span text:style-name="T261">; g</text:span><text:span text:style-name="T285">g</text:span><text:span text:style-name="T261">→</text:span><text:span text:style-name="T274">gg</text:span><text:span text:style-name="T255">; ɡɡ→</text:span><text:span text:style-name="T271">ɡɡ</text:span><text:span text:style-name="T262">;</text:span><text:span text:style-name="T261"> </text:span><text:span text:style-name="T262">go→</text:span><text:span text:style-name="T271">go</text:span><text:span text:style-name="T262">; gp→</text:span><text:span text:style-name="T271">gp</text:span><text:span text:style-name="T262">; gr→</text:span><text:span text:style-name="T271">gr</text:span><text:span text:style-name="T262">;</text:span><text:span text:style-name="T259"> </text:span><text:span text:style-name="T277">n</text:span><text:span text:style-name="T263">ſ→ </text:span><text:span text:style-name="T286">nſ</text:span><text:span text:style-name="T263">; (</text:span><text:span text:style-name="T264">U+017F </text:span><text:span text:style-name="T287">s</text:span><text:span text:style-name="T263"> must be entered directly for this ligature to work properly);</text:span><text:span text:style-name="T262"> </text:span><text:span text:style-name="T258">oc→</text:span><text:span text:style-name="T269">oc</text:span><text:span text:style-name="T258">; </text:span><text:span text:style-name="T288">or</text:span><text:span text:style-name="T256">→</text:span><text:span text:style-name="T289">or</text:span><text:span text:style-name="T256">; o{(ru)}→</text:span><text:span text:style-name="T267">o{(ru)}</text:span><text:span text:style-name="T256">; </text:span><text:span text:style-name="T258">pp→</text:span><text:span text:style-name="T269">pp</text:span><text:span text:style-name="T258">; ꝓ</text:span><text:span text:style-name="T259">p→</text:span><text:span text:style-name="T269">ꝓ</text:span><text:span text:style-name="T272">p</text:span><text:span text:style-name="T259">; qv→</text:span><text:span text:style-name="T272">qv</text:span><text:span text:style-name="T259">; </text:span><text:span text:style-name="T287">sä→</text:span><text:span text:style-name="T290">sä</text:span><text:span text:style-name="T263">; </text:span><text:span text:style-name="T291">sch</text:span><text:span text:style-name="T256">→</text:span><text:span text:style-name="T292">sch</text:span><text:span text:style-name="T293">;</text:span><text:span text:style-name="T263"> </text:span><text:span text:style-name="T287">s</text:span><text:span text:style-name="T263">tr</text:span><text:span text:style-name="T256">→</text:span><text:span text:style-name="T290">str</text:span><text:span text:style-name="T256">;</text:span><text:span text:style-name="T263"> ꞇꞇ→</text:span><text:span text:style-name="T274">ꞇꞇ</text:span><text:span text:style-name="T263">; </text:span><text:span text:style-name="T260">ue→</text:span><text:span text:style-name="T275">ue</text:span><text:span text:style-name="T260">; uu→</text:span><text:span text:style-name="T273">uu</text:span><text:span text:style-name="T260">.</text:span></text:p>
      <text:h text:style-name="Heading_20_2" text:outline-level="2"><text:span text:style-name="T318">72. </text:span><text:bookmark-start text:name="dlig"/><text:span text:style-name="Source_20_Text">dlig</text:span><text:bookmark-end text:name="dlig"/> – <text:span text:style-name="T249">D</text:span>iscretionary <text:span text:style-name="T249">L</text:span>igatures</text:h>
      <text:p text:style-name="P49"><text:span text:style-name="T41">Produces lesser-used ligatures, but also roman numbers, e.g. </text:span><text:span text:style-name="T235">ii, II, xi, XI. </text:span><text:span text:style-name="T255">The lesser-used ligatures: </text:span><text:span text:style-name="T294">ct, </text:span><text:span text:style-name="T295">sp, str,</text:span><text:span text:style-name="T294"> st, tr, tt, ty</text:span><text:span text:style-name="T265">.</text:span></text:p>
      <text:h text:style-name="P83" text:outline-level="2"><text:span text:style-name="T68">7</text:span><text:span text:style-name="T36">3. </text:span><text:bookmark-start text:name="ss17"/><text:span text:style-name="Source_20_Text">ss17</text:span><text:bookmark-end text:name="ss17"/><text:span text:style-name="T36"> – Rare Digraphs</text:span></text:h>
      <text:p text:style-name="P56"><text:span text:style-name="T373">By “digraph” we mean conjoined letters that represent a phonetic value: the most common examples for western languages are </text:span><text:span text:style-name="T322">æ</text:span><text:span text:style-name="T373"> and </text:span><text:span text:style-name="T322">œ</text:span><text:span text:style-name="T373"> (though these, because they are so common, are not included in this feature). Use of this feature in web pages </text:span><text:span text:style-name="T374">enables easier searches: for example, producing </text:span><text:span text:style-name="T375">þꜹ</text:span><text:span text:style-name="T374"> from </text:span><text:span text:style-name="T107">þav</text:span><text:span text:style-name="T374"> allows the word to be searched as “</text:span><text:span text:style-name="T106">þav</text:span><text:span text:style-name="T374">.” </text:span><text:span text:style-name="T378">The digraphs covered by this feature are </text:span><text:span text:style-name="T296">aa, ao, au, av, ay, oo, vy</text:span><text:span text:style-name="T378">, plus capital and small cap equivalents </text:span><text:span text:style-name="T380">and digraph + diacritic combinations anticipated in the MUFI recommendation</text:span><text:span text:style-name="T378">. To produce </text:span><text:span text:style-name="T380">such a</text:span><text:span text:style-name="T378"> digraph + diacritic combination, either type </text:span><text:span text:style-name="T210">a</text:span><text:span text:style-name="T378"> letter + diacritic combination as the second element of the digraph or type the diacritic after the second element. For example, a + ú yields </text:span><text:span text:style-name="T376">aú</text:span><text:span text:style-name="T378">, and a + y + U+0323 (combining dot below) yields </text:span><text:span text:style-name="T376">aỵ</text:span><text:span text:style-name="T378">. </text:span><text:span text:style-name="T379">To produce a digraph + diacritic combination not </text:span><text:soft-page-break/><text:span text:style-name="T379">covered by MUFI (e.g. </text:span><text:span text:style-name="T321">ꜵ̈</text:span><text:span text:style-name="T379">), you may have to enter the digraph directly and not via </text:span><text:span text:style-name="Source_20_Text"><text:span text:style-name="T379">ss17</text:span></text:span><text:span text:style-name="T379"> </text:span><text:span text:style-name="T380">(rare diacritics, however, are usually safe to use with this feature—e.g. </text:span><text:span text:style-name="T377">aaᷘ</text:span><text:span text:style-name="T380">).</text:span></text:p>
      <text:h text:style-name="Heading_20_2" text:outline-level="2"><text:span text:style-name="T68">7</text:span><text:span text:style-name="T252">4</text:span><text:span text:style-name="T68">. </text:span><text:bookmark-start text:name="req"/><text:span text:style-name="T41">R</text:span><text:span text:style-name="T36">equired</text:span><text:bookmark-end text:name="req"/><text:span text:style-name="T36"> </text:span><text:span text:style-name="T251">F</text:span><text:span text:style-name="T36">eatures</text:span></text:h>
      <text:p text:style-name="P52"><text:span text:style-name="T50">Required features, which provide some of the font’s most basic functionality—ligatures, support </text:span><text:span text:style-name="T51">for</text:span><text:span text:style-name="T50"> other features, kerning, and more—include</text:span><text:span text:style-name="T46"> </text:span><text:span text:style-name="Source_20_Text"><text:span text:style-name="T247">ccmp</text:span></text:span><text:span text:style-name="T52"> (Glyph Composition/Decomposition), </text:span><text:span text:style-name="Source_20_Text"><text:span text:style-name="T316">calt</text:span></text:span><text:span text:style-name="T50"> (Contextual Alternates), </text:span><text:span text:style-name="Source_20_Text"><text:span text:style-name="T316">liga</text:span></text:span><text:span text:style-name="T50"> (Standard Ligatures), </text:span><text:span text:style-name="Source_20_Text"><text:span text:style-name="T328">loca</text:span></text:span><text:span text:style-name="T57"> (Localized Forms),</text:span><text:span text:style-name="T46"> </text:span><text:span text:style-name="Source_20_Text"><text:span text:style-name="T248">rlig</text:span></text:span><text:span text:style-name="T46"> (Required Ligatures), </text:span><text:span text:style-name="Source_20_Text"><text:span text:style-name="T317">kern</text:span></text:span><text:span text:style-name="T51"> (Horizontal Kerning), and </text:span><text:span text:style-name="Source_20_Text"><text:span text:style-name="T317">mark</text:span></text:span><text:span text:style-name="T317">/</text:span><text:span text:style-name="Source_20_Text"><text:span text:style-name="T319">mkmk</text:span></text:span><text:span text:style-name="T51"> (Mark Positioning). In MS Word these features have to be explicitly enabled on the Advanced tab of the Font dialog (Ctrl-D or Cmd-D: </text:span><text:span text:style-name="T53">enable Kerning, Standard Ligatures, and Contextual Alternates, and the others will be enabled automatically</text:span><text:span text:style-name="T51">), but in most other applications they </text:span><text:span text:style-name="T57">are</text:span><text:span text:style-name="T51"> enabled by default.</text:span></text:p>
      <text:h text:style-name="Heading_20_2" text:outline-level="2"><text:span text:style-name="T51">7</text:span><text:span text:style-name="T61">5</text:span><text:span text:style-name="T44">. </text:span><text:span text:style-name="T60">Appendix: </text:span><text:span text:style-name="T44">Codes for Special Characters</text:span></text:h>
      <text:p text:style-name="P79"><text:span text:style-name="T346">The following </text:span><text:span text:style-name="T348">mnemonic</text:span><text:span text:style-name="T346"> codes, </text:span><text:span text:style-name="T362">which </text:span><text:span text:style-name="T346">are included in JuniusX/JuniusVF as a convenience, </text:span><text:span text:style-name="T362">are </text:span><text:span text:style-name="T208">resolved</text:span><text:span text:style-name="T362"> before </text:span><text:span text:style-name="T208">all</text:span><text:span text:style-name="T362"> other features, which can therefore act upon them. </text:span><text:span text:style-name="T360">Using </text:span><text:span text:style-name="T208">one of these</text:span><text:span text:style-name="T362"> codes</text:span><text:span text:style-name="T360"> does not </text:span><text:span text:style-name="T206">insert the corresponding</text:span><text:span text:style-name="T360"> Unicode character in the text: rather, the code remains in the underlying text and will reappear when the font is changed.</text:span><text:span text:style-name="T346"> If you are sending a document to a publisher </text:span><text:span text:style-name="T347">or publishing it on the web</text:span><text:span text:style-name="T346">, you should first replace the codes with the corresponding Unicode characters.</text:span></text:p>
      <text:p text:style-name="P79"><text:span text:style-name="T349">However, </text:span><text:span text:style-name="T201">t</text:span><text:span text:style-name="T346">he </text:span><text:span text:style-name="T201">Medieval Unicode Font Initiative </text:span><text:span text:style-name="T209">(MUFI)</text:span><text:span text:style-name="T346"> codes for combining marks in the Private Use Area </text:span><text:span text:style-name="T347">(highlighted below)</text:span><text:span text:style-name="T346"> are a special case. Most software will not </text:span><text:span text:style-name="T347">recognize these characters as combining marks, and so will not</text:span><text:span text:style-name="T346"> </text:span><text:span text:style-name="T200">position</text:span><text:span text:style-name="T346"> </text:span><text:span text:style-name="T199">them</text:span><text:span text:style-name="T346"> correctly </text:span><text:span text:style-name="T348">over the preceding character</text:span><text:span text:style-name="T349">s—</text:span><text:span text:style-name="T346">unless </text:span><text:span text:style-name="T349">you</text:span><text:span text:style-name="T346"> enter </text:span><text:span text:style-name="T349">them</text:span><text:span text:style-name="T346"> via these codes.</text:span></text:p>
      <text:p text:style-name="P78"><text:span text:style-name="T351">There are sometimes other </text:span><text:span text:style-name="T206">methods</text:span><text:span text:style-name="T351"> </text:span><text:span text:style-name="T359">than th</text:span><text:span text:style-name="T360">os</text:span><text:span text:style-name="T359">e outlined here</text:span><text:span text:style-name="T351"> </text:span><text:span text:style-name="T206">for</text:span><text:span text:style-name="T351"> produc</text:span><text:span text:style-name="T360">ing</text:span><text:span text:style-name="T351"> </text:span><text:span text:style-name="T202">combining</text:span><text:span text:style-name="T351"> marks. Any alphabetic mark with a small cap equivalent can be produced by applying </text:span><text:span text:style-name="Source_20_Text"><text:span text:style-name="T351">smcp</text:span></text:span><text:span text:style-name="T351"> to the mark, e.</text:span><text:span text:style-name="T359">g </text:span><text:span text:style-name="T34">◌{^g}</text:span><text:span text:style-name="T359"> from U+1DDA ◌{^g}.</text:span><text:span text:style-name="T352"> Variants can also be produced via Character Variant features: for example, just as dotless </text:span><text:span text:style-name="T203">i</text:span><text:span text:style-name="T352"> can be produced via cv1</text:span><text:span text:style-name="T353">3</text:span><text:span text:style-name="T352"> with index 2, so combining dotless </text:span><text:span text:style-name="T204">i</text:span><text:span text:style-name="T352"> can be produced by applying the same feature to U+0365: </text:span><text:span text:style-name="T355">◌{^i}</text:span><text:span text:style-name="T352">; </text:span><text:span text:style-name="T356">and as cv26 changes t to insular </text:span><text:span text:style-name="T191">t</text:span><text:span text:style-name="T356">, so the same feature changes U+036D ◌{^t} to </text:span><text:span text:style-name="T191">◌{^t}</text:span><text:span text:style-name="T356">. </text:span><text:span text:style-name="T357">Such methods, where available, have a good chan</text:span><text:span text:style-name="T207">c</text:span><text:span text:style-name="T357">e of producing acceptable results where JuniusX or another MUFI font </text:span><text:span text:style-name="T205">is</text:span><text:span text:style-name="T357"> not available.</text:span></text:p>
      <text:section text:style-name="Sect1" text:name="Section2">
        <text:p text:style-name="P77">{‌(aa)} → {(aa)} (U+<text:span text:style-name="T340">A733)</text:span></text:p>
        <text:p text:style-name="P77">{‌(AA)} → {(AA)} (U+<text:span text:style-name="T340">A732)</text:span></text:p>
        <text:p text:style-name="P77">{‌(<text:span text:style-name="T338">ae</text:span>)} → <text:span text:style-name="T338">{(ae)}</text:span> (U+<text:span text:style-name="T342">00E6)</text:span></text:p>
        <text:p text:style-name="P77">{‌(AE)} → {(AE)} (U+<text:span text:style-name="T342">00C6)</text:span></text:p>
        <text:p text:style-name="P77">{‌(ao)} → {(ao)} (U+<text:span text:style-name="T340">A735)</text:span></text:p>
        <text:p text:style-name="P77">{‌(AO)} → {(AO)} (U+<text:span text:style-name="T340">A734)</text:span></text:p>
        <text:p text:style-name="P77">{‌(au)} → {(au)} (U+<text:span text:style-name="T340">A737)</text:span></text:p>
        <text:p text:style-name="P77">{‌(AU)} → {(AU)} (U+<text:span text:style-name="T340">A736)</text:span></text:p>
        <text:p text:style-name="P77">{‌(av)} → {(av)} (U+<text:span text:style-name="T340">A739)</text:span></text:p>
        <text:p text:style-name="P77"><text:soft-page-break/>{‌(AV)} → {(AV)} (U+<text:span text:style-name="T340">A738)</text:span></text:p>
        <text:p text:style-name="P77">{‌(ay)} → {(ay)} (U+<text:span text:style-name="T341">A73D)</text:span></text:p>
        <text:p text:style-name="P77">{‌(AY)} → {(AY)} (U+<text:span text:style-name="T341">A73C)</text:span></text:p>
        <text:p text:style-name="P77">{‌(dh)} → {(dh)} (U+<text:span text:style-name="T342">00F0)</text:span></text:p>
        <text:p text:style-name="P77">{‌(DH)} → {(DH)} (U+<text:span text:style-name="T342">00D0)</text:span></text:p>
        <text:p text:style-name="P77">{‌(yo)} → {(yo)} (U+<text:span text:style-name="T340">021D)</text:span></text:p>
        <text:p text:style-name="P77">{‌(YO)} → {(YO)} (U+<text:span text:style-name="T340">021C)</text:span></text:p>
        <text:p text:style-name="P77">{‌(kl)} → {(kl)} (U+<text:span text:style-name="T342">A741)</text:span></text:p>
        <text:p text:style-name="P77">{‌(OO)} → {(OO)} (U+<text:span text:style-name="T342">A74E)</text:span></text:p>
        <text:p text:style-name="P77">{‌(oo)} → {(oo)} (U+<text:span text:style-name="T342">A74F)</text:span></text:p>
        <text:p text:style-name="P77">{‌(ob)} → {(ob)} (U+<text:span text:style-name="T341">A74B)</text:span></text:p>
        <text:p text:style-name="P77">{‌(OB)} → {(OB)} (U+<text:span text:style-name="T341">A74A)</text:span></text:p>
        <text:p text:style-name="P77">{‌(pr)} → {(pr)} (U+<text:span text:style-name="T341">A751)</text:span></text:p>
        <text:p text:style-name="P77">{‌(po)} → {(po)} (U+<text:span text:style-name="T341">A753)</text:span></text:p>
        <text:p text:style-name="P77">{‌(q<text:span text:style-name="T338">1</text:span>)} → {(q<text:span text:style-name="T338">1</text:span>)} (U+<text:span text:style-name="T341">A757)</text:span></text:p>
        <text:p text:style-name="P77">{‌(q<text:span text:style-name="T338">2</text:span>)} → {(q<text:span text:style-name="T338">2</text:span>)} (U+<text:span text:style-name="T341">A759)</text:span></text:p>
        <text:p text:style-name="P77">{‌(rr)} → {(rr)} (U+<text:span text:style-name="T342">A75B)</text:span></text:p>
        <text:p text:style-name="P77">{‌(ru)} → {(ru)} (U+<text:span text:style-name="T341">A75D)</text:span></text:p>
        <text:p text:style-name="P77">{‌(sd)} → {(sd)} (U+<text:span text:style-name="T341">1E9C)</text:span></text:p>
        <text:p text:style-name="P77">{‌(wy)} → {(wy)} (U+<text:span text:style-name="T341">A761)</text:span></text:p>
        <text:p text:style-name="P77">{‌(WY)} → {(WY)} (U+<text:span text:style-name="T341">A760)</text:span></text:p>
        <text:p text:style-name="P77">{‌(wn)} → {(wn)} (U+<text:span text:style-name="T341">01BF)</text:span></text:p>
        <text:p text:style-name="P77">{‌(WN)} → {(WN)} (U+<text:span text:style-name="T341">01F7)</text:span></text:p>
        <text:p text:style-name="P77">{‌(th)} → {(th)} (U+<text:span text:style-name="T342">00FE)</text:span></text:p>
        <text:p text:style-name="P77">{‌(TH)} → {(TH)} (U+<text:span text:style-name="T342">00DE)</text:span></text:p>
        <text:p text:style-name="P77">{‌(ct)} → {(ct)} (U+<text:span text:style-name="T340">A765)</text:span></text:p>
        <text:p text:style-name="P77">{‌(co)} → {(co)} (U+<text:span text:style-name="T340">A76F)</text:span></text:p>
        <text:p text:style-name="P77">{‌(et)} → {(et)} (U+<text:span text:style-name="T340">A76B)</text:span></text:p>
        <text:p text:style-name="P77">{‌(ti)} → {(ti)} (U+204A<text:span text:style-name="T338">)</text:span></text:p>
        <text:p text:style-name="P77">{‌(is)} → {(is)} (U+A76D)</text:p>
        <text:p text:style-name="P77">{‌(US)} → {(US)} <text:span text:style-name="T337">(U+</text:span>A770<text:span text:style-name="T337">)</text:span></text:p>
        <text:p text:style-name="P74">{‌^a} → ◌{^a} (U+0363)</text:p>
        <text:p text:style-name="P74">{‌^oa} → ◌{^oa} (U+<text:span text:style-name="T345">1DD3)</text:span></text:p>
        <text:p text:style-name="P77">{‌^æ} → ◌{^æ} (U+1DD4)</text:p>
        <text:p text:style-name="P73">{‌^an} → ◌{^an} (U+F036)</text:p>
        <text:p text:style-name="P71">{‌^ansc} → ◌{^ansc<text:span text:style-name="T338">}</text:span> (U+<text:span text:style-name="T343">F03A)</text:span></text:p>
        <text:p text:style-name="P74">{‌^ao} → ◌{^ao} (U+1DD5)</text:p>
        <text:p text:style-name="P75">{‌^ao} → ◌{^ao} (U+1DD5)</text:p>
        <text:p text:style-name="P72">{‌^ar} → ◌{^ar} (U+<text:span text:style-name="T344">F038)</text:span></text:p>
        <text:p text:style-name="P70">{‌^arsc} → ◌{^arsc} (U+<text:span text:style-name="T343">F130)</text:span></text:p>
        <text:p text:style-name="P74">{‌^av} → ◌{^av} (U+1DD6)</text:p>
        <text:p text:style-name="P72">{‌^b} → ◌{^b} (U+<text:span text:style-name="T344">F012)</text:span></text:p>
        <text:p text:style-name="P71">{‌^bsc} → ◌{^bsc} (U+<text:span text:style-name="T343">F013)</text:span></text:p>
        <text:p text:style-name="P75">{‌^c} → ◌{^c} (U+0368)</text:p>
        <text:p text:style-name="P75">{‌^ç} → ◌{^ç} (U+1DD7)</text:p>
        <text:p text:style-name="P75">{‌^d} → ◌{^d} (U+0369)</text:p>
        <text:p text:style-name="P75">{‌^ꝺ} → ◌{^ꝺ} (U+1DD8)</text:p>
        <text:p text:style-name="P72">{‌^dsc} → ◌{^dsc} (U+<text:span text:style-name="T343">F016)</text:span></text:p>
        <text:p text:style-name="P75">{‌^ð} → ◌{^ð} (U+1DD9)</text:p>
        <text:p text:style-name="P75">{‌^e} → ◌{^e} (U+0364)</text:p>
        <text:p text:style-name="P72">{‌^ę} → ◌{^ę} (U+F135)</text:p>
        <text:p text:style-name="P72">{‌^ē} → ◌{^ē} (U+<text:span text:style-name="T344">F136)</text:span></text:p>
        <text:p text:style-name="P72">{‌^f} → ◌{^f} (U+<text:span text:style-name="T344">F017)</text:span></text:p>
        <text:p text:style-name="P75">{‌^g} → ◌{^g} (U+1DDA)</text:p>
        <text:p text:style-name="P75">{‌^gsc} → ◌{^gsc} (U+1DDB)</text:p>
        <text:p text:style-name="P75">{‌^h} → ◌{^h} (U+036A)</text:p>
        <text:p text:style-name="P75">{‌^i} → ◌{^i} (U+0365)</text:p>
        <text:p text:style-name="P72">{‌^ı} → ◌{^ı} (U+<text:span text:style-name="T344">F02F)</text:span></text:p>
        <text:p text:style-name="P72">{‌^j} → ◌{^j} (U+<text:span text:style-name="T344">F030)</text:span></text:p>
        <text:p text:style-name="P72">{‌^ȷ} → ◌{^ȷ} (U+<text:span text:style-name="T344">F031)</text:span></text:p>
        <text:p text:style-name="P75">{‌^k} → ◌{^k} (U+1DDC)</text:p>
        <text:p text:style-name="P72">{‌^ksc} → ◌{^ksc} (U+<text:span text:style-name="T343">F01C)</text:span></text:p>
        <text:p text:style-name="P75">{‌^l} → ◌{^l} (U+1DDD)</text:p>
        <text:p text:style-name="P75">{‌^lsc} → ◌{^lsc} (U+1DDE)</text:p>
        <text:p text:style-name="P75">{‌^m} → ◌{^m} (U+036B)</text:p>
        <text:p text:style-name="P75">{‌^msc} → ◌{^msc} (U+1DDF)</text:p>
        <text:p text:style-name="P72">{‌^munc} → ◌{^munc} (U+<text:span text:style-name="T343">F01F)</text:span></text:p>
        <text:p text:style-name="P75">{‌^n} → ◌{^n} (U+1DE0)</text:p>
        <text:p text:style-name="P75">{‌^nsc} → ◌{^nsc} (U+1DE1)</text:p>
        <text:p text:style-name="P75">{‌^o} → ◌{^o} (U+0366)</text:p>
        <text:p text:style-name="P72">{‌^ǫ} → ◌{^ǫ} (U+<text:span text:style-name="T344">F13E)</text:span></text:p>
        <text:p text:style-name="P72">{‌^ø} → ◌{^ø} (U+<text:span text:style-name="T344">F032)</text:span></text:p>
        <text:p text:style-name="P72">{‌^ō} → ◌{^ō} (U+<text:span text:style-name="T344">F13F)</text:span></text:p>
        <text:p text:style-name="P72">{‌^oꝛ} → ◌{^oꝛ} (U+<text:span text:style-name="T344">F03E)</text:span></text:p>
        <text:p text:style-name="P71">{‌^or} → ◌{^or} (U+<text:span text:style-name="T344">F03E)</text:span></text:p>
        <text:p text:style-name="P71">{‌^orr} → ◌{^orr} (U+<text:span text:style-name="T344">F03F)</text:span></text:p>
        <text:p text:style-name="P71">{‌^oꝝ} → ◌{^oꝝ} (U+<text:span text:style-name="T344">F03F)</text:span></text:p>
        <text:p text:style-name="P72">{‌^p} → ◌{^p} (U+<text:span text:style-name="T344">F025)</text:span></text:p>
        <text:p text:style-name="P72">{‌^q} → ◌{^q} (U+<text:span text:style-name="T344">F033)</text:span></text:p>
        <text:p text:style-name="P75">{‌^r} → ◌{^r} (U+036C)</text:p>
        <text:p text:style-name="P75">{‌^rsc} → ◌{^rsc} (U+1DE2)</text:p>
        <text:p text:style-name="P75">{‌^ꝛ} → ◌{^ꝛ} (U+<text:span text:style-name="T345">1DE3)</text:span></text:p>
        <text:p text:style-name="P72">{‌^ꝝ} → ◌{^ꝝ} (U+<text:span text:style-name="T344">F040)</text:span></text:p>
        <text:p text:style-name="P75">{‌^<text:span text:style-name="T339">2</text:span>} → ◌{^<text:span text:style-name="T339">2</text:span>} (U+1DD1)</text:p>
        <text:p text:style-name="P75">{‌<text:span text:style-name="T350">^</text:span>ur} → ◌{<text:span text:style-name="T350">^</text:span>ur} (U+1DD1)</text:p>
        <text:p text:style-name="P75">{‌^s} → ◌{^s} (U+1DE4)</text:p>
        <text:p text:style-name="P75">{‌^ſ } → ◌{^ſ} (U+1DE5)</text:p>
        <text:p text:style-name="P75">{‌^t} → ◌{^t} (U+036D)</text:p>
        <text:p text:style-name="P72">{‌^tsc} → ◌{^tsc} (U+<text:span text:style-name="T343">F02A)</text:span></text:p>
        <text:p text:style-name="P72">{‌^ꞇ} → ◌{^ꞇ} (U+<text:span text:style-name="T344">F03B)</text:span></text:p>
        <text:p text:style-name="P75">{‌^u} → ◌{^u} (U+0367)</text:p>
        <text:p text:style-name="P75">{‌^v} → ◌{^v} (U+036E)</text:p>
        <text:p text:style-name="P72">{‌^w} → ◌{^w} (U+<text:span text:style-name="T344">F03C)</text:span></text:p>
        <text:p text:style-name="P75">{‌^x} → ◌{^x} (U+036F)</text:p>
        <text:p text:style-name="P72">{‌^y} → ◌{^y} (U+<text:span text:style-name="T344">F02B)</text:span></text:p>
        <text:p text:style-name="P76">{‌^z} → ◌{^z} (U+1DE6)</text:p>
        <text:p text:style-name="P72">{‌^þ} → ◌{^þ} (U+<text:span text:style-name="T344">F03D)</text:span></text:p>
        <text:p text:style-name="P77">{‌^ol} → ◌{^ol}◌ (U+<text:span text:style-name="T344">0305)</text:span></text:p>
        <text:p text:style-name="P77">{‌^us} → ◌{^us} (U+1DD2)</text:p>
        <text:p text:style-name="P68">{‌^zz} → ◌{^zz} (U+<text:span text:style-name="T345">035B)</text:span></text:p>
        <text:p text:style-name="P74">{‌<text:span text:style-name="T350">^</text:span>ZZ)} → ◌{‌<text:span text:style-name="T350">^</text:span>ZZ} (U+1DCF)</text:p>
        <text:p text:style-name="P69"/>
      </text:section>
      <text:h text:style-name="Heading_20_3" text:outline-level="3"><text:bookmark-start text:name="index"/><text:soft-page-break/>Index<text:bookmark-end text:name="index"/></text:h>
      <text:section text:style-name="Sect2" text:name="Section1">
        <text:p text:style-name="Index_20_Entry"><text:span text:style-name="T320">a</text:span>, combining open, variant of. <text:a xlink:type="simple" xlink:href="#cv43" text:style-name="Internet_20_link" text:visited-style-name="Visited_20_Internet_20_Link">65</text:a>.</text:p>
        <text:p text:style-name="P63"><text:span text:style-name="T32">a</text:span><text:span text:style-name="T320"> to a</text:span>. <text:a xlink:type="simple" xlink:href="#cv33" text:style-name="Internet_20_link" text:visited-style-name="Visited_20_Internet_20_Link">59</text:a>.</text:p>
        <text:p text:style-name="Index_20_Entry"><text:span text:style-name="T320">Aa</text:span>, variants of. <text:a xlink:type="simple" xlink:href="#cv01" text:style-name="Internet_20_link" text:visited-style-name="Visited_20_Internet_20_Link">31</text:a>.</text:p>
        <text:p text:style-name="Index_20_Entry"><text:span text:style-name="T320">ąĄ</text:span>, variants of. <text:a xlink:type="simple" xlink:href="#cv02" text:style-name="Internet_20_link" text:visited-style-name="Visited_20_Internet_20_Link">32</text:a>.</text:p>
        <text:p text:style-name="Index_20_Entry"><text:span text:style-name="T320">C</text:span>, variant of. <text:a xlink:type="simple" xlink:href="#cv04" text:style-name="Internet_20_link" text:visited-style-name="Visited_20_Internet_20_Link">33</text:a>.</text:p>
        <text:p text:style-name="Index_20_Entry"><text:span text:style-name="T320">c2sc</text:span> – Small Capitals from Capitals. <text:a xlink:type="simple" xlink:href="#c2sc" text:style-name="Internet_20_link" text:visited-style-name="Visited_20_Internet_20_Link">1</text:a>.</text:p>
        <text:p text:style-name="Index_20_Entry"><text:span text:style-name="T320">case</text:span> – Case-Sensitive Forms. <text:a xlink:type="simple" xlink:href="#case" text:style-name="Internet_20_link" text:visited-style-name="Visited_20_Internet_20_Link">4</text:a>.</text:p>
        <text:p text:style-name="Index_20_Entry"><text:span text:style-name="T320">cv01</text:span> – Variants of aA. <text:a xlink:type="simple" xlink:href="#cv01" text:style-name="Internet_20_link" text:visited-style-name="Visited_20_Internet_20_Link">31</text:a>.</text:p>
        <text:p text:style-name="Index_20_Entry"><text:span text:style-name="T320">cv02</text:span> – Variants of ąĄ. <text:a xlink:type="simple" xlink:href="#cv02" text:style-name="Internet_20_link" text:visited-style-name="Visited_20_Internet_20_Link">32</text:a>.</text:p>
        <text:p text:style-name="Index_20_Entry"><text:span text:style-name="T320">cv04</text:span> – Variant of C. <text:a xlink:type="simple" xlink:href="#cv04" text:style-name="Internet_20_link" text:visited-style-name="Visited_20_Internet_20_Link">33</text:a>.</text:p>
        <text:p text:style-name="Index_20_Entry"><text:span text:style-name="T320">cv05</text:span> – Variants of dD. <text:a xlink:type="simple" xlink:href="#cv05" text:style-name="Internet_20_link" text:visited-style-name="Visited_20_Internet_20_Link">34</text:a>.</text:p>
        <text:p text:style-name="Index_20_Entry"><text:span text:style-name="T320">cv06</text:span> – Variant of đ (U+0111, d with stroke). <text:a xlink:type="simple" xlink:href="#cv06" text:style-name="Internet_20_link" text:visited-style-name="Visited_20_Internet_20_Link">35</text:a>.</text:p>
        <text:p text:style-name="Index_20_Entry"><text:span text:style-name="T320">cv07</text:span> – Variants of eE. <text:a xlink:type="simple" xlink:href="#cv07" text:style-name="Internet_20_link" text:visited-style-name="Visited_20_Internet_20_Link">36</text:a>.</text:p>
        <text:p text:style-name="Index_20_Entry"><text:span text:style-name="T320">cv08</text:span> – Variants of ęĘ. <text:a xlink:type="simple" xlink:href="#cv08" text:style-name="Internet_20_link" text:visited-style-name="Visited_20_Internet_20_Link">37</text:a>.</text:p>
        <text:p text:style-name="Index_20_Entry"><text:span text:style-name="T320">cv09</text:span> – Variants of f F. <text:a xlink:type="simple" xlink:href="#cv09" text:style-name="Internet_20_link" text:visited-style-name="Visited_20_Internet_20_Link">38</text:a>.</text:p>
        <text:p text:style-name="Index_20_Entry"><text:span text:style-name="T320">cv10</text:span> – Variants of Gg. <text:a xlink:type="simple" xlink:href="#cv10" text:style-name="Internet_20_link" text:visited-style-name="Visited_20_Internet_20_Link">39</text:a>.</text:p>
        <text:p text:style-name="Index_20_Entry"><text:span text:style-name="T320">cv11</text:span> – Variants of ȝȜ (Yogh). <text:a xlink:type="simple" xlink:href="#cv11" text:style-name="Internet_20_link" text:visited-style-name="Visited_20_Internet_20_Link">40</text:a>.</text:p>
        <text:p text:style-name="Index_20_Entry"><text:span text:style-name="T320">cv12</text:span> – Variants of hH. <text:a xlink:type="simple" xlink:href="#cv12" text:style-name="Internet_20_link" text:visited-style-name="Visited_20_Internet_20_Link">41</text:a>.</text:p>
        <text:p text:style-name="Index_20_Entry"><text:span text:style-name="T320">cv13</text:span> – Variants of iI. <text:a xlink:type="simple" xlink:href="#cv13" text:style-name="Internet_20_link" text:visited-style-name="Visited_20_Internet_20_Link">42</text:a>.</text:p>
        <text:p text:style-name="P65"><text:span text:style-name="T320">cv14</text:span> – Variants of j. <text:a xlink:type="simple" xlink:href="#cv14" text:style-name="Internet_20_link" text:visited-style-name="Visited_20_Internet_20_Link">43</text:a>.</text:p>
        <text:p text:style-name="Index_20_Entry"><text:span text:style-name="T320">cv15</text:span> – Variants of k. <text:a xlink:type="simple" xlink:href="#cv15" text:style-name="Internet_20_link" text:visited-style-name="Visited_20_Internet_20_Link">44</text:a>.</text:p>
        <text:p text:style-name="Index_20_Entry"><text:span text:style-name="T320">cv16</text:span> – Variant of l. <text:a xlink:type="simple" xlink:href="#cv16" text:style-name="Internet_20_link" text:visited-style-name="Visited_20_Internet_20_Link">45</text:a>.</text:p>
        <text:p text:style-name="Index_20_Entry"><text:span text:style-name="T320">cv17</text:span> – Variant of ꝉ (U+A749, l with high stroke). <text:a xlink:type="simple" xlink:href="#cv17" text:style-name="Internet_20_link" text:visited-style-name="Visited_20_Internet_20_Link">46</text:a>.</text:p>
        <text:p text:style-name="Index_20_Entry"><text:span text:style-name="T320">cv18</text:span> – Variants of mM. <text:a xlink:type="simple" xlink:href="#cv18" text:style-name="Internet_20_link" text:visited-style-name="Visited_20_Internet_20_Link">47</text:a>.</text:p>
        <text:p text:style-name="Index_20_Entry"><text:span text:style-name="T320">cv19</text:span> – Variants of nN. <text:a xlink:type="simple" xlink:href="#cv19" text:style-name="Internet_20_link" text:visited-style-name="Visited_20_Internet_20_Link">48</text:a>.</text:p>
        <text:p text:style-name="Index_20_Entry"><text:span text:style-name="T320">cv21</text:span> – Variants of ø. <text:a xlink:type="simple" xlink:href="#cv21" text:style-name="Internet_20_link" text:visited-style-name="Visited_20_Internet_20_Link">49</text:a>.</text:p>
        <text:p text:style-name="Index_20_Entry"><text:span text:style-name="T320">cv22</text:span> – Variant of P. <text:a xlink:type="simple" xlink:href="#cv22" text:style-name="Internet_20_link" text:visited-style-name="Visited_20_Internet_20_Link">50</text:a>.</text:p>
        <text:p text:style-name="Index_20_Entry"><text:span text:style-name="T320">cv23</text:span> – Variant of Q. <text:a xlink:type="simple" xlink:href="#cvc23" text:style-name="Internet_20_link" text:visited-style-name="Visited_20_Internet_20_Link">51</text:a>.</text:p>
        <text:p text:style-name="Index_20_Entry"><text:span text:style-name="T320">cv24</text:span> – Variants of rR. <text:a xlink:type="simple" xlink:href="#cv24" text:style-name="Internet_20_link" text:visited-style-name="Visited_20_Internet_20_Link">52</text:a>.</text:p>
        <text:p text:style-name="Index_20_Entry"><text:span text:style-name="T320">cv25</text:span> – Variants of sS. <text:a xlink:type="simple" xlink:href="#cv25" text:style-name="Internet_20_link" text:visited-style-name="Visited_20_Internet_20_Link">53</text:a>.</text:p>
        <text:p text:style-name="Index_20_Entry"><text:span text:style-name="T320">cv26</text:span> – Variants of tT. <text:a xlink:type="simple" xlink:href="#cv26" text:style-name="Internet_20_link" text:visited-style-name="Visited_20_Internet_20_Link">54</text:a>.</text:p>
        <text:p text:style-name="Index_20_Entry"><text:span text:style-name="T320">cv28</text:span> – Variants of vV. <text:a xlink:type="simple" xlink:href="#cv28" text:style-name="Internet_20_link" text:visited-style-name="Visited_20_Internet_20_Link">55</text:a>.</text:p>
        <text:p text:style-name="Index_20_Entry"><text:span text:style-name="T320">cv30</text:span> – Variants of x. <text:a xlink:type="simple" xlink:href="#cv30" text:style-name="Internet_20_link" text:visited-style-name="Visited_20_Internet_20_Link">56</text:a>.</text:p>
        <text:p text:style-name="Index_20_Entry"><text:span text:style-name="T320">cv31</text:span> – Variants of y. <text:a xlink:type="simple" xlink:href="#cv31" text:style-name="Internet_20_link" text:visited-style-name="Visited_20_Internet_20_Link">57</text:a>.</text:p>
        <text:p text:style-name="Index_20_Entry"><text:span text:style-name="T320">cv32</text:span> – Variant of Z. <text:a xlink:type="simple" xlink:href="#cv32" text:style-name="Internet_20_link" text:visited-style-name="Visited_20_Internet_20_Link">58</text:a>.</text:p>
        <text:p text:style-name="P62"><text:span text:style-name="T320">cv33</text:span> – <text:span text:style-name="T28">a</text:span> <text:span text:style-name="T332">to a.</text:span> <text:a xlink:type="simple" xlink:href="#cv33" text:style-name="Internet_20_link" text:visited-style-name="Visited_20_Internet_20_Link">59</text:a>.</text:p>
        <text:p text:style-name="Index_20_Entry"><text:span text:style-name="T320">cv40</text:span> – Variants of ⁊ (U+204A, Tironian nota). <text:a xlink:type="simple" xlink:href="#cv40" text:style-name="Internet_20_link" text:visited-style-name="Visited_20_Internet_20_Link">60</text:a>.</text:p>
        <text:p text:style-name="Index_20_Entry"><text:span text:style-name="T320">cv41</text:span> – Variant of {(ru)} (U+A75D, rum abbreviation). <text:a xlink:type="simple" xlink:href="#cv41" text:style-name="Internet_20_link" text:visited-style-name="Visited_20_Internet_20_Link">61</text:a>.</text:p>
        <text:p text:style-name="Index_20_Entry"><text:span text:style-name="T320">cv42</text:span> – Variants of ◌{^zz} (U+035B, combining zigzag above). <text:a xlink:type="simple" xlink:href="#cv42" text:style-name="Internet_20_link" text:visited-style-name="Visited_20_Internet_20_Link">62</text:a>.</text:p>
        <text:p text:style-name="Index_20_Entry"><text:span text:style-name="T320">cv43</text:span> – Variant of ◌ᷓ (U+1DD3, combining open a). <text:a xlink:type="simple" xlink:href="#cv43" text:style-name="Internet_20_link" text:visited-style-name="Visited_20_Internet_20_Link">6</text:a><text:a xlink:type="simple" xlink:href="#cv43" text:style-name="Internet_20_link" text:visited-style-name="Visited_20_Internet_20_Link"><text:span text:style-name="T361">3</text:span></text:a>.</text:p>
        <text:p text:style-name="Index_20_Entry"><text:span text:style-name="T320">cv44</text:span> – Variant of ◌ᷣ (U+1DE3, combining r rotunda). <text:a xlink:type="simple" xlink:href="#cv44" text:style-name="Internet_20_link" text:visited-style-name="Visited_20_Internet_20_Link">64</text:a>.</text:p>
        <text:p text:style-name="Index_20_Entry"><text:span text:style-name="T320">cv45</text:span> – Variant of ◌̅◌ (U+0305, two-character overline). <text:a xlink:type="simple" xlink:href="#cv45" text:style-name="Internet_20_link" text:visited-style-name="Visited_20_Internet_20_Link">65</text:a>.</text:p>
        <text:p text:style-name="Index_20_Entry"><text:span text:style-name="T320">cv46</text:span> – Variant of ◌̃ (U+0303, combining tilde). <text:a xlink:type="simple" xlink:href="#cv46" text:style-name="Internet_20_link" text:visited-style-name="Visited_20_Internet_20_Link">66</text:a>.</text:p>
        <text:p text:style-name="Index_20_Entry"><text:span text:style-name="T320">cv50</text:span> – Variant of ʔ (U+0294, glottal stop). <text:a xlink:type="simple" xlink:href="#cv50" text:style-name="Internet_20_link" text:visited-style-name="Visited_20_Internet_20_Link">67</text:a>.</text:p>
        <text:p text:style-name="Index_20_Entry"><text:span text:style-name="T320">cv51</text:span> – Variant of ? (question mark). <text:a xlink:type="simple" xlink:href="#cv51" text:style-name="Internet_20_link" text:visited-style-name="Visited_20_Internet_20_Link">68</text:a>.</text:p>
        <text:p text:style-name="Index_20_Entry"><text:span text:style-name="T320">cv53</text:span> – Variants of short horizontal stroke. <text:a xlink:type="simple" xlink:href="#cv52" text:style-name="Internet_20_link" text:visited-style-name="Visited_20_Internet_20_Link">69</text:a>. (U+0335)</text:p>
        <text:p text:style-name="Index_20_Entry"><text:span text:style-name="T320">dD</text:span>, variants of. <text:a xlink:type="simple" xlink:href="#cv05" text:style-name="Internet_20_link" text:visited-style-name="Visited_20_Internet_20_Link">34</text:a>.</text:p>
        <text:p text:style-name="Index_20_Entry"><text:span text:style-name="T320">đ</text:span>, variant of. <text:a xlink:type="simple" xlink:href="#cv06" text:style-name="Internet_20_link" text:visited-style-name="Visited_20_Internet_20_Link">35</text:a>.</text:p>
        <text:p text:style-name="P66"><text:span text:style-name="T320">digraphs</text:span>, <text:a xlink:type="simple" xlink:href="#ss17" text:style-name="Internet_20_link" text:visited-style-name="Visited_20_Internet_20_Link">73</text:a>.</text:p>
        <text:p text:style-name="Index_20_Entry"><text:span text:style-name="T320">eE</text:span>, variants of. <text:a xlink:type="simple" xlink:href="#cv07" text:style-name="Internet_20_link" text:visited-style-name="Visited_20_Internet_20_Link">36</text:a>.</text:p>
        <text:p text:style-name="Index_20_Entry"><text:span text:style-name="T320">ęĘ</text:span>, variants of. <text:a xlink:type="simple" xlink:href="#cv08" text:style-name="Internet_20_link" text:visited-style-name="Visited_20_Internet_20_Link">37</text:a>.</text:p>
        <text:p text:style-name="Index_20_Entry"><text:span text:style-name="T320">dlig</text:span> – Discretionary Ligatures. <text:a xlink:type="simple" xlink:href="#dlig" text:style-name="Internet_20_link" text:visited-style-name="Visited_20_Internet_20_Link">72</text:a>.</text:p>
        <text:p text:style-name="Index_20_Entry"><text:span text:style-name="T320">f F</text:span>, variants of. <text:a xlink:type="simple" xlink:href="#cv09" text:style-name="Internet_20_link" text:visited-style-name="Visited_20_Internet_20_Link">38</text:a>.</text:p>
        <text:p text:style-name="Index_20_Entry"><text:span text:style-name="T320">figures </text:span>– see <text:a xlink:type="simple" xlink:href="#numbers" text:style-name="Internet_20_link" text:visited-style-name="Visited_20_Internet_20_Link">numbers</text:a></text:p>
        <text:p text:style-name="P60"><text:span text:style-name="T320">fleurons</text:span>. <text:a xlink:type="simple" xlink:href="#ornm" text:style-name="Internet_20_link" text:visited-style-name="Visited_20_Internet_20_Link">13</text:a>.</text:p>
        <text:p text:style-name="Index_20_Entry"><text:span text:style-name="T320">futhark</text:span>, Elder. <text:a xlink:type="simple" xlink:href="#ss13" text:style-name="Internet_20_link" text:visited-style-name="Visited_20_Internet_20_Link">25</text:a>.</text:p>
        <text:p text:style-name="Index_20_Entry"><text:span text:style-name="T320">futhark</text:span>, Younger. <text:a xlink:type="simple" xlink:href="#ss14" text:style-name="Internet_20_link" text:visited-style-name="Visited_20_Internet_20_Link">26</text:a>.</text:p>
        <text:p text:style-name="Index_20_Entry"><text:span text:style-name="T320">futhorc</text:span>, Early English. <text:a xlink:type="simple" xlink:href="#ss12" text:style-name="Internet_20_link" text:visited-style-name="Visited_20_Internet_20_Link">24</text:a>.</text:p>
        <text:p text:style-name="Index_20_Entry"><text:span text:style-name="T320">hist</text:span> – Historical Forms. <text:a xlink:type="simple" xlink:href="#hist" text:style-name="Internet_20_link" text:visited-style-name="Visited_20_Internet_20_Link">16</text:a>.</text:p>
        <text:p text:style-name="Index_20_Entry"><text:soft-page-break/><text:span text:style-name="T320">Gg</text:span>, variants of. <text:a xlink:type="simple" xlink:href="#cv10" text:style-name="Internet_20_link" text:visited-style-name="Visited_20_Internet_20_Link">39</text:a>.</text:p>
        <text:p text:style-name="Index_20_Entry"><text:span text:style-name="T320">glottal stop</text:span>, variant of. <text:a xlink:type="simple" xlink:href="#cv50" text:style-name="Internet_20_link" text:visited-style-name="Visited_20_Internet_20_Link">67</text:a>.</text:p>
        <text:p text:style-name="Index_20_Entry"><text:span text:style-name="T320">ȝȜ</text:span>, variants of. <text:a xlink:type="simple" xlink:href="#cv11" text:style-name="Internet_20_link" text:visited-style-name="Visited_20_Internet_20_Link">40</text:a>.</text:p>
        <text:p text:style-name="Index_20_Entry"><text:span text:style-name="T320">hH</text:span>, variants of. <text:a xlink:type="simple" xlink:href="#cv12" text:style-name="Internet_20_link" text:visited-style-name="Visited_20_Internet_20_Link">41</text:a>.</text:p>
        <text:p text:style-name="Index_20_Entry"><text:span text:style-name="T320">hlig</text:span> – Historic Ligatures. <text:a xlink:type="simple" xlink:href="#hlig" text:style-name="Internet_20_link" text:visited-style-name="Visited_20_Internet_20_Link">71</text:a>.</text:p>
        <text:p text:style-name="Index_20_Entry"><text:a xlink:type="simple" xlink:href="#cv12" text:style-name="Internet_20_link" text:visited-style-name="Visited_20_Internet_20_Link"><text:span text:style-name="T320">iI</text:span></text:a>, variants of. <text:a xlink:type="simple" xlink:href="#cv12" text:style-name="Internet_20_link" text:visited-style-name="Visited_20_Internet_20_Link">42</text:a>.</text:p>
        <text:p text:style-name="P64"><text:span text:style-name="T320">j</text:span>, variants of. <text:a xlink:type="simple" xlink:href="#cv14" text:style-name="Internet_20_link" text:visited-style-name="Visited_20_Internet_20_Link">43</text:a>.</text:p>
        <text:p text:style-name="Index_20_Entry"><text:a xlink:type="simple" xlink:href="#cv15" text:style-name="Internet_20_link" text:visited-style-name="Visited_20_Internet_20_Link"><text:span text:style-name="T320">k</text:span></text:a>, variants of. <text:a xlink:type="simple" xlink:href="#cv15" text:style-name="Internet_20_link" text:visited-style-name="Visited_20_Internet_20_Link">44</text:a>.</text:p>
        <text:p text:style-name="Index_20_Entry"><text:a xlink:type="simple" xlink:href="#cv16" text:style-name="Internet_20_link" text:visited-style-name="Visited_20_Internet_20_Link"><text:span text:style-name="T320">l</text:span></text:a>, variants of. <text:a xlink:type="simple" xlink:href="#cv16" text:style-name="Internet_20_link" text:visited-style-name="Visited_20_Internet_20_Link">45</text:a>.</text:p>
        <text:p text:style-name="Index_20_Entry"><text:span text:style-name="T320">letters</text:span>, circled. <text:a xlink:type="simple" xlink:href="#nalt" text:style-name="Internet_20_link" text:visited-style-name="Visited_20_Internet_20_Link">5</text:a>.</text:p>
        <text:p text:style-name="Index_20_Entry"><text:span text:style-name="T320">letters</text:span>, superscript. <text:a xlink:type="simple" xlink:href="#sups" text:style-name="Internet_20_link" text:visited-style-name="Visited_20_Internet_20_Link">11</text:a>.</text:p>
        <text:p text:style-name="Index_20_Entry"><text:span text:style-name="T320">ligatures</text:span>, discretionary. <text:a xlink:type="simple" xlink:href="#dlig" text:style-name="Internet_20_link" text:visited-style-name="Visited_20_Internet_20_Link">72</text:a>.</text:p>
        <text:p text:style-name="Index_20_Entry"><text:span text:style-name="T320">ligatures</text:span>, historic. <text:a xlink:type="simple" xlink:href="#hlig" text:style-name="Internet_20_link" text:visited-style-name="Visited_20_Internet_20_Link">71</text:a>.</text:p>
        <text:p text:style-name="Index_20_Entry"><text:span text:style-name="T320">ligatures</text:span>, required. <text:a xlink:type="simple" xlink:href="#req" text:style-name="Internet_20_link" text:visited-style-name="Visited_20_Internet_20_Link">73</text:a>.</text:p>
        <text:p text:style-name="Index_20_Entry"><text:span text:style-name="T320">ligatures</text:span>, standard. <text:a xlink:type="simple" xlink:href="#req" text:style-name="Internet_20_link" text:visited-style-name="Visited_20_Internet_20_Link">73</text:a>.</text:p>
        <text:p text:style-name="Index_20_Entry"><text:span text:style-name="T320">lnum</text:span> – Lining Figures. <text:a xlink:type="simple" xlink:href="#lnum" text:style-name="Internet_20_link" text:visited-style-name="Visited_20_Internet_20_Link">9</text:a>.</text:p>
        <text:p text:style-name="Index_20_Entry"><text:span text:style-name="T320">long branch runes</text:span>. <text:a xlink:type="simple" xlink:href="#ss15" text:style-name="Internet_20_link" text:visited-style-name="Visited_20_Internet_20_Link">27</text:a>.</text:p>
        <text:p text:style-name="P61"><text:span text:style-name="T320">loca</text:span> – Localized forms, <text:a xlink:type="simple" xlink:href="#req" text:style-name="Internet_20_link" text:visited-style-name="Visited_20_Internet_20_Link">73</text:a>.</text:p>
        <text:p text:style-name="Index_20_Entry"><text:span text:style-name="T320">mM</text:span>, variants of. <text:a xlink:type="simple" xlink:href="#cv18" text:style-name="Internet_20_link" text:visited-style-name="Visited_20_Internet_20_Link">47</text:a>.</text:p>
        <text:p text:style-name="Index_20_Entry"><text:span text:style-name="T320">Mirrored runes</text:span>. <text:a xlink:type="simple" xlink:href="#rtlm" text:style-name="Internet_20_link" text:visited-style-name="Visited_20_Internet_20_Link">70</text:a>.</text:p>
        <text:p text:style-name="Index_20_Entry"><text:span text:style-name="T320">nN</text:span>, variants of. <text:a xlink:type="simple" xlink:href="#cv19" text:style-name="Internet_20_link" text:visited-style-name="Visited_20_Internet_20_Link">48</text:a>.</text:p>
        <text:p text:style-name="Index_20_Entry"><text:span text:style-name="T320">nalt</text:span> – Alternate Annotation Forms. <text:a xlink:type="simple" xlink:href="#nalt" text:style-name="Internet_20_link" text:visited-style-name="Visited_20_Internet_20_Link">5</text:a>.</text:p>
        <text:p text:style-name="Index_20_Entry"><text:span text:style-name="T320">number</text:span>, circled. <text:a xlink:type="simple" xlink:href="#nalt" text:style-name="Internet_20_link" text:visited-style-name="Visited_20_Internet_20_Link">5</text:a>.</text:p>
        <text:p text:style-name="Index_20_Entry"><text:bookmark-start text:name="numbers"/><text:span text:style-name="T320">numbers</text:span><text:bookmark-end text:name="numbers"/>, lining. <text:a xlink:type="simple" xlink:href="#lnum" text:style-name="Internet_20_link" text:visited-style-name="Visited_20_Internet_20_Link">9</text:a>.</text:p>
        <text:p text:style-name="Index_20_Entry"><text:span text:style-name="T320">numbers</text:span>, oldstyle. <text:a xlink:type="simple" xlink:href="#onum" text:style-name="Internet_20_link" text:visited-style-name="Visited_20_Internet_20_Link">7</text:a>.</text:p>
        <text:p text:style-name="Index_20_Entry"><text:span text:style-name="T320">numbers</text:span>, proportional. <text:a xlink:type="simple" xlink:href="#pnum" text:style-name="Internet_20_link" text:visited-style-name="Visited_20_Internet_20_Link">8</text:a>.</text:p>
        <text:p text:style-name="Index_20_Entry"><text:span text:style-name="T320">numbers</text:span>, subscript. <text:a xlink:type="simple" xlink:href="#subs" text:style-name="Internet_20_link" text:visited-style-name="Visited_20_Internet_20_Link">12</text:a>.</text:p>
        <text:p text:style-name="Index_20_Entry"><text:span text:style-name="T320">numbers</text:span>, superscript. <text:a xlink:type="simple" xlink:href="#sups" text:style-name="Internet_20_link" text:visited-style-name="Visited_20_Internet_20_Link">11</text:a>.</text:p>
        <text:p text:style-name="Index_20_Entry"><text:span text:style-name="T320">numbers</text:span>, tabular. <text:a xlink:type="simple" xlink:href="#tnum" text:style-name="Internet_20_link" text:visited-style-name="Visited_20_Internet_20_Link">6</text:a>.</text:p>
        <text:p text:style-name="Index_20_Entry"><text:span text:style-name="T320">ø</text:span>, variants of. <text:a xlink:type="simple" xlink:href="#cv21" text:style-name="Internet_20_link" text:visited-style-name="Visited_20_Internet_20_Link">49</text:a>.</text:p>
        <text:p text:style-name="Index_20_Entry"><text:span text:style-name="T320">onum</text:span> – Oldstyle Figures. <text:a xlink:type="simple" xlink:href="#onum" text:style-name="Internet_20_link" text:visited-style-name="Visited_20_Internet_20_Link">7</text:a>.</text:p>
        <text:p text:style-name="Index_20_Entry"><text:span text:style-name="T320">ornm </text:span>– Ornaments. <text:a xlink:type="simple" xlink:href="#ornm" text:style-name="Internet_20_link" text:visited-style-name="Visited_20_Internet_20_Link">13</text:a>.</text:p>
        <text:p text:style-name="Index_20_Entry"><text:span text:style-name="T320">overline</text:span>, two-character, variant of. <text:a xlink:type="simple" xlink:href="#cv45" text:style-name="Internet_20_link" text:visited-style-name="Visited_20_Internet_20_Link">65</text:a>.</text:p>
        <text:p text:style-name="Index_20_Entry"><text:span text:style-name="T320">P</text:span>, variants of. <text:a xlink:type="simple" xlink:href="#cv22" text:style-name="Internet_20_link" text:visited-style-name="Visited_20_Internet_20_Link">50</text:a>.</text:p>
        <text:p text:style-name="Index_20_Entry"><text:span text:style-name="T320">pcap </text:span>– Petite Capitals. <text:a xlink:type="simple" xlink:href="#pcap" text:style-name="Internet_20_link" text:visited-style-name="Visited_20_Internet_20_Link">3</text:a>.</text:p>
        <text:p text:style-name="Index_20_Entry"><text:span text:style-name="T320">pnum</text:span> – Proportional Figures. <text:a xlink:type="simple" xlink:href="#pnum" text:style-name="Internet_20_link" text:visited-style-name="Visited_20_Internet_20_Link">8</text:a>.</text:p>
        <text:p text:style-name="Index_20_Entry"><text:span text:style-name="T320">Q</text:span>, variant of. <text:a xlink:type="simple" xlink:href="#cv23" text:style-name="Internet_20_link" text:visited-style-name="Visited_20_Internet_20_Link">51</text:a>.</text:p>
        <text:p text:style-name="Index_20_Entry"><text:span text:style-name="T320">question mark</text:span>, variant of. <text:a xlink:type="simple" xlink:href="#cv51" text:style-name="Internet_20_link" text:visited-style-name="Visited_20_Internet_20_Link">68</text:a>.</text:p>
        <text:p text:style-name="Index_20_Entry"><text:span text:style-name="T320">rR</text:span>, variants of. <text:a xlink:type="simple" xlink:href="#cv24" text:style-name="Internet_20_link" text:visited-style-name="Visited_20_Internet_20_Link">52</text:a>.</text:p>
        <text:p text:style-name="Index_20_Entry"><text:span text:style-name="T320">r rotunda</text:span>. <text:a xlink:type="simple" xlink:href="#ss11" text:style-name="Internet_20_link" text:visited-style-name="Visited_20_Internet_20_Link">23</text:a>.</text:p>
        <text:p text:style-name="Index_20_Entry"><text:span text:style-name="T320">r rotunda</text:span>, contextual. <text:a xlink:type="simple" xlink:href="#ss16" text:style-name="Internet_20_link" text:visited-style-name="Visited_20_Internet_20_Link">28</text:a>.</text:p>
        <text:p text:style-name="Index_20_Entry"><text:span text:style-name="T320">r rotunda</text:span>, combining. <text:a xlink:type="simple" xlink:href="#cv44" text:style-name="Internet_20_link" text:visited-style-name="Visited_20_Internet_20_Link">64</text:a>.</text:p>
        <text:p text:style-name="Index_20_Entry"><text:span text:style-name="T320">Required Features</text:span>. <text:a xlink:type="simple" xlink:href="#req" text:style-name="Internet_20_link" text:visited-style-name="Visited_20_Internet_20_Link">73</text:a>.</text:p>
        <text:p text:style-name="Index_20_Entry"><text:span text:style-name="T320">rtlm </text:span>– Right to Left Mirrored Forms. <text:a xlink:type="simple" xlink:href="#rtlm" text:style-name="Internet_20_link" text:visited-style-name="Visited_20_Internet_20_Link">70</text:a>.</text:p>
        <text:p text:style-name="Index_20_Entry"><text:span text:style-name="T320">rum</text:span> abbreviation. <text:a xlink:type="simple" xlink:href="#cv41" text:style-name="Internet_20_link" text:visited-style-name="Visited_20_Internet_20_Link">61</text:a>.</text:p>
        <text:p text:style-name="Index_20_Entry"><text:span text:style-name="T320">runes</text:span>, Early English. <text:a xlink:type="simple" xlink:href="#ss12" text:style-name="Internet_20_link" text:visited-style-name="Visited_20_Internet_20_Link">24</text:a>.</text:p>
        <text:p text:style-name="Index_20_Entry"><text:span text:style-name="T320">runes</text:span>, Elder Futhark. <text:a xlink:type="simple" xlink:href="#ss13" text:style-name="Internet_20_link" text:visited-style-name="Visited_20_Internet_20_Link">25</text:a>.</text:p>
        <text:p text:style-name="Index_20_Entry"><text:span text:style-name="T320">runes</text:span>, Long Branch. <text:a xlink:type="simple" xlink:href="#ss15" text:style-name="Internet_20_link" text:visited-style-name="Visited_20_Internet_20_Link">27</text:a>.</text:p>
        <text:p text:style-name="Index_20_Entry"><text:span text:style-name="T320">runes</text:span>, mirrored. <text:a xlink:type="simple" xlink:href="#rtlm" text:style-name="Internet_20_link" text:visited-style-name="Visited_20_Internet_20_Link">70</text:a>.</text:p>
        <text:p text:style-name="Index_20_Entry"><text:span text:style-name="T320">runes</text:span>, Short Twig. <text:a xlink:type="simple" xlink:href="#ss15" text:style-name="Internet_20_link" text:visited-style-name="Visited_20_Internet_20_Link">27</text:a>.</text:p>
        <text:p text:style-name="Index_20_Entry"><text:span text:style-name="T320">runes</text:span>, Younger Futhark. <text:a xlink:type="simple" xlink:href="#ss14" text:style-name="Internet_20_link" text:visited-style-name="Visited_20_Internet_20_Link">26</text:a>.</text:p>
        <text:p text:style-name="Index_20_Entry"><text:span text:style-name="T320">sS</text:span>, variants of. <text:a xlink:type="simple" xlink:href="#cv25" text:style-name="Internet_20_link" text:visited-style-name="Visited_20_Internet_20_Link">53</text:a>.</text:p>
        <text:p text:style-name="Index_20_Entry"><text:span text:style-name="T320">s</text:span>, long. <text:a xlink:type="simple" xlink:href="#hist" text:style-name="Internet_20_link" text:visited-style-name="Visited_20_Internet_20_Link">16</text:a>, <text:a xlink:type="simple" xlink:href="#ss03" text:style-name="Internet_20_link" text:visited-style-name="Visited_20_Internet_20_Link">17</text:a>.</text:p>
        <text:p text:style-name="Index_20_Entry"><text:span text:style-name="T320">s</text:span>, contextual long. <text:a xlink:type="simple" xlink:href="#ss08" text:style-name="Internet_20_link" text:visited-style-name="Visited_20_Internet_20_Link">22</text:a>.</text:p>
        <text:p text:style-name="Index_20_Entry"><text:span text:style-name="T320">short twig runes</text:span>. <text:a xlink:type="simple" xlink:href="#ss15" text:style-name="Internet_20_link" text:visited-style-name="Visited_20_Internet_20_Link">27</text:a>.</text:p>
        <text:p text:style-name="Index_20_Entry"><text:span text:style-name="T320">smcp </text:span>– Small Capitals. <text:a xlink:type="simple" xlink:href="#smcp" text:style-name="Internet_20_link" text:visited-style-name="Visited_20_Internet_20_Link">2</text:a>.</text:p>
        <text:p text:style-name="Index_20_Entry"><text:span text:style-name="T320">ss01</text:span> – Alternate thorn and eth. <text:a xlink:type="simple" xlink:href="#ss01" text:style-name="Internet_20_link" text:visited-style-name="Visited_20_Internet_20_Link">14</text:a>.</text:p>
        <text:p text:style-name="Index_20_Entry"><text:span text:style-name="T320">ss02 </text:span>– Insular Letter-Forms. <text:a xlink:type="simple" xlink:href="#ss02" text:style-name="Internet_20_link" text:visited-style-name="Visited_20_Internet_20_Link">15</text:a>.</text:p>
        <text:p text:style-name="Index_20_Entry"><text:span text:style-name="T320">ss03</text:span> – Long s. <text:a xlink:type="simple" xlink:href="#ss03" text:style-name="Internet_20_link" text:visited-style-name="Visited_20_Internet_20_Link">17</text:a>.</text:p>
        <text:p text:style-name="Index_20_Entry"><text:span text:style-name="T320">ss04 </text:span>– High Overline. <text:a xlink:type="simple" xlink:href="#ss04" text:style-name="Internet_20_link" text:visited-style-name="Visited_20_Internet_20_Link">18</text:a>.</text:p>
        <text:p text:style-name="Index_20_Entry"><text:span text:style-name="T320">ss05 </text:span>– Medium-High Overline. <text:a xlink:type="simple" xlink:href="#ss05" text:style-name="Internet_20_link" text:visited-style-name="Visited_20_Internet_20_Link">19</text:a>.</text:p>
        <text:p text:style-name="Index_20_Entry"><text:span text:style-name="T320">ss06 </text:span>– Enlarged Minuscules. <text:a xlink:type="simple" xlink:href="#ss06" text:style-name="Internet_20_link" text:visited-style-name="Visited_20_Internet_20_Link">20</text:a>.</text:p>
        <text:p text:style-name="Index_20_Entry"><text:span text:style-name="T320">ss07 </text:span>– Underdotted Text. <text:a xlink:type="simple" xlink:href="#ss07" text:style-name="Internet_20_link" text:visited-style-name="Visited_20_Internet_20_Link">21</text:a>.</text:p>
        <text:p text:style-name="Index_20_Entry"><text:span text:style-name="T320">ss08 </text:span>– Contextual Long s. <text:a xlink:type="simple" xlink:href="#ss08" text:style-name="Internet_20_link" text:visited-style-name="Visited_20_Internet_20_Link">22</text:a>.</text:p>
        <text:p text:style-name="Index_20_Entry"><text:span text:style-name="T320">ss11 </text:span>– r Rotunda. <text:a xlink:type="simple" xlink:href="#ss11" text:style-name="Internet_20_link" text:visited-style-name="Visited_20_Internet_20_Link">23</text:a>.</text:p>
        <text:p text:style-name="Index_20_Entry"><text:span text:style-name="T320">ss12 </text:span>– Early English Futhorc. <text:a xlink:type="simple" xlink:href="#ss12" text:style-name="Internet_20_link" text:visited-style-name="Visited_20_Internet_20_Link">24</text:a>.</text:p>
        <text:p text:style-name="Index_20_Entry"><text:span text:style-name="T320">ss13 </text:span>– Elder Futhark. <text:a xlink:type="simple" xlink:href="#ss13" text:style-name="Internet_20_link" text:visited-style-name="Visited_20_Internet_20_Link">25</text:a>.</text:p>
        <text:p text:style-name="Index_20_Entry"><text:span text:style-name="T320">ss14 </text:span>– Younger Futhark. <text:a xlink:type="simple" xlink:href="#ss14" text:style-name="Internet_20_link" text:visited-style-name="Visited_20_Internet_20_Link">26</text:a>.</text:p>
        <text:p text:style-name="Index_20_Entry"><text:span text:style-name="T320">ss15 </text:span>– Long Branch to Short Twig. <text:a xlink:type="simple" xlink:href="#ss15" text:style-name="Internet_20_link" text:visited-style-name="Visited_20_Internet_20_Link">27</text:a>.</text:p>
        <text:p text:style-name="Index_20_Entry"><text:span text:style-name="T320">ss16</text:span> – Contextual r Rotunda. <text:a xlink:type="simple" xlink:href="#ss16" text:style-name="Internet_20_link" text:visited-style-name="Visited_20_Internet_20_Link">28</text:a>.</text:p>
        <text:p text:style-name="Index_20_Entry"><text:span text:style-name="T320">ss18 </text:span>– Old-Style Punctuation Spacing. <text:a xlink:type="simple" xlink:href="#ss18" text:style-name="Internet_20_link" text:visited-style-name="Visited_20_Internet_20_Link">29</text:a>.</text:p>
        <text:p text:style-name="Index_20_Entry"><text:span text:style-name="T320">ss19 </text:span>– Latin to Gothic Transliteration. <text:a xlink:type="simple" xlink:href="#ss19" text:style-name="Internet_20_link" text:visited-style-name="Visited_20_Internet_20_Link">30</text:a>.</text:p>
        <text:p text:style-name="Index_20_Entry"><text:soft-page-break/><text:span text:style-name="T320">stroke</text:span>, horizontal, variants of. <text:a xlink:type="simple" xlink:href="#cv52" text:style-name="Internet_20_link" text:visited-style-name="Visited_20_Internet_20_Link">69</text:a>.</text:p>
        <text:p text:style-name="Index_20_Entry"><text:span text:style-name="T320">subs</text:span> – Subscripts. <text:a xlink:type="simple" xlink:href="#subs" text:style-name="Internet_20_link" text:visited-style-name="Visited_20_Internet_20_Link">12</text:a>.</text:p>
        <text:p text:style-name="Index_20_Entry"><text:span text:style-name="T320">sups </text:span>– Superscripts. <text:a xlink:type="simple" xlink:href="#sups" text:style-name="Internet_20_link" text:visited-style-name="Visited_20_Internet_20_Link">11</text:a>.</text:p>
        <text:p text:style-name="Index_20_Entry"><text:span text:style-name="T320">tT</text:span>, variants of. <text:a xlink:type="simple" xlink:href="#cv26" text:style-name="Internet_20_link" text:visited-style-name="Visited_20_Internet_20_Link">54</text:a>.</text:p>
        <text:p text:style-name="Index_20_Entry"><text:span text:style-name="T320">tilde</text:span>, combining, variants of. <text:a xlink:type="simple" xlink:href="#cv46" text:style-name="Internet_20_link" text:visited-style-name="Visited_20_Internet_20_Link">66</text:a>.</text:p>
        <text:p text:style-name="Index_20_Entry"><text:span text:style-name="T320">Tironian </text:span><text:a xlink:type="simple" xlink:href="#cv40" text:style-name="Internet_20_link" text:visited-style-name="Visited_20_Internet_20_Link"><text:span text:style-name="T320">nota</text:span></text:a>. <text:a xlink:type="simple" xlink:href="#cv40" text:style-name="Internet_20_link" text:visited-style-name="Visited_20_Internet_20_Link">60</text:a>.</text:p>
        <text:p text:style-name="Index_20_Entry"><text:span text:style-name="T320">tnum </text:span>– Tabular Figures. <text:a xlink:type="simple" xlink:href="#tnum" text:style-name="Internet_20_link" text:visited-style-name="Visited_20_Internet_20_Link">6</text:a>.</text:p>
        <text:p text:style-name="Index_20_Entry"><text:span text:style-name="T320">vV</text:span>, variants of. <text:a xlink:type="simple" xlink:href="#cv28" text:style-name="Internet_20_link" text:visited-style-name="Visited_20_Internet_20_Link">55</text:a>.</text:p>
        <text:p text:style-name="Index_20_Entry"><text:span text:style-name="T320">Yogh</text:span>, variants of. <text:a xlink:type="simple" xlink:href="#cv11" text:style-name="Internet_20_link" text:visited-style-name="Visited_20_Internet_20_Link">40</text:a>.</text:p>
        <text:p text:style-name="Index_20_Entry"><text:span text:style-name="T320">Z</text:span>, variant of. <text:a xlink:type="simple" xlink:href="#cv32" text:style-name="Internet_20_link" text:visited-style-name="Visited_20_Internet_20_Link">58</text:a>.</text:p>
        <text:p text:style-name="Index_20_Entry"><text:span text:style-name="T320">zero </text:span>– Slashed Zero. <text:a xlink:type="simple" xlink:href="#zero" text:style-name="Internet_20_link" text:visited-style-name="Visited_20_Internet_20_Link">10</text:a>.</text:p>
        <text:p text:style-name="Index_20_Entry"><text:span text:style-name="T320">zigzag</text:span>, combining, variants of. <text:a xlink:type="simple" xlink:href="#cv42" text:style-name="Internet_20_link" text:visited-style-name="Visited_20_Internet_20_Link">62</text:a>.</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usX" svg:font-family="JuniusX" style:font-pitch="variable"/>
    <style:font-face style:name="JuniusX1" svg:font-family="JuniusX" style:font-adornments="Bold" style:font-pitch="variable"/>
    <style:font-face style:name="JuniusX3"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2" svg:font-family="JuniusX:cv01=2" style:font-pitch="variable"/>
    <style:font-face style:name="JuniusX:cv01=3" svg:font-family="JuniusX:cv01=3" style:font-pitch="variable"/>
    <style:font-face style:name="JuniusX:cv01=4" svg:font-family="JuniusX:cv01=4" style:font-pitch="variable"/>
    <style:font-face style:name="JuniusX:cv01=5" svg:font-family="JuniusX:cv01=5"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3" svg:font-family="JuniusX:cv02=3" style:font-pitch="variable"/>
    <style:font-face style:name="JuniusX:cv04=1" svg:font-family="JuniusX:cv04=1" style:font-pitch="variable"/>
    <style:font-face style:name="JuniusX:cv05" svg:font-family="JuniusX:cv05" style:font-pitch="variable"/>
    <style:font-face style:name="JuniusX:cv05=2" svg:font-family="JuniusX:cv05=2"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3" svg:font-family="JuniusX:cv07=3" style:font-pitch="variable"/>
    <style:font-face style:name="JuniusX:cv08=1" svg:font-family="JuniusX:cv08=1" style:font-pitch="variable"/>
    <style:font-face style:name="JuniusX:cv08=1&amp;smcp" svg:font-family="JuniusX:cv08=1&amp;smcp"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1&amp;ss07" svg:font-family="JuniusX:cv09=1&amp;ss07"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3" svg:font-family="JuniusX:cv13" style:font-pitch="variable"/>
    <style:font-face style:name="JuniusX:cv13=2" svg:font-family="JuniusX:cv13=2" style:font-pitch="variable"/>
    <style:font-face style:name="JuniusX:cv14" svg:font-family="JuniusX:cv14"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4" svg:font-family="JuniusX:cv24" style:font-pitch="variable"/>
    <style:font-face style:name="JuniusX:cv24=2" svg:font-family="JuniusX:cv24=2" style:font-pitch="variable"/>
    <style:font-face style:name="JuniusX:cv24=2&amp;smcp" svg:font-family="JuniusX:cv24=2&amp;smcp"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3" svg:font-family="JuniusX:cv25=3" style:font-pitch="variable"/>
    <style:font-face style:name="JuniusX:cv25=4" svg:font-family="JuniusX:cv25=4" style:font-pitch="variable"/>
    <style:font-face style:name="JuniusX:cv26" svg:font-family="JuniusX:cv26" style:font-pitch="variable"/>
    <style:font-face style:name="JuniusX:cv28=1" svg:font-family="JuniusX:cv28=1" style:font-pitch="variable"/>
    <style:font-face style:name="JuniusX:cv28=1&amp;smcp" svg:font-family="JuniusX:cv28=1&amp;smcp" style:font-pitch="variable"/>
    <style:font-face style:name="JuniusX:cv28=2" svg:font-family="JuniusX:cv28=2" style:font-pitch="variable"/>
    <style:font-face style:name="JuniusX:cv30=1" svg:font-family="JuniusX:cv30=1" style:font-pitch="variable"/>
    <style:font-face style:name="JuniusX:cv30=2" svg:font-family="JuniusX:cv30=2" style:font-pitch="variable"/>
    <style:font-face style:name="JuniusX:cv31=1" svg:font-family="JuniusX:cv31=1" style:font-pitch="variable"/>
    <style:font-face style:name="JuniusX:cv31=2" svg:font-family="JuniusX:cv31=2" style:font-pitch="variable"/>
    <style:font-face style:name="JuniusX:cv32" svg:font-family="JuniusX:cv32"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50" svg:font-family="JuniusX:cv50"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2=2" svg:font-family="JuniusX:cv52=2" style:font-pitch="variable"/>
    <style:font-face style:name="JuniusX:cv52=3" svg:font-family="JuniusX:cv52=3"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cv12&amp;dlig" svg:font-family="JuniusX:hist&amp;ss11&amp;cv12&amp;dlig" style:font-pitch="variable"/>
    <style:font-face style:name="JuniusX:hist&amp;ss11&amp;cv12&amp;hlig" svg:font-family="JuniusX:hist&amp;ss11&amp;cv12&amp;hlig" style:font-pitch="variable"/>
    <style:font-face style:name="JuniusX:hlig" svg:font-family="JuniusX:hlig" style:font-pitch="variable"/>
    <style:font-face style:name="JuniusX:hlig&amp;-calt" svg:font-family="JuniusX:hlig&amp;-calt"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hlig" svg:font-family="JuniusX:smcp&amp;hlig" style:font-pitch="variable"/>
    <style:font-face style:name="JuniusX:smcp&amp;ss07" svg:font-family="JuniusX:smcp&amp;ss07" style:font-pitch="variable"/>
    <style:font-face style:name="JuniusX:ss01" svg:font-family="JuniusX:ss01" style:font-pitch="variable"/>
    <style:font-face style:name="JuniusX:ss01&amp;hlig" svg:font-family="JuniusX:ss01&amp;hlig" style:font-pitch="variable"/>
    <style:font-face style:name="JuniusX:ss01&amp;ss17" svg:font-family="JuniusX:ss01&amp;ss17"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 svg:font-family="JuniusX:ss05" style:font-pitch="variable"/>
    <style:font-face style:name="JuniusX:ss06" svg:font-family="JuniusX:ss06" style:font-pitch="variable"/>
    <style:font-face style:name="JuniusX:ss07" svg:font-family="JuniusX:ss07" style:font-pitch="variable"/>
    <style:font-face style:name="JuniusX:ss08" svg:font-family="JuniusX:ss08" style:font-pitch="variable"/>
    <style:font-face style:name="JuniusX:ss11" svg:font-family="JuniusX:ss11" style:font-pitch="variable"/>
    <style:font-face style:name="JuniusX:ss11&amp;hlig" svg:font-family="JuniusX:ss11&amp;hlig"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25in" style:page-number="auto"/>
      <style:text-properties style:font-name="JuniusX3" fo:font-family="JuniusX" style:font-style-name="Condensed"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in" style:contextual-spacing="false" fo:line-height="0.25in"/>
      <style:text-properties fo:color="#127622" loext:opacity="100%" style:font-name="JuniusX1" fo:font-family="JuniusX"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8d281e" loext:opacity="100%" style:font-name="JuniusX2" fo:font-family="JuniusX" style:font-style-name="Semibold" style:font-pitch="variable" fo:font-size="16pt" fo:font-weight="600"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12pt" fo:language="zxx" fo:country="none" fo:font-weight="250"/>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paragraph-properties fo:margin-top="0.2in" fo:margin-bottom="0.0799in" style:contextual-spacing="false" fo:text-align="center" style:justify-single-word="fals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0-10-27T15:16:19.150337501</dc:date>
    <meta:editing-duration>P3DT16H19M29S</meta:editing-duration>
    <meta:editing-cycles>190</meta:editing-cycles>
    <meta:generator>LibreOffice/7.0.1.2$MacOSX_X86_64 LibreOffice_project/7cbcfc562f6eb6708b5ff7d7397325de9e764452</meta:generator>
    <meta:print-date>2020-10-21T09:40:57.846013746</meta:print-date>
    <meta:document-statistic meta:table-count="0" meta:image-count="0" meta:object-count="0" meta:page-count="14" meta:paragraph-count="432" meta:word-count="3339" meta:character-count="20065" meta:non-whitespace-character-count="16684"/>
  </office:meta>
</office:document-meta>
</file>